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0_20_ANA_20_METIN">
      <style:paragraph-properties fo:margin-left="0cm" fo:margin-right="0.3cm" fo:line-height="0.564cm" fo:text-indent="1cm" style:auto-text-indent="false"/>
      <style:text-properties fo:color="#000000" style:font-name="Lato" fo:font-size="11pt" fo:language="tr" fo:country="TR" style:font-size-asian="11pt"/>
    </style:style>
    <style:style style:name="P2" style:family="paragraph" style:parent-style-name="_30_0_20_ANA_20_METIN">
      <style:paragraph-properties fo:margin-left="0cm" fo:margin-right="0.3cm" fo:line-height="0.564cm" fo:text-indent="1cm" style:auto-text-indent="false">
        <style:tab-stops>
          <style:tab-stop style:position="0.499cm"/>
        </style:tab-stops>
      </style:paragraph-properties>
      <style:text-properties fo:color="#000000" style:font-name="Lato" fo:font-size="11pt" fo:language="tr" fo:country="TR" style:font-size-asian="11pt"/>
    </style:style>
    <style:style style:name="P3" style:family="paragraph" style:parent-style-name="_30_0_20_ANA_20_METIN">
      <style:paragraph-properties fo:margin-left="0cm" fo:margin-right="0.3cm" fo:line-height="0.564cm" fo:text-indent="1cm" style:auto-text-indent="false">
        <style:tab-stops>
          <style:tab-stop style:position="0.499cm"/>
        </style:tab-stops>
      </style:paragraph-properties>
      <style:text-properties fo:color="#000000" style:font-name="Lato" fo:font-size="11pt" fo:language="tr" fo:country="TR" fo:font-weight="bold" style:font-size-asian="11pt" style:font-weight-asian="bold"/>
    </style:style>
    <style:style style:name="P4" style:family="paragraph" style:parent-style-name="_30_0_20_ANA_20_METIN">
      <style:paragraph-properties fo:margin-left="0cm" fo:margin-right="0.3cm" fo:text-align="center" style:justify-single-word="false" fo:text-indent="1cm" style:auto-text-indent="false"/>
      <style:text-properties style:font-name="Lato" fo:language="tr" fo:country="TR"/>
    </style:style>
    <style:style style:name="P5" style:family="paragraph" style:parent-style-name="_30_0_20_ANA_20_METIN">
      <style:paragraph-properties fo:margin-left="0cm" fo:margin-right="0.3cm" fo:text-align="center" style:justify-single-word="false" fo:text-indent="1cm" style:auto-text-indent="false"/>
      <style:text-properties style:font-name="Lato"/>
    </style:style>
    <style:style style:name="P6" style:family="paragraph" style:parent-style-name="_30_0_20_ANA_20_METIN">
      <style:paragraph-properties fo:margin-left="0cm" fo:margin-right="0.3cm" fo:line-height="0.564cm" fo:text-indent="1cm" style:auto-text-indent="false"/>
      <style:text-properties style:font-name="Lato"/>
    </style:style>
    <style:style style:name="P7" style:family="paragraph" style:parent-style-name="_30_0_20_ANA_20_METIN">
      <style:paragraph-properties fo:margin-left="0cm" fo:margin-right="0.3cm" fo:line-height="0.564cm" fo:text-indent="1cm" style:auto-text-indent="false">
        <style:tab-stops>
          <style:tab-stop style:position="0.499cm"/>
        </style:tab-stops>
      </style:paragraph-properties>
      <style:text-properties style:font-name="Lato"/>
    </style:style>
    <style:style style:name="P8" style:family="paragraph" style:parent-style-name="_30_0_20_ANA_20_METIN">
      <style:paragraph-properties fo:margin-left="0cm" fo:margin-right="0.3cm" fo:text-align="center" style:justify-single-word="false" fo:text-indent="1cm" style:auto-text-indent="false" fo:break-before="page"/>
      <style:text-properties style:font-name="Lato"/>
    </style:style>
    <style:style style:name="P9" style:family="paragraph" style:parent-style-name="ANA_20_METIN">
      <style:paragraph-properties fo:margin-left="0cm" fo:margin-right="0.3cm" fo:line-height="0.564cm" fo:text-indent="1cm" style:auto-text-indent="false"/>
      <style:text-properties fo:color="#000000" style:font-name="Lato" fo:font-size="11pt" fo:language="tr" fo:country="TR" fo:font-weight="bold" style:font-size-asian="11pt" style:font-weight-asian="bold"/>
    </style:style>
    <style:style style:name="P10"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style>
    <style:style style:name="P11" style:family="paragraph" style:parent-style-name="Aye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style>
    <style:style style:name="P12"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13" style:family="paragraph" style:parent-style-name="Heading_20_1">
      <style:paragraph-properties fo:margin-left="0cm" fo:margin-right="0.3cm" fo:line-height="0.564cm" fo:text-indent="1cm" style:auto-text-indent="false"/>
      <style:text-properties style:font-name="Lato"/>
    </style:style>
    <style:style style:name="P1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style>
    <style:style style:name="P16" style:family="paragraph" style:parent-style-name="Standard">
      <style:paragraph-properties fo:margin-left="0cm" fo:margin-right="0.3cm" fo:line-height="0.564cm" fo:text-align="justify" style:justify-single-word="false" fo:text-indent="1cm" style:auto-text-indent="false">
        <style:tab-stops>
          <style:tab-stop style:position="1.588cm"/>
        </style:tab-stops>
      </style:paragraph-properties>
      <style:text-properties fo:color="#000000" style:font-name="Lato" fo:font-size="11pt" fo:language="tr" fo:country="TR" style:font-size-asian="11pt"/>
    </style:style>
    <style:style style:name="P17"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font-size-asian="11pt"/>
    </style:style>
    <style:style style:name="P1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fo:color="#000000" style:font-name="Lato" fo:font-size="11pt" fo:language="tr" fo:country="TR" fo:font-weight="bold" style:font-size-asian="11pt" style:font-weight-asian="bold"/>
    </style:style>
    <style:style style:name="P20"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style>
    <style:style style:name="P2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style>
    <style:style style:name="P2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1.588cm"/>
        </style:tab-stops>
      </style:paragraph-properties>
      <style:text-properties fo:text-transform="uppercase" fo:color="#000000" style:font-name="Lato" fo:font-size="11pt" fo:language="tr" fo:country="TR" fo:font-weight="bold" style:font-size-asian="11pt" style:font-weight-asian="bold"/>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fo:language="tr" fo:country="TR"/>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Lato" fo:language="tr" fo:country="TR"/>
    </style:style>
    <style:style style:name="P26" style:family="paragraph" style:parent-style-name="Standard">
      <style:paragraph-properties fo:margin-left="0cm" fo:margin-right="0.3cm" fo:text-align="justify" style:justify-single-word="false" fo:text-indent="1cm" style:auto-text-indent="false">
        <style:tab-stops>
          <style:tab-stop style:position="0.432cm"/>
          <style:tab-stop style:position="8.114cm" style:type="right" style:leader-style="dotted" style:leader-text="."/>
        </style:tab-stops>
      </style:paragraph-properties>
      <style:text-properties style:font-name="Lato" fo:language="tr" fo:country="TR"/>
    </style:style>
    <style:style style:name="P27" style:family="paragraph" style:parent-style-name="Standard">
      <style:paragraph-properties fo:margin-left="0cm" fo:margin-right="0.3cm" fo:text-align="center" style:justify-single-word="false" fo:text-indent="1cm" style:auto-text-indent="false">
        <style:tab-stops>
          <style:tab-stop style:position="1.27cm"/>
        </style:tab-stops>
      </style:paragraph-properties>
      <style:text-properties style:font-name="Lato" fo:language="tr" fo:country="TR"/>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30" style:family="paragraph" style:parent-style-name="Standard">
      <style:paragraph-properties fo:margin-left="0cm" fo:margin-right="0.3cm" fo:line-height="0.564cm" fo:text-align="justify" style:justify-single-word="false" fo:text-indent="1cm" style:auto-text-indent="false">
        <style:tab-stops>
          <style:tab-stop style:position="0.432cm"/>
          <style:tab-stop style:position="8.114cm" style:type="right" style:leader-style="dotted" style:leader-text="."/>
        </style:tab-stops>
      </style:paragraph-properties>
      <style:text-properties style:font-name="Lato"/>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588cm"/>
        </style:tab-stops>
      </style:paragraph-properties>
      <style:text-properties style:font-name="Lato"/>
    </style:style>
    <style:style style:name="P32" style:family="paragraph" style:parent-style-name="Standard">
      <style:paragraph-properties fo:margin-left="0cm" fo:margin-right="0.3cm" fo:line-height="0.564cm" fo:text-align="justify" style:justify-single-word="false" fo:text-indent="1cm" style:auto-text-indent="false">
        <style:tab-stops>
          <style:tab-stop style:position="1.27cm"/>
        </style:tab-stops>
      </style:paragraph-properties>
      <style:text-properties style:font-name="Lato"/>
    </style:style>
    <style:style style:name="P33"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anguage="tr" fo:country="TR" style:font-size-asian="11pt"/>
    </style:style>
    <style:style style:name="P34"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Lato" fo:font-size="11pt" fo:language="tr" fo:country="TR" style:font-size-asian="11pt"/>
    </style:style>
    <style:style style:name="P35" style:family="paragraph" style:parent-style-name="Standard">
      <style:paragraph-properties fo:margin-left="0cm" fo:margin-right="0.3cm" fo:text-align="justify" style:justify-single-word="false" fo:text-indent="1cm" style:auto-text-indent="false" fo:break-before="page">
        <style:tab-stops>
          <style:tab-stop style:position="0.432cm"/>
          <style:tab-stop style:position="8.114cm" style:type="right" style:leader-style="dotted" style:leader-text="."/>
        </style:tab-stops>
      </style:paragraph-properties>
      <style:text-properties style:font-name="Lato"/>
    </style:style>
    <style:style style:name="P36" style:family="paragraph" style:parent-style-name="Standard">
      <style:paragraph-properties fo:margin-left="0cm" fo:margin-right="0.3cm" fo:line-height="0.564cm" fo:text-align="justify" style:justify-single-word="false" fo:text-indent="1cm" style:auto-text-indent="false" fo:break-before="page"/>
      <style:text-properties style:font-name="Lato"/>
    </style:style>
    <style:style style:name="P37" style:family="paragraph" style:parent-style-name="Standard">
      <style:paragraph-properties fo:margin-left="0cm" fo:margin-right="0.3cm" fo:text-align="center" style:justify-single-word="false" fo:text-indent="1cm" style:auto-text-indent="false" fo:break-before="page">
        <style:tab-stops>
          <style:tab-stop style:position="1.27cm"/>
        </style:tab-stops>
      </style:paragraph-properties>
      <style:text-properties style:font-name="Lato"/>
    </style:style>
    <style:style style:name="P38"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fo:color="#000000" style:font-name="Lato" fo:font-size="11pt" fo:language="tr" fo:country="TR" style:font-size-asian="11pt"/>
    </style:style>
    <style:style style:name="P39" style:family="paragraph" style:parent-style-name="Text_20_body">
      <style:paragraph-properties fo:margin-left="1cm" fo:margin-right="0.3cm" fo:text-indent="0cm" style:auto-text-indent="false"/>
      <style:text-properties style:font-name="Lato"/>
    </style:style>
    <style:style style:name="P40" style:family="paragraph" style:parent-style-name="Text_20_body">
      <style:paragraph-properties fo:margin-left="1cm" fo:margin-right="0.3cm" fo:text-indent="0cm" style:auto-text-indent="false"/>
      <style:text-properties style:font-name="Lato" fo:font-size="36pt" fo:language="tr" fo:country="TR" style:text-underline-style="none" style:font-size-asian="36pt"/>
    </style:style>
    <style:style style:name="P41" style:family="paragraph" style:parent-style-name="Text_20_body">
      <style:paragraph-properties fo:margin-left="0cm" fo:margin-right="0.3cm" fo:text-indent="1cm" style:auto-text-indent="false"/>
      <style:text-properties style:font-name="Lato"/>
    </style:style>
    <style:style style:name="P42" style:family="paragraph" style:parent-style-name="Text_20_body">
      <style:paragraph-properties fo:margin-left="0cm" fo:margin-right="0.3cm" fo:text-indent="1cm" style:auto-text-indent="false"/>
      <style:text-properties style:font-name="Lato" fo:font-size="36pt" fo:language="tr" fo:country="TR" style:text-underline-style="none" style:font-size-asian="36pt"/>
    </style:style>
    <style:style style:name="P43" style:family="paragraph" style:parent-style-name="anayazi">
      <style:paragraph-properties fo:margin-left="0cm" fo:margin-right="0.3cm" fo:margin-top="0cm" fo:margin-bottom="0cm" loext:contextual-spacing="false" fo:text-align="center" style:justify-single-word="false" fo:text-indent="1cm" style:auto-text-indent="false"/>
      <style:text-properties fo:color="#000000" style:font-name="Lato" fo:font-size="11pt" fo:language="tr" fo:country="TR" fo:font-weight="bold" style:font-size-asian="11pt" style:font-weight-asian="bold"/>
    </style:style>
    <style:style style:name="P44" style:family="paragraph" style:parent-style-name="anayazi">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style>
    <style:style style:name="P45" style:family="paragraph" style:parent-style-name="anayazi">
      <style:paragraph-properties fo:margin-left="0cm" fo:margin-right="0.3cm" fo:margin-top="0cm" fo:margin-bottom="0cm" loext:contextual-spacing="false" fo:text-align="center" style:justify-single-word="false" fo:text-indent="1cm" style:auto-text-indent="false"/>
      <style:text-properties style:font-name="Lato"/>
    </style:style>
    <style:style style:name="P46" style:family="paragraph" style:parent-style-name="anayazi">
      <style:paragraph-properties fo:margin-left="0cm" fo:margin-right="0.3cm" fo:margin-top="0cm" fo:margin-bottom="0cm" loext:contextual-spacing="false" fo:line-height="0.564cm" fo:text-indent="1cm" style:auto-text-indent="false"/>
      <style:text-properties style:font-name="Lato"/>
    </style:style>
    <style:style style:name="P47"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style>
    <style:style style:name="P48"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fo:font-weight="bold" style:font-size-asian="11pt" style:font-weight-asian="bold"/>
    </style:style>
    <style:style style:name="P49"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50"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style:font-name="Lato" fo:language="tr" fo:country="TR"/>
    </style:style>
    <style:style style:name="P51" style:family="paragraph" style:parent-style-name="arabaslik">
      <style:paragraph-properties fo:margin-left="0cm" fo:margin-right="0.3cm" fo:margin-top="0cm" fo:margin-bottom="0cm" loext:contextual-spacing="false" fo:text-align="justify" style:justify-single-word="false" fo:text-indent="1cm" style:auto-text-indent="false"/>
      <style:text-properties style:font-name="Lato"/>
    </style:style>
    <style:style style:name="P52" style:family="paragraph" style:parent-style-name="ara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style:style>
    <style:style style:name="P53" style:family="paragraph" style:parent-style-name="ayet-hadis">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style>
    <style:style style:name="P54" style:family="paragraph" style:parent-style-name="ayet-hadis">
      <style:paragraph-properties fo:margin-left="0cm" fo:margin-right="0.3cm" fo:line-height="0.564cm" fo:text-align="justify" style:justify-single-word="false" fo:text-indent="1cm" style:auto-text-indent="false"/>
      <style:text-properties fo:color="#000000" style:font-name="Lato" fo:font-size="11pt" fo:language="tr" fo:country="TR" fo:font-weight="normal" style:font-size-asian="11pt" style:font-weight-asian="normal"/>
    </style:style>
    <style:style style:name="P55" style:family="paragraph" style:parent-style-name="ayet-hadis">
      <style:paragraph-properties fo:margin-left="0cm" fo:margin-right="0.3cm" fo:line-height="0.564cm" fo:text-align="justify" style:justify-single-word="false" fo:text-indent="1cm" style:auto-text-indent="false"/>
      <style:text-properties style:font-name="Lato"/>
    </style:style>
    <style:style style:name="P56" style:family="paragraph" style:parent-style-name="ayet-hadis">
      <style:paragraph-properties fo:margin-left="0cm" fo:margin-right="0.3cm" fo:text-align="justify" style:justify-single-word="false" fo:text-indent="1cm" style:auto-text-indent="false"/>
      <style:text-properties style:font-name="Lato"/>
    </style:style>
    <style:style style:name="T1" style:family="text">
      <style:text-properties style:font-name="Times New Roman" fo:font-size="36pt" fo:language="tr" fo:country="TR" style:text-underline-style="none" style:font-size-asian="36pt"/>
    </style:style>
    <style:style style:name="T2" style:family="text">
      <style:text-properties style:font-name="Times New Roman" fo:font-size="11pt" fo:language="tr" fo:country="TR" style:font-size-asian="11pt"/>
    </style:style>
    <style:style style:name="T3" style:family="text">
      <style:text-properties style:font-name="Times New Roman" fo:font-size="11pt" fo:language="tr" fo:country="TR" fo:font-weight="bold" style:font-size-asian="11pt" style:font-weight-asian="bold"/>
    </style:style>
    <style:style style:name="T4" style:family="text">
      <style:text-properties style:font-name="Times New Roman" fo:font-size="18pt" fo:language="tr" fo:country="TR" fo:font-weight="bold" style:font-size-asian="18pt" style:font-weight-asian="bold"/>
    </style:style>
    <style:style style:name="T5" style:family="text">
      <style:text-properties style:font-name="Times New Roman" fo:font-size="16pt" fo:language="tr" fo:country="TR" fo:font-weight="bold" style:font-size-asian="16pt" style:font-weight-asian="bold"/>
    </style:style>
    <style:style style:name="T6" style:family="text">
      <style:text-properties fo:language="tr" fo:country="TR"/>
    </style:style>
    <style:style style:name="T7" style:family="text">
      <style:text-properties fo:color="#000000" style:font-name="Times New Roman" fo:font-size="11pt" fo:language="tr" fo:country="TR" fo:font-weight="bold" style:font-size-asian="11pt" style:font-weight-asian="bold"/>
    </style:style>
    <style:style style:name="T8" style:family="text">
      <style:text-properties fo:color="#000000" style:font-name="Times New Roman" fo:font-size="11pt" fo:language="tr" fo:country="TR" style:font-size-asian="11pt"/>
    </style:style>
    <style:style style:name="T9" style:family="text">
      <style:text-properties fo:color="#000000" style:font-name="Times New Roman" fo:font-size="11pt" fo:language="tr" fo:country="TR" fo:font-style="italic" style:font-size-asian="11pt" style:font-style-asian="italic"/>
    </style:style>
    <style:style style:name="T10" style:family="text">
      <style:text-properties fo:color="#000000" style:font-name="Times New Roman" fo:font-size="11pt" fo:language="tr" fo:country="TR" fo:font-style="italic" fo:font-weight="bold" style:font-size-asian="11pt" style:font-style-asian="italic" style:font-weight-asian="bold"/>
    </style:style>
    <style:style style:name="T11" style:family="text">
      <style:text-properties fo:color="#000000" style:font-name="Times New Roman" fo:font-size="11pt" fo:language="tr" fo:country="TR" fo:font-style="italic" style:text-underline-style="solid" style:text-underline-width="auto" style:text-underline-color="font-color" fo:font-weight="bold" style:font-size-asian="11pt" style:font-style-asian="italic" style:font-weight-asian="bold"/>
    </style:style>
    <style:style style:name="T12" style:family="text">
      <style:text-properties fo:color="#000000" style:font-name="Times New Roman" fo:font-size="11pt" fo:language="tr" fo:country="TR" fo:font-style="italic" fo:font-weight="normal" style:font-size-asian="11pt" style:font-style-asian="italic" style:font-weight-asian="normal"/>
    </style:style>
    <style:style style:name="T13" style:family="text">
      <style:text-properties fo:color="#000000" style:font-name="Times New Roman" fo:font-size="11pt" fo:language="tr" fo:country="TR" style:text-underline-style="solid" style:text-underline-width="auto" style:text-underline-color="font-color" fo:font-weight="bold" style:font-size-asian="11pt" style:font-weight-asian="bold"/>
    </style:style>
    <style:style style:name="T14" style:family="text">
      <style:text-properties fo:color="#000000" style:font-name="Times New Roman" fo:font-size="11pt" fo:language="tr" fo:country="TR" fo:font-weight="normal" style:font-size-asian="11pt" style:font-weight-asian="normal"/>
    </style:style>
    <style:style style:name="T15" style:family="text">
      <style:text-properties fo:color="#000000" style:font-name="Times New Roman" fo:font-size="11pt" fo:letter-spacing="0.026cm" fo:language="tr" fo:country="TR" style:font-size-asian="11pt"/>
    </style:style>
    <style:style style:name="T16" style:family="text">
      <style:text-properties fo:color="#000000" style:font-name="Times New Roman" fo:font-size="11pt" fo:letter-spacing="-0.009cm" fo:language="tr" fo:country="TR" fo:font-style="italic" style:font-size-asian="11pt" style:font-style-asian="italic"/>
    </style:style>
    <style:style style:name="T17" style:family="text">
      <style:text-properties fo:color="#000000" style:font-name="Times New Roman" fo:font-size="18pt" fo:letter-spacing="0.088cm" fo:language="tr" fo:country="TR" fo:font-weight="bold" style:font-size-asian="18pt" style:font-weight-asian="bold"/>
    </style:style>
    <style:style style:name="T18" style:family="text">
      <style:text-properties fo:color="#000000" style:font-name="Times New Roman" fo:font-size="18pt" fo:language="tr" fo:country="TR" fo:font-weight="bold" style:font-size-asian="18pt" style:font-weight-asian="bold"/>
    </style:style>
    <style:style style:name="T19" style:family="text">
      <style:text-properties fo:color="#000000" style:font-name="Times New Roman" fo:font-size="16pt" fo:language="tr" fo:country="TR" style:font-size-asian="16pt"/>
    </style:style>
    <style:style style:name="T20"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style>
    <style:style style:name="T21" style:family="text">
      <style:text-properties fo:color="#000000" fo:font-size="11pt" fo:language="tr" fo:country="TR" fo:font-style="italic" style:font-size-asian="11pt" style:font-style-asian="italic"/>
    </style:style>
    <style:style style:name="T22" style:family="text">
      <style:text-properties fo:color="#000000" fo:font-size="11pt" fo:language="tr" fo:country="TR" fo:font-style="italic" fo:font-weight="bold" style:font-size-asian="11pt" style:font-style-asian="italic" style:font-weight-asian="bold"/>
    </style:style>
    <style:style style:name="T23" style:family="text">
      <style:text-properties fo:color="#000000" fo:font-size="11pt" fo:language="tr" fo:country="TR" fo:font-style="italic" fo:font-weight="normal" style:font-size-asian="11pt" style:font-style-asian="italic" style:font-weight-asian="normal"/>
    </style:style>
    <style:style style:name="T24" style:family="text">
      <style:text-properties fo:color="#000000" fo:font-size="11pt" fo:language="tr" fo:country="TR" fo:font-weight="bold" style:font-size-asian="11pt" style:font-weight-asian="bold"/>
    </style:style>
    <style:style style:name="T25" style:family="text">
      <style:text-properties fo:color="#000000" fo:font-size="11pt" fo:language="tr" fo:country="TR" style:font-size-asian="11pt"/>
    </style:style>
    <style:style style:name="T26" style:family="text">
      <style:text-properties fo:color="#000000" fo:font-size="11pt" fo:language="tr" fo:country="TR" style:text-underline-style="solid" style:text-underline-width="auto" style:text-underline-color="font-color" fo:font-weight="bold" style:font-size-asian="11pt" style:font-weight-asian="bold"/>
    </style:style>
    <style:style style:name="T27" style:family="text">
      <style:text-properties fo:color="#000000" fo:font-size="11pt" fo:language="tr" fo:country="TR" fo:font-weight="normal" style:font-size-asian="11pt" style:font-weight-asian="normal"/>
    </style:style>
    <style:style style:name="T28" style:family="text">
      <style:text-properties fo:color="#000000" fo:font-size="11pt" fo:letter-spacing="0.026cm" fo:language="tr" fo:country="TR" style:font-size-asian="11pt"/>
    </style:style>
    <style:style style:name="T29" style:family="text">
      <style:text-properties fo:color="#000000" fo:font-size="11pt" fo:letter-spacing="-0.009cm" fo:language="tr" fo:country="TR" fo:font-style="italic" style:font-size-asian="11pt" style:font-style-asian="italic"/>
    </style:style>
    <style:style style:name="T30" style:family="text">
      <style:text-properties fo:color="#000000" style:text-position="18% 100%" style:font-name="Times New Roman" fo:font-size="11pt" fo:language="tr" fo:country="TR" style:font-size-asian="11pt"/>
    </style:style>
    <style:style style:name="T31" style:family="text">
      <style:text-properties fo:color="#000000" style:text-position="18% 100%" fo:font-size="11pt" fo:language="tr" fo:country="TR" style:font-size-asian="11pt"/>
    </style:style>
    <style:style style:name="T32" style:family="text">
      <style:text-properties fo:color="#000000" fo:font-size="18pt" fo:letter-spacing="0.088cm" fo:language="tr" fo:country="TR" fo:font-weight="bold" style:font-size-asian="18pt" style:font-weight-asian="bold"/>
    </style:style>
    <style:style style:name="T33" style:family="text">
      <style:text-properties fo:color="#000000" fo:font-size="18pt" fo:language="tr" fo:country="TR" fo:font-weight="bold" style:font-size-asian="18pt" style:font-weight-asian="bold"/>
    </style:style>
    <style:style style:name="T34" style:family="text">
      <style:text-properties fo:color="#000000" fo:font-size="16pt" fo:language="tr" fo:country="TR" style:font-size-asian="16pt"/>
    </style:style>
    <style:style style:name="T35" style:family="text">
      <style:text-properties fo:text-transform="uppercase" fo:color="#000000" style:font-name="Times New Roman" fo:font-size="11pt" fo:language="tr" fo:country="TR" fo:font-weight="bold" style:font-size-asian="11pt" style:font-weight-asian="bold"/>
    </style:style>
    <style:style style:name="T36" style:family="text">
      <style:text-properties fo:text-transform="uppercase" fo:color="#000000" style:font-name="Times New Roman" fo:font-size="11pt" fo:language="tr" fo:country="TR" fo:font-style="italic" style:text-underline-style="solid" style:text-underline-width="auto" style:text-underline-color="font-color" fo:font-weight="bold" style:font-size-asian="11pt" style:font-style-asian="italic" style:font-weight-asian="bold"/>
    </style:style>
    <style:style style:name="T37" style:family="text">
      <style:text-properties fo:text-transform="uppercase" fo:color="#000000" style:font-name="Times New Roman" fo:font-size="11pt" fo:language="tr" fo:country="TR" style:text-underline-style="solid" style:text-underline-width="auto" style:text-underline-color="font-color" fo:font-weight="bold" style:font-size-asian="11pt" style:font-weight-asian="bold"/>
    </style:style>
    <style:style style:name="T38" style:family="text">
      <style:text-properties fo:text-transform="uppercase" fo:color="#000000" fo:font-size="11pt" fo:language="tr" fo:country="TR" fo:font-weight="bold" style:font-size-asian="11pt" style:font-weight-asian="bold"/>
    </style:style>
    <style:style style:name="T39" style:family="text">
      <style:text-properties fo:text-transform="uppercase" fo:color="#000000" fo:font-size="11pt" fo:language="tr" fo:country="TR" fo:font-style="italic" style:text-underline-style="solid" style:text-underline-width="auto" style:text-underline-color="font-color" fo:font-weight="bold" style:font-size-asian="11pt" style:font-style-asian="italic" style:font-weight-asian="bold"/>
    </style:style>
    <style:style style:name="T40" style:family="text">
      <style:text-properties fo:text-transform="uppercase" fo:color="#000000" fo:font-size="11pt" fo:language="tr" fo:country="TR" style:text-underline-style="solid" style:text-underline-width="auto" style:text-underline-color="font-color" fo:font-weight="bold" style:font-size-asian="11pt" style:font-weight-asian="bold"/>
    </style:style>
    <style:style style:name="T41" style:family="text">
      <style:text-properties fo:font-size="36pt" fo:language="tr" fo:country="TR" style:text-underline-style="none" style:font-size-asian="36pt"/>
    </style:style>
    <style:style style:name="T42" style:family="text">
      <style:text-properties fo:font-size="11pt" fo:language="tr" fo:country="TR" style:font-size-asian="11pt"/>
    </style:style>
    <style:style style:name="T43" style:family="text">
      <style:text-properties fo:font-size="11pt" fo:language="tr" fo:country="TR" fo:font-weight="bold" style:font-size-asian="11pt" style:font-weight-asian="bold"/>
    </style:style>
    <style:style style:name="T44" style:family="text">
      <style:text-properties fo:font-size="18pt" fo:language="tr" fo:country="TR" fo:font-weight="bold" style:font-size-asian="18pt" style:font-weight-asian="bold"/>
    </style:style>
    <style:style style:name="T45" style:family="text">
      <style:text-properties fo:font-size="16pt" fo:language="tr" fo:country="TR" fo:font-weight="bold" style:font-size-asian="16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4"/>
      <text:p text:style-name="P14"/>
      <text:p text:style-name="P14"/>
      <text:p text:style-name="P40"/>
      <text:p text:style-name="P40"/>
      <text:p text:style-name="P40"/>
      <text:p text:style-name="P39"><text:span text:style-name="T41">AHİR ZAMAN SORULARINA BEDİÜZZAMAN </text:span></text:p>
      <text:p text:style-name="P41"><text:span text:style-name="T41">CEVAP VERİYOR </text:span></text:p>
      <text:p text:style-name="P42"/>
      <text:p text:style-name="P41"><text:span text:style-name="T41">.2.</text:span></text:p>
      <text:p text:style-name="P18"/>
      <text:p text:style-name="P18"/>
      <text:p text:style-name="P24"/>
      <text:p text:style-name="P33"/>
      <text:p text:style-name="P14"/>
      <text:p text:style-name="P14"/>
      <text:p text:style-name="P14"/>
      <text:p text:style-name="P14"/>
      <text:p text:style-name="P14"/>
      <text:p text:style-name="P14"/>
      <text:p text:style-name="P14"/>
      <text:p text:style-name="P14"/>
      <text:p text:style-name="P14"/>
      <text:p text:style-name="P14"/>
      <text:p text:style-name="P14"/>
      <text:p text:style-name="P28"><text:span text:style-name="T24">Birinci baskı:Temmuz 2005</text:span></text:p>
      <text:p text:style-name="P20"/>
      <text:p text:style-name="P20"/>
      <text:p text:style-name="P28"><text:span text:style-name="T24">GÜNEŞ</text:span></text:p>
      <text:h text:style-name="P13" text:outline-level="1"><text:span text:style-name="T42">YAYINCILIK</text:span></text:h>
      <text:p text:style-name="P17"/>
      <text:p text:style-name="P28"><text:span text:style-name="T25">Darülaceze Caddesi No: 9</text:span></text:p>
      <text:p text:style-name="P28"><text:span text:style-name="T25">Ekşioğlu İş Merkezi B Blok D: 5</text:span></text:p>
      <text:p text:style-name="P28"><text:span text:style-name="T25">Okmeydanı - İstanbul</text:span></text:p>
      <text:p text:style-name="P28"><text:span text:style-name="T25">Tel:(0212) 220 15 60</text:span></text:p>
      <text:p text:style-name="P17"/>
      <text:p text:style-name="P17"/>
      <text:p text:style-name="P28"><text:span text:style-name="T25">Baskı: Entegre Matbaacılık</text:span></text:p>
      <text:p text:style-name="P28"><text:span text:style-name="T25">Sanayi Cd. No:17 Yenibosna-İstanbul</text:span></text:p>
      <text:p text:style-name="P28"><text:span text:style-name="T25">Tel:(0 212) 451 70 70</text:span></text:p>
      <text:p text:style-name="P14"/>
      <text:p text:style-name="P15"/>
      <text:p text:style-name="P26"/>
      <text:p text:style-name="P35"><text:span text:style-name="T32">İÇİNDEKİLER</text:span></text:p>
      <text:p text:style-name="P15"/>
      <text:p text:style-name="P15"/>
      <text:p text:style-name="P30"><text:span text:style-name="T25">1<text:tab/> HZ. MEHDİ’YE KATILACAK VE MANEVİ </text:span></text:p>
      <text:p text:style-name="P30"><text:span text:style-name="T25">YARDIMDA BULUNACAK KESİMLER KİMLERDİR?</text:span></text:p>
      <text:p text:style-name="P15"/>
      <text:p text:style-name="P30"><text:span text:style-name="T25">2 HZ. İSA NUZÜL ETMİŞ MİDİR?</text:span></text:p>
      <text:p text:style-name="P15"/>
      <text:p text:style-name="P30"><text:span text:style-name="T25">3<text:tab/> HRİSTİYANLIK ÜÇLEME VE HURAFELERDEN ARINMIŞ MIDIR?</text:span></text:p>
      <text:p text:style-name="P15"/>
      <text:p text:style-name="P30"><text:span text:style-name="T25">4<text:tab/> İSLAMİYET ve HRİSTİYANLIK İTTİFAK EDİP </text:span></text:p>
      <text:p text:style-name="P30"><text:span text:style-name="T25">BÜYÜK GÜÇ KAZANARAK DİNSİZLİĞİ MAĞLUP ETMİŞLER MİDİR?<text:tab/></text:span></text:p>
      <text:p text:style-name="P15"/>
      <text:p text:style-name="P30"><text:span text:style-name="T25">5<text:tab/> HZ. İSA HRİSTİYANLIĞIN BAŞINA GEÇMİŞ MİDİR?<text:tab/></text:span></text:p>
      <text:p text:style-name="P15"/>
      <text:p text:style-name="P30"><text:span text:style-name="T25">6<text:tab/> HRİSTİYANLIK İSLAMİYET’E TABİ OLMUŞ MUDUR?<text:tab/></text:span></text:p>
      <text:p text:style-name="P15"/>
      <text:p text:style-name="P30"><text:span text:style-name="T25">7<text:tab/> BEDİÜZZAMAN BAŞKUMANDAN OLMUŞ MUDUR?<text:tab/></text:span></text:p>
      <text:p text:style-name="P15"/>
      <text:p text:style-name="P30"><text:span text:style-name="T25">8<text:tab/> HZ. MEHDİ ve TALEBELERİ GELDİĞİNDE, </text:span></text:p>
      <text:p text:style-name="P30"><text:span text:style-name="T25"><text:tab/>BEDİÜZZAMAN VEFAT ETMİŞ OLACAĞINI NASIL İFADE ETMİŞTİR?<text:tab/></text:span></text:p>
      <text:p text:style-name="P15"/>
      <text:p text:style-name="P30"><text:span text:style-name="T25">9<text:tab/> BEDİÜZZAMAN HZ. MEHDİ’YE OLAN BAĞLILIĞINI NASIL TARİF ETMİŞTİR?<text:tab/></text:span></text:p>
      <text:p text:style-name="P15"/>
      <text:p text:style-name="P30"><text:span text:style-name="T25">10 BEDİÜZZAMAN’IN HZ. MEHDİ’Yİ ACİP BİR ŞAHIS</text:span></text:p>
      <text:p text:style-name="P30"><text:span text:style-name="T25"><text:tab/>OLARAK VASIFLANDIRMASINDAKİ HİKMET NEDİR?<text:tab/></text:span></text:p>
      <text:p text:style-name="P15"/>
      <text:p text:style-name="P30"><text:span text:style-name="T25">11<text:tab/> HZ. İSA ve HZ. MEHDİ ile AHİR ZAMANDA ZUHUR</text:span></text:p>
      <text:p text:style-name="P30"><text:span text:style-name="T25"><text:tab/>EDECEĞİ BİLDİRİLEN DİĞER ŞAHISLAR HERKES</text:span></text:p>
      <text:p text:style-name="P30"><text:span text:style-name="T25"><text:tab/>TARAFINDAN TANINABİLECEK MİDİR?<text:tab/></text:span></text:p>
      <text:p text:style-name="P15"/>
      <text:p text:style-name="P30"><text:span text:style-name="T25">12<text:tab/> GELMESİ BEKLENEN ‘BÜYÜK MEHDİ’ İLE DAHA </text:span></text:p>
      <text:p text:style-name="P30"><text:span text:style-name="T25"><text:tab/>ÖNCE MEHDİ OLDUĞU ZANNEDİLEN KİŞİLER </text:span></text:p>
      <text:p text:style-name="P30"><text:span text:style-name="T25"><text:tab/>NEDEN BİRBİRİNE KARIŞTIRILMAKTADIR?<text:tab/>27</text:span></text:p>
      <text:p text:style-name="P15"/>
      <text:p text:style-name="P30"><text:span text:style-name="T25">13<text:tab/>HZ. MEHDİ’NİN HANGİ ALANLARDA FAALİYETLERİ OLACAKTIR?</text:span></text:p>
      <text:p text:style-name="P15"/>
      <text:p text:style-name="P30"><text:span text:style-name="T25">14 <text:tab/>HZ. MEHDİ SİYASET İLE İLGİLENECEK MİDİR?<text:tab/></text:span></text:p>
      <text:p text:style-name="P15"/>
      <text:p text:style-name="P30"><text:span text:style-name="T25">15<text:tab/> NUR TALEBELERİNİN BEDİÜZZAMAN’I MEHDİ </text:span></text:p>
      <text:p text:style-name="P30"><text:soft-page-break/><text:span text:style-name="T25">ZANNETMELERİNDEKİ <text:tab/>HATA NEREDEN KAYNAKLANMAKTADIR?<text:tab/></text:span></text:p>
      <text:p text:style-name="P15"/>
      <text:p text:style-name="P30"><text:span text:style-name="T25">16 AHİR ZAMANDA HRİSTİYANLIĞI KİM TEMSİL EDECEKTİR?</text:span></text:p>
      <text:p text:style-name="P15"/>
      <text:p text:style-name="P30"><text:span text:style-name="T25">17 AHİR ZAMANDA DİNSİZLİĞİ KİM TEMSİL EDECEKTİR?</text:span></text:p>
      <text:p text:style-name="P15"/>
      <text:p text:style-name="P30"><text:span text:style-name="T25">18 HZ.İSA GELDİĞİNDE ONU KİMLER TANIYABİLECEKTİR?<text:tab/></text:span></text:p>
      <text:p text:style-name="P15"/>
      <text:p text:style-name="P30"><text:span text:style-name="T25">19<text:tab/> BEDİÜZZAMAN, HZ. MEHDİ’DE GÖRÜLECEĞİNİ </text:span></text:p>
      <text:p text:style-name="P30"><text:span text:style-name="T25"><text:tab/>BELİRTTİĞİ HAKİM SIFATINA SAHİP OLMUŞ MUDUR?<text:tab/></text:span></text:p>
      <text:p text:style-name="P15"/>
      <text:p text:style-name="P30"><text:span text:style-name="T25">20 <text:tab/>HZ. MEHDİ’NİN ‘EN BÜYÜK MÜÇTEHİD’ OLACAĞINI</text:span></text:p>
      <text:p text:style-name="P30"><text:span text:style-name="T25"><text:tab/>SÖYLEYEN BEDİÜZZAMAN İÇTİHAD ETMİŞ MİDİR?<text:tab/></text:span></text:p>
      <text:p text:style-name="P15"/>
      <text:p text:style-name="P30"><text:span text:style-name="T25">21 <text:tab/>HZ. MEHDİ’NİN, 'İSLAM ALEMİNİN KARANLIĞINI DAĞITMASI’ VASFI </text:span></text:p>
      <text:p text:style-name="P30"><text:span text:style-name="T25">BEDİÜZZAMAN’IN DÖNEMİNDE GERÇEKLEŞMİŞ MİDİR?</text:span></text:p>
      <text:p text:style-name="P15"/>
      <text:p text:style-name="P30"><text:span text:style-name="T25">22<text:tab/> BEDİÜZZAMAN, HZ. MEHDİ’NİN KENDİ <text:tab/>DÖNEMİNDE Mİ, </text:span></text:p>
      <text:p text:style-name="P30"><text:span text:style-name="T25">YOKSA DAHA SONRA MI GELECEĞİNİ SÖYLEMİŞTİR?</text:span></text:p>
      <text:p text:style-name="P15"/>
      <text:p text:style-name="P30"><text:span text:style-name="T25">23 <text:tab/>HZ. MEHDİ ÇALIŞMALARINDA RİSALE-İ NUR’DAN</text:span></text:p>
      <text:p text:style-name="P30"><text:span text:style-name="T25">İSTİFADE EDECEK MİDİR?</text:span></text:p>
      <text:p text:style-name="P15"/>
      <text:p text:style-name="P30"><text:span text:style-name="T25">24 <text:tab/>HZ. MEHDİ’NİN ÇALIŞMALARI BÖLGESEL </text:span></text:p>
      <text:p text:style-name="P30"><text:span text:style-name="T25"><text:tab/>ETKİDE Mİ OLACAK, YOKSA DÜNYA ÇAPINDA MI</text:span></text:p>
      <text:p text:style-name="P30"><text:span text:style-name="T25">FAALİYET GÖSTERECEK?</text:span></text:p>
      <text:p text:style-name="P15"/>
      <text:p text:style-name="P30"><text:span text:style-name="T25">25 <text:tab/>HZ. MEHDİ’NİN 2. ve 3. VAZİFELERİNİN ETKİSİ</text:span></text:p>
      <text:p text:style-name="P30"><text:span text:style-name="T25">DÜNYADA NASIL GÖRÜLECEKTİR?</text:span></text:p>
      <text:p text:style-name="P15"/>
      <text:p text:style-name="P30"><text:span text:style-name="T25">26 <text:tab/>BU VAZİFELERİN GERÇEKLEŞMESİNE HERKES ŞAHİT OLACAK MIDIR?</text:span></text:p>
      <text:p text:style-name="P15"/>
      <text:p text:style-name="P30"><text:span text:style-name="T25">27 HZ. MEHDİ’NİN EN BÜYÜK ve <text:tab/>EN DEĞERLİ GÖREVİ NE OLACAKTIR?<text:tab/></text:span></text:p>
      <text:p text:style-name="P15"/>
      <text:p text:style-name="P30"><text:span text:style-name="T25">28<text:tab/> HZ. MEHDİ'NİN, RİSALE-İ NUR'DA BİLDİRİLEN ALAMETLERİ NELERDİR? </text:span></text:p>
      <text:p text:style-name="P15"/>
      <text:p text:style-name="P30"><text:span text:style-name="T25">EK BÖLÜM: “AKILLI TASARIM” SAPTIRMACASI<text:tab/></text:span></text:p>
      <text:p text:style-name="P15"/>
      <text:p text:style-name="P30"><text:span text:style-name="T25">EK BÖLÜM: EVRİM TEORİSİNİN SONU.</text:span></text:p>
      <text:p text:style-name="P24"/>
      <text:p text:style-name="P36"><text:span text:style-name="T24">1- HZ. MEHDİ’YE KATILACAK VE </text:span></text:p>
      <text:p text:style-name="P29"><text:span text:style-name="T24">MANEVİ YARDIMDA BULUNACAK </text:span></text:p>
      <text:p text:style-name="P29"><text:span text:style-name="T24">KESİMLER KİMLERDİR?</text:span></text:p>
      <text:p text:style-name="P18"/>
      <text:p text:style-name="P29"><text:span text:style-name="T24">O ZAT BÜTÜN EHL-İ İMANIN </text:span><text:span text:style-name="T25">(iman edenlerin) </text:span><text:span text:style-name="T24">MANEVİ YARDIMLARIYLA</text:span><text:span text:style-name="T25"> ve </text:span><text:span text:style-name="T24">İTTİHAD-I İSLAM'I MUAVENETİYLE </text:span><text:span text:style-name="T25">(İslam Birliği'nin yardımlaşmasıyla) ve </text:span><text:span text:style-name="T24">BÜTÜN ULEMA VE EVLİYANIN</text:span><text:span text:style-name="T25"> (alimlerin ve velilerin) ve bilhassa </text:span><text:span text:style-name="T24">AL-İ BEYT'İN NESLİNDEN</text:span><text:span text:style-name="T25"> (Peygamberimiz (sav)'in soyundan) </text:span><text:span text:style-name="T24">HER ASIRDA KUVVETLİ VE KESRETLİ </text:span><text:span text:style-name="T25">(çok sayıda)</text:span><text:span text:style-name="T24"> BULUNAN MİLYONLAR FEDAKAR SEYYİDLERİN İLTİHAKLARIYLA</text:span><text:span text:style-name="T25"> (Peygamber soyundan gelen fedakar kimselerin katılımlarıyla) </text:span><text:span text:style-name="T24">O VAZİFE-İ UZMAYI</text:span><text:span text:style-name="T25"> (büyük görevi) </text:span><text:span text:style-name="T24">YAPMAYA ÇALIŞIR.</text:span><text:span text:style-name="T25"> </text:span><text:span text:style-name="T21">(Emirdağ Lahikası, s. 260)</text:span></text:p>
      <text:p text:style-name="P29"><text:span text:style-name="T25">Bediüzzaman, Hz. Mehdi'nin üçüncü görevini çok önemli ve geniş kitlelerin desteğiyle gerçekleştireceğini bildirmiştir. Bediüzzaman </text:span><text:span text:style-name="T24">"BÜTÜN EHL-İ İMANIN MANEVİ YARDIMLARIYLA" </text:span><text:span text:style-name="T25">sözleriyle, </text:span><text:span text:style-name="T24">"TÜM MÜSLÜMANLARIN"</text:span><text:span text:style-name="T25"> ittifak halinde oluşturacakları birliğin Hz. Mehdi'nin bu görevdeki yardımcıları olacağını bildirmiştir.</text:span></text:p>
      <text:p text:style-name="P29"><text:span text:style-name="T25">Hz. Mehdi ve yardımcıları güçlerini Allah sevgisinden, iman coşkusundan alan cesur insanlar olacaktır. İmanlarının nuru tüm dünyanın aydınlanmasına vesile olacaktır. Tüm Müslümanların dahil olacağı böyle geniş çapta bir ittifakın desteği, Bediüzzaman'ın döneminde gerçekleşmiş değildir. Bediüzzaman'ın da müjdelediği gibi, bu geniş kitlenin manevi yardımları, ancak ahir zamanda Hz. Mehdi ile birlikte oluşacak ve onun üçüncü görevinin gerçekleştirilmesinde büyük bir rol oynayacaktır.</text:span></text:p>
      <text:p text:style-name="P29"><text:span text:style-name="T25">Bediüzzaman </text:span><text:span text:style-name="T24">"İTTİHAD-I İSLAM'IN MUAVENETİYLE"</text:span><text:span text:style-name="T25"> sözleriyle, Hz. Mehdi'nin üçüncü görevini aynı zamanda </text:span><text:span text:style-name="T24">"İSLAM BİRLİĞİNİN YARDIMLAŞMASIYLA"</text:span><text:span text:style-name="T25"> yerine getireceğini de bildirmiştir. Böyle bir birlik Bediüzzaman'ın yaşadığı dönemde henüz oluşmamış, dolayısıyla da büyük bir ittifakın yardımı da söz konusu olmamıştır. Bediüzzaman İslam Birliği'nin bu yardımlaşmasının Hz. Mehdi döneminde gerçekleşeceğini ve onun üçüncü görevinde büyük bir destek sağlayacağını belirtmiştir.</text:span></text:p>
      <text:p text:style-name="P29"><text:span text:style-name="T25">Bediüzzaman Hz. Mehdi'nin bu üçüncü görevindeki diğer bir desteğin de </text:span><text:span text:style-name="T24">"BÜTÜN ULEMA VE EVLİYANIN KATILIMLARIYLA" </text:span><text:span text:style-name="T25">gerçekleşeceğini bildirmiştir. Hz. Mehdi'nin gelişi 1400 senedir tüm İslam alimleri ve iman sahipleri tarafından büyük bir heyecanla beklenmektedir. Kuşkusuz ki bütün alimlerin ve velilerin katılımının sağlanacağı böyle büyük bir destek, Hz. Mehdi'nin mücadelesinde ve bu görevini yerine getirmesinde son derece önemli bir rol oynayacak ve büyük bir kolaylık sağlayacaktır. Dikkat edilirse Bediüzzaman burada </text:span><text:span text:style-name="T24">"BÜTÜN"</text:span><text:span text:style-name="T25"> kelimesini özellikle belirtmiş ve Hz. Mehdi'yi </text:span><text:span text:style-name="T24">"alimlerin tümünün birden"</text:span><text:span text:style-name="T25"> destekleyeceğini bildirmiştir. İslam alimlerinin böyle büyük bir ittifakla destek vermeleri Bediüzzaman'ın yaşadığı dönemde gerçekleşmemiştir. Bediüzzaman bu katılımın ancak Hz. Mehdi'nin yerine getireceği bu görev ile birlikte gerçekleşeceğini hatırlatmıştır.</text:span></text:p>
      <text:p text:style-name="P29"><text:span text:style-name="T25">Bediüzzaman bu sözüyle ayrıca, Hz. Mehdi'nin Peygamber Efendimiz (sav)'in mübarek soyundan olacağına, ona destek verenler arasında da Ehl-i Beyt’ten yani Peygamber soyundan gelen kimselerin bulunacağına dikkat çekmiştir. Bediüzzaman, tüm Müslümanlar, İslam alimleri ve evliyalar ile birlikte </text:span><text:span text:style-name="T24">"milyonlarca seyyidin de Hz. Mehdi'nin yanında yer alacağını ve bu kutlu zata destek vereceğini" </text:span><text:span text:style-name="T25">bildirmiştir. Hz. Mehdi'nin üçüncü görevindeki diğer yardımcılarında olduğu gibi, böyle bir destek de daha önce ne Bediüzzaman döneminde ne de ondan önceki müceddidlerin devrinde gerçekleşmemiştir. </text:span><text:soft-page-break/><text:span text:style-name="T25">Bediüzzaman'ın açıkladığı gibi, </text:span><text:span text:style-name="T24">"PEYGAMBERİMİZ (SAV)'İN SOYUNDAN GELEN MİLYONLARCA SEYYİDİN KATILIMI" </text:span><text:span text:style-name="T25">ancak Hz. Mehdi döneminde gerçekleşecektir.</text:span></text:p>
      <text:p text:style-name="P29"><text:span text:style-name="T25">Bediüzzaman </text:span><text:span text:style-name="T24">"O VAZİFE-İ UZMAYI YAPMAYA ÇALIŞIR" </text:span><text:span text:style-name="T25">sözleriyle ise "Hz. Mehdi'nin bir şahs-ı manevi değil, </text:span><text:span text:style-name="T24">"BİR İNSAN OLARAK İŞ BAŞINDA OLACAĞINI" </text:span><text:span text:style-name="T25">ifade etmiştir. Zira bir şahs-ı manevinin bir görevi </text:span><text:span text:style-name="T24">"yapmaya çalışması"</text:span><text:span text:style-name="T25"> söz konusu değildir. Böyle bir çaba ancak bir insanın gerçekleştirebileceği bir fiildir. Bediüzzaman da bu gerçeği vurgulayarak Hz. Mehdi'nin bir şahıs olduğunu ifade etmiştir.</text:span></text:p>
      <text:p text:style-name="P29"><text:span text:style-name="T25">Bediüzzaman sözlerinde ayrıca Hz. Mehdi'nin yerine getireceği hizmeti </text:span><text:span text:style-name="T24">"BÜYÜK GÖREV"</text:span><text:span text:style-name="T25"> olarak nitelendirmiştir. Bediüzzaman'ın bu ifadesine göre Hz. Mehdi'nin yapacağı hizmetler, kendisinden önceki dönemlerde gelen müceddidlerin görevlerinden farklı, </text:span><text:span text:style-name="T24">"ÇOK BÜYÜK ÇAPLI"</text:span><text:span text:style-name="T25"> faaliyetlerdir. Hz. Mehdi İslam ahlakını dünya çapında hakim kılacak, İslam dünyasını biraraya getirecek ve tüm Müslümanların liderliğini üstlenecektir. Bediüzzaman'ın </text:span><text:span text:style-name="T24">"VAZİFE-İ UZMA"</text:span><text:span text:style-name="T25"> sözleriyle ifade ettiği bu olaylar Hz. Mehdi'nin tanınmasını sağlayacak en önemli alametlerinden olacaktır.</text:span></text:p>
      <text:p text:style-name="P14"/>
      <text:p text:style-name="P14"/>
      <text:p text:style-name="P29"><text:span text:style-name="T24">2- HZ. İSA NUZÜL ETMİŞ MİDİR?</text:span></text:p>
      <text:p text:style-name="P14"/>
      <text:p text:style-name="P29"><text:span text:style-name="T25">Evet, hadis-i şerifin ifadesiyle </text:span><text:span text:style-name="T24">HAZRET-İ İSA'NIN SEMAVİ NÜZULÜ </text:span><text:span text:style-name="T25">(gökyüzünden inişi) </text:span><text:span text:style-name="T24">KAT'İ </text:span><text:span text:style-name="T25">(kesin) </text:span><text:span text:style-name="T24">OLMAKLA BERABER</text:span><text:span text:style-name="T25">; mana-yi işarisiyle (işaret ettiği manayla) başka hakikatleri (gerçekleri) ifade ettiği gibi bu hakikata da mucizane (mucizevi bir şekilde) işaret ediyor. </text:span><text:span text:style-name="T21">(Kastamonu Lahikası, s. 50)</text:span></text:p>
      <text:p text:style-name="P29"><text:span text:style-name="T25">Hz. İsa'nın ahir zamanda yeniden yeryüzüne gelecek olması Kuran-ı Kerim'de ve hadislerde bildirilen bir gerçektir. Bediüzzaman da bu gerçeği dile getirmekte, hadislerde Hz. İsa'nın yeniden dünyaya geleceğinin açıkça bildirildiğini söylemektedir. Bu, samimi olarak iman edenler için çok kıymetli bir müjdedir. Allah'ın izniyle, ahir zamanda yaşayan müminler bu mucizeye tanıklık edecek, aradan geçen 2000 yılın ardından Hz. İsa'nın tekrar yeryüzüne gelişine şahit olacaklardır.</text:span></text:p>
      <text:p text:style-name="P29"><text:span text:style-name="T25">Bediüzzaman bu sözünde kullandığı </text:span><text:span text:style-name="T24">"KAT'İ"</text:span><text:span text:style-name="T25"> kelimesiyle, </text:span><text:span text:style-name="T24">Hz. İsa'nın yeniden dünyaya dönüşünün "KESİN" bir gerçek olduğunu </text:span><text:span text:style-name="T25">belirtmektedir. Bediüzzaman'ın Peygamberimiz (sav)'in hadislerine dayandırarak verdiği bu haber, aksi yöndeki tüm iddiaları geçersiz kılmaktadır.</text:span></text:p>
      <text:p text:style-name="P29"><text:span text:style-name="T25">Bunun yanı sıra Bediüzzaman'ın burada ortaya koyduğu bir başka gerçek ise, Hz. İsa'nın manevi bir şahıs değil, insani bedeniyle mucizevi bir şekilde yeryüzüne ikinci kez gelecek olan </text:span><text:span text:style-name="T24">"BİR ŞAHIS"</text:span><text:span text:style-name="T25"> olduğudur.</text:span></text:p>
      <text:p text:style-name="P29"><text:span text:style-name="T25">Ancak Bediüzzaman'ın yaşadığı dönemde, dünya böyle büyük bir olayın gerçekleştiğine şahitlik etmemiş, Hz. İsa Bediüzzaman hayattayken henüz nüzul etmemiştir. Allah’ın izniyle bu tarihi olay, Hz. Mehdi'nin ortaya çıktığı dönemde gerçekleşecektir.</text:span></text:p>
      <text:p text:style-name="P14"/>
      <text:p text:style-name="P29"><text:span text:style-name="T26">3-HRİSTİYANLIK ÜÇLEME VE </text:span></text:p>
      <text:p text:style-name="P29"><text:span text:style-name="T26">HURAFELERDEN ARINMIŞ MIDIR?</text:span></text:p>
      <text:p text:style-name="P21"/>
      <text:p text:style-name="P29"><text:span text:style-name="T26">4-İSLAMİYET ve HRİSTİYANLIK </text:span></text:p>
      <text:p text:style-name="P29"><text:span text:style-name="T26">İTTİFAK EDİP BÜYÜK GÜÇ KAZANARAK </text:span></text:p>
      <text:p text:style-name="P29"><text:soft-page-break/><text:span text:style-name="T26">DİNSİZLİĞİ MAĞLUP ETMİŞLER MİDİR?</text:span></text:p>
      <text:p text:style-name="P24"/>
      <text:p text:style-name="P36"><text:span text:style-name="T26">5- HZ. İSA HRİSTİYANLIĞIN BAŞINA </text:span></text:p>
      <text:p text:style-name="P29"><text:span text:style-name="T26">GEÇMİŞ MİDİR?</text:span></text:p>
      <text:p text:style-name="P21"/>
      <text:p text:style-name="P29"><text:span text:style-name="T26">6- HRİSTİYANLIK İSLAMİYET’E </text:span></text:p>
      <text:p text:style-name="P29"><text:span text:style-name="T26">TABİ OLMUŞ MUDUR?</text:span></text:p>
      <text:p text:style-name="P14"/>
      <text:p text:style-name="P29"><text:span text:style-name="T25">İşte böyle bir sırada, o cereyan pek kuvvetli göründüğü bir zamanda, Hazret-i İsa Aleyhisselam'ın şahsiyet-i maneviyesinden ibaret olan hakiki İsevilik dini zuhur edecek (ortaya çıkacak), yani rahmet-i İlahiyenin semasından nüzul edecek; </text:span><text:span text:style-name="T24">hal-i hazır Hristiyanlık dini o hakikata karşı tasaffi edecek</text:span><text:span text:style-name="T25"> (temizlenecek), </text:span><text:span text:style-name="T24">hurafattan ve tahrifattan (hurafelerden ve tahriflerden) sıyrılacak,</text:span><text:span text:style-name="T25"> hakaik-i İslamiye (İslam gerçeği) ile birleşecek; </text:span><text:span text:style-name="T24">manen Hristiyanlık bir nevi İslamiyet'e inkılab edecektir (dönüşecektir).</text:span><text:span text:style-name="T25"> Ve Kuran'a iktida ederek (uyarak), o İsevilik şahs-ı manevisi tabi (uyan) ve İslamiyet metbu (uyulan) makamında kalacak; </text:span><text:span text:style-name="T24">din-i hak bu iltihak (katılma) neticesinde azim bir kuvvet bulacaktır. </text:span><text:span text:style-name="T25">(Mektubat s. 53-54)</text:span></text:p>
      <text:p text:style-name="P29"><text:span text:style-name="T25">Bediüzzaman'ın sözlerinde belirttiği gibi, Hristiyanlık dini, Hz. İsa'nın ikinci kez yeryüzüne gelişiyle birlikte, batıl inanışlardan, hurafelerden ve tahrif olmuş özelliklerinden arınacak ve temizlenecektir. İsevilik gerçek din olan İslamiyet ile birleşecek, manevi olarak Hristiyanlık İslamiyet'e dönecektir. İki dinin birleşmesi ile materyalizm fikren mağlup olacak ve insanların üzerindeki etkisi dağılacaktır. </text:span></text:p>
      <text:p text:style-name="P29"><text:span text:style-name="T25">Hz. Mehdi'nin İslam Birliği'ni oluşturması, tüm Müslümanların liderliğini üstlenmesi, Hristiyanlarla ittifak ve dayanışma içine girmesi, Hz. İsa'nın ikinci kez yeryüzüne gelmesi ve </text:span><text:span text:style-name="T28">tüm bunların sonucunda Hristiyanlığın da gerçek hak din olan İslam’a tabi olup İslam ahlakının yeryüzüne hakim kılınması, dünya tarihinin belki de en büyük ve en görkemli olaylarından olacaktır. Böylesine büyük gelişmeler Bediüzzaman’ın döneminde de, günümüzde de yaşanmamıştır. </text:span></text:p>
      <text:p text:style-name="P29"><text:span text:style-name="T28">Bediüzzaman da bu açıklamalarıyla bu önemli gerçeğe dikkat çekmiş ve Hz. Mehdi'nin geldiğinden bahsedebilmek için bu önemli olayların gerçekleşmiş olması gerektiğini hatırlatmıştır. Kendi yaşadığı dönemde bu olayların yaşanmamış olduğun</text:span><text:span text:style-name="T25">u belirterek ise, kendisinin Hz. Mehdi olamayacağını bir kez daha delillendirmiştir.</text:span></text:p>
      <text:p text:style-name="P14"/>
      <text:p text:style-name="P14"/>
      <text:p text:style-name="P29"><text:span text:style-name="T24">7- BEDİÜZZAMAN BAŞKUMANDAN </text:span></text:p>
      <text:p text:style-name="P29"><text:span text:style-name="T24">OLMUŞ MUDUR?</text:span></text:p>
      <text:p text:style-name="P18"/>
      <text:p text:style-name="P29"><text:span text:style-name="T24">... BAŞKUMANDANLARI OLAN "BÜYÜK MEHDİ"NİN</text:span><text:span text:style-name="T25"> </text:span><text:span text:style-name="T24">KEMAL-İ ADALETİNİ</text:span><text:span text:style-name="T25"> (yüce adaletini)VE HAKKANİYETİNİ (haktan ve doğruluktan ayrılmayışını, doğruluğunu) </text:span><text:span text:style-name="T24">DÜNYAYA GÖSTERMELERİ </text:span><text:span text:style-name="T25">gayet makul olmakla beraber, gayet lazım ve zaruri ve hayat-i içtimaiye-i insaniyedeki düsturların (cemiyet hayatına ait kuralların) muktezasıdır (gereğidir).</text:span><text:span text:style-name="T21">(Şualar, s. 456)</text:span></text:p>
      <text:p text:style-name="P29"><text:span text:style-name="T25">Peygamber Efendimiz (sav)'den rivayet edilen birçok hadiste Hz. Mehdi döneminde yeryüzünün adaletle dolacağı haber verilmektedir:</text:span></text:p>
      <text:p text:style-name="P29"><text:soft-page-break/><text:span text:style-name="T21">Kıyametin kopması için zamanda sadece bir günden başka vakit kalmamış da olsa Allah, benim Ehl-i Beytimden (soyumdan) bir zatı gönderecek, yeryüzü zulümle dolduğu gibi, </text:span><text:span text:style-name="T22">o yeryüzünü adaletle dolduracak.</text:span><text:span text:style-name="T21"> (Sünen-i Ebu Davud, 5/92)</text:span></text:p>
      <text:p text:style-name="P29"><text:span text:style-name="T21">Mehdi bendendir, </text:span><text:span text:style-name="T22">yeryüzü zulüm ve işkence ile dolduğu gibi onu doğruluk ve adaletle doldurur.</text:span><text:span text:style-name="T21"> (Sünen-i Ebu Davud, 5/93)</text:span></text:p>
      <text:p text:style-name="P29"><text:span text:style-name="T21">Bu (Emir) de (Hz. Mehdi) insanlar yeryüzünü daha önce zulüm ile doldurdukları gibi, </text:span><text:span text:style-name="T22">yeryüzünü adaletle dolduracaktır.</text:span><text:span text:style-name="T21"> (Sünen-i İbn-i Mace, 10/348)</text:span></text:p>
      <text:p text:style-name="P29"><text:span text:style-name="T25">Hadislerde belirtilen, bu adalet ve huzur ortamı çok geniş çapta ve çok benzersiz olacaktır. Bediüzzaman da "KEMAL-İ ADALETİ" ve "HAKKANİYETİ" sözleriyle, Hz. Mehdi'nin adaletinin en mükemmel şekilde olacağını bildirmektedir. Bediüzzaman Hz. Mehdi'nin bu vasıflarını dile getirerek öncelikle onun bir şahs-ı manevi olmadığını, "ADALET YAPABİLECEK, HAK VE DOĞRU YOLU İZLEYEBİLECEK BİR ŞAHIS" olduğunu ifade etmektedir. Bir şahs-ı manevinin "adaletli olması ya da hak yoldan ayrılmama vasfını taşıması" söz konusu değildir. Bediüzzaman da Hz. Mehdi'nin ahlakındaki bu "MÜMİN VASIFLARI"na dikkat çekerek, bu konuya açıklık kazandırmış ve onun mübarek "BİR İNSAN" olduğunu hatırlatmıştır.</text:span></text:p>
      <text:p text:style-name="P29"><text:span text:style-name="T25">Bediüzzaman bu sözlerinin başında ise "Büyük Mehdi"nin "BAŞKUMANDANLIK" sıfatına dikkat çekmiştir. Bu, ancak "BİR İNSAN"ın sahip olabileceği bir özellik ve bir insanın üstlenebileceği bir görevdir. Çok açıktır ki Bediüzzaman burada bir şahs-ı manevinin müminlerin başkumandanı olacağından bahsetmemekte; "BU GÖREVİ YERİNE GETİREBİLECEK ÖZELLİKLERE SAHİP BİR ŞAHSI" ifade etmektedir. </text:span></text:p>
      <text:p text:style-name="P29"><text:span text:style-name="T25">Bediüzzaman yaşadığı devrin müceddidi olarak çok kıymetli hizmetler yapmış ancak başkumandan vasfına sahip olmamıştır.</text:span></text:p>
      <text:p text:style-name="P29"><text:span text:style-name="T25">Bediüzzaman </text:span><text:span text:style-name="T24">"BAŞKUMANDANLARI olan "Büyük Mehdi"nin kemal-i adaletini ve hakkaniyetini DÜNYAYA GÖSTERMELERİ" </text:span><text:span text:style-name="T25">sözleriyle burada ayrıca Hz. Mehdi'nin yüce adaletinin, haktan ve doğruluktan ayrılmayışının mükemmelliğine </text:span><text:span text:style-name="T24">"BÜTÜN DÜNYANIN ŞAHİT OLACAĞINI"</text:span><text:span text:style-name="T25"> ifade etmektedir. Tüm insanlar, bu mübarek zatı görüp tanıyacaklar, Allah'ın adil sıfatının yeryüzündeki tecellilerini Hz. Mehdi'de göreceklerdir. Hz. Mehdi'nin büyük fikri mücadelesi neticesinde, belki de tüm dünyada ilk kez zulüm ve kargaşa tamamen bitecek, dünya çapında barış, huzur ve adalet olacaktır. Bediüzzaman bu açıklamalarıyla, Hz. Mehdi'nin geçmiş dönemlerde gelmediğini, geldiğinde ise Allah'ın bu gelişmelerle onu insanlara tanıtacağını bildirmektedir.</text:span></text:p>
      <text:p text:style-name="P18"/>
      <text:p text:style-name="P18"/>
      <text:p text:style-name="P29"><text:span text:style-name="T24">8-HZ. MEHDİ ve TALEBELERİ </text:span></text:p>
      <text:p text:style-name="P29"><text:span text:style-name="T24">GELDİĞİNDE, BEDİÜZZAMAN VEFAT </text:span></text:p>
      <text:p text:style-name="P29"><text:span text:style-name="T24">ETMİŞ OLACAĞINI NASIL İFADE ETMİŞTİR?</text:span></text:p>
      <text:p text:style-name="P14"/>
      <text:p text:style-name="P29"><text:span text:style-name="T25">TA AHİR ZAMANDA, HAYATIN GENİŞ DAİRESİNDE (dünya çapında) ASIL SAHİPLERİ, YANİ MEHDİ VE ŞAKİRTLERİ (talebeleri), CENAB-I HAKK'IN İZNİYLE GELİR, O DAİREYİ GENİŞLETİR ve O TOHUMLAR SÜMBÜLLENİR. </text:span><text:span text:style-name="T24">BİZLER DE KABRİMİZDE SEYREDİP</text:span><text:span text:style-name="T25"> ALLAH'A ŞÜKREDERİZ. </text:span><text:span text:style-name="T21">(Kastamonu Lahikası, s. 99)</text:span></text:p>
      <text:p text:style-name="P29"><text:soft-page-break/><text:span text:style-name="T25">Bediüzzaman, Hz. Mehdi'nin ahir zamanda ortaya çıkacağını haber vermektedir. Bediüzzaman, Hz. Mehdi ve talebelerini Risale-i Nur'un asıl sahipleri olarak nitelendirmekte, Risale-i Nur'un başlattığı hizmeti bu mübarek şahsın tamamlayacağını müjdelemektedir.</text:span></text:p>
      <text:p text:style-name="P29"><text:span text:style-name="T25">Bediüzzaman burada kullandığı </text:span><text:span text:style-name="T24">"TA AHİR ZAMANDA" </text:span><text:span text:style-name="T25">sözleriyle Hz. Mehdi'nin geleceği zamanı belirtmektedir. Bediüzzaman bu ifadesiyle öncelikle Hz. Mehdi'nin kendisinden </text:span><text:span text:style-name="T24">"İLERİDEKİ BİR TARİHTE"</text:span><text:span text:style-name="T25"> geleceğini dile getirmektedir. Bediüzzaman'ın burada kullandığı</text:span><text:span text:style-name="T24"> "TA"</text:span><text:span text:style-name="T25"> kelimesi ise bu konuya açıklık getiren önemli bir ifadedir. </text:span><text:span text:style-name="T24">"TA"</text:span><text:span text:style-name="T25"> kelimesi uzaklık ifade eden bir kelimedir. Bediüzzaman bu ekle, ahir zamanın kendi yaşadığı dönemin çok daha ilerisinde, daha uzakta bir zaman olduğunu ifade etmektedir. Bediüzzaman Risale-i Nur'un dar dairede yani sınırlı bir kesim içerisinde başlattığı hizmetleri daha ileriki bir tarihte gelecek olan Hz. Mehdi ve talebelerinin devam ettireceklerini ve bunu dünya çapında bir hizmete dönüştüreceklerini bildirmiştir. Bediüzzaman bu sözleriyle kendisinin Hz. Mehdi olmadığını, bu mübarek zatın ise kendisinden sonraki bir dönemde geleceğini açık bir şekilde ifade etmiştir.</text:span></text:p>
      <text:p text:style-name="P29"><text:span text:style-name="T25">Bediüzzaman, Hz. Mehdi'nin yerine getireceği üç görevden bahsettiği kimi sözlerinde </text:span><text:span text:style-name="T24">"dar ve geniş daire"</text:span><text:span text:style-name="T25"> </text:span><text:span text:style-name="T21">(dar ve geniş alemler) </text:span><text:span text:style-name="T25">kavramlarını kullanmıştır. Bediüzzaman Risale-i Nur'un etkisinin ve bu yolla yapılan iman hizmetinin dar dairede yani sınırlı bir bölgede yapılan bir faaliyet olduğunu ifade etmiştir. Hz. Mehdi'nin yapacağı faaliyetlerin ise </text:span><text:span text:style-name="T24">"HAYATIN GENİŞ DAİRESİNDE"</text:span><text:span text:style-name="T25"> yani </text:span><text:span text:style-name="T24">"DÜNYA ÇAPINDA"</text:span><text:span text:style-name="T25"> gerçekleştirileceğini belirtmiştir. Hz. Mehdi, Allah'ın izniyle Kuran ahlakını tüm dünyaya hakim kılacak, halihazırda dünyanın pek çok yerinde dağınık halde bulunan Müslümanlar arasında İslam Birliği'ni sağlayacak ve tüm Müslümanların liderliğini üstlenecektir. Tüm bunlar Hz. Mehdi'nin </text:span><text:span text:style-name="T24">"HAYATIN GENİŞ DAİRESİNDE"</text:span><text:span text:style-name="T25"> yerine getireceği görevlerin delillerini oluşturacak ve Hz. Mehdi'nin tanınmasını sağlayan alametler olacaktır. Bediüzzaman da sözlerinin pek çoğunda bu konuyu gündeme getirerek, bunu, kendisinin Hz. Mehdi olmadığına dair bir delil olarak göstermiş, Hz. Mehdi'nin yapacağı faaliyetlerin etkisinin büyüklüğünü hatırlatmıştır.</text:span></text:p>
      <text:p text:style-name="P29"><text:span text:style-name="T25">Bediüzzaman burada ahir zamanda gelecek ve Kuran ahlakını tüm dünyada hakim kılacak olan Hz. Mehdi'den, kendisinin attığı tohumların </text:span><text:span text:style-name="T24">"ASIL SAHİPLERİ"</text:span><text:span text:style-name="T25"> olarak bahsetmektedir. Bu açıklamalarına göre, Bediüzzaman Kuran ahlakının dünya hakimiyetinin tohumlarını atan bir müceddid, Hz. Mehdi ise bu hakimiyetin asıl sahibi olacaktır. Hz. İsa ile birlikte İslam ahlakını dünya çapında hakim kılacak olan ahir zaman topluluğunun lideri Allah'ın izniyle Hz. Mehdi olacaktır. Dolayısıyla Bediüzzaman, Hz. Mehdi ve onun talebeleri için burada kullandığı </text:span><text:span text:style-name="T24">"ASIL SAHİPLERİ"</text:span><text:span text:style-name="T25"> ifadesiyle, Hz. Mehdi'nin ve talebelerinin dünya çapında yerine getireceği görevlerin asıl sahibinin kendisi olmadığını açıklamış ve böylece kendisinin Hz. Mehdi olmadığını da ifade etmiştir.</text:span></text:p>
      <text:p text:style-name="P29"><text:span text:style-name="T25">Bediüzzaman'ın bu sözlerinde vurguladığı bir başka önemli nokta ise, Hz. Mehdi ve onun şahs-ı manevisini oluşturan talebelerinin iki ayrı kavram olduğudur. Bediüzzaman </text:span><text:span text:style-name="T24">"Hz. Mehdi VE şakirtleri"</text:span><text:span text:style-name="T25"> derken burada kullandığı </text:span><text:span text:style-name="T24">"VE"</text:span><text:span text:style-name="T25"> kelimesiyle bu duruma açıklık getirmektedir. Bu ikisi birbirinden ayrıdır ve ancak ikisinin biraraya gelmesinden Hz. Mehdi'nin şahs-ı manevisi oluşmaktadır. Ama bu şahs-ı manevinin oluşabilmesi için başta mutlaka Hz. Mehdi bir şahıs olarak bulunacaktır. Bediüzzaman da burada, </text:span><text:span text:style-name="T24">"HZ. MEHDİ VE ŞAKİRTLERİ"</text:span><text:span text:style-name="T25"> sözleriyle bu gerçeği dile getirmekte ve Hz. Mehdi'nin manevi bir şahıs olarak değil, talebelerinin başında ayrı bir şahsiyet olarak var olacağını ifade etmektedir.</text:span></text:p>
      <text:p text:style-name="P29"><text:soft-page-break/><text:span text:style-name="T25">Bediüzzaman bu sözünde, </text:span><text:span text:style-name="T24">"Cenab-ı Hakk'ın izniyle GELİR" </text:span><text:span text:style-name="T25">diyerek öncelikle Hz. Mehdi'nin ahir zamanda gelecek bir şahıs olduğunu bir kez daha hatırlatmıştır. Çünkü bilindiği gibi </text:span><text:span text:style-name="T24">"GELME"</text:span><text:span text:style-name="T25"> fiili, manevi bir şahsın gerçekleştirebileceği bir olay değildir. </text:span><text:span text:style-name="T24">"GELME"</text:span><text:span text:style-name="T25"> ifadesi burada açıkça bir insanın gelişini müjdelemek için kullanılmış bir fiildir. Eğer Bediüzzaman Hz. Mehdi'nin bir şahs-ı manevi olduğunu belirtmek isteseydi, kuşkusuz ki böyle bir kelime kullanmaz, Hz. Mehdi'nin gelişinden bahsetmezdi.</text:span></text:p>
      <text:p text:style-name="P29"><text:span text:style-name="T25">Bediüzzaman, kendi döneminde imanı kurtarma yolunda mücadele vermiş ve ahir zaman cemaatine öncülük etmiştir. Bediüzzaman </text:span><text:span text:style-name="T24">"O DAİREYİ GENİŞLETİR"</text:span><text:span text:style-name="T25"> sözüyle, kendisinin "dar dairede" yani "sınırlı bir çevrede" başlattığı iman kurtarma mücadelesinin Hz. Mehdi zamanında genişleyeceğini ve </text:span><text:span text:style-name="T24">"DÜNYA ÇAPINDA"</text:span><text:span text:style-name="T25"> neticeleneceğini belirtmiştir. Bediüzzaman bu açıklamasıyla, Hz. Mehdi'nin özelliklerini ve yerine getireceği görevlerin benzersizliğini hatırlatarak bir kez daha kendisinin Hz. Mehdi olmadığını ifade etmiştir.</text:span></text:p>
      <text:p text:style-name="P29"><text:span text:style-name="T25">Bediüzzaman, Hz. Mehdi'den önce gelmiş, insanların Allah'ın dininden uzaklaştığı bir ortamda Kuran ahlakı ve iman hakikatleri üzerinde durarak çok büyük bir imani hareket başlatmıştır. </text:span><text:span text:style-name="T24">"O TOHUMLAR SÜMBÜLLENİR"</text:span><text:span text:style-name="T25"> sözleriyle bu büyük fikri mücadelesini tohum ekmeye benzetmektedir. Sonradan Hz. Mehdi zamanında bu iman tohumlarının sümbülleneceğini, yani Hz. Mehdi'nin Bediüzzaman'ın başlattığı bu imani çalışmaları genişleteceğini ve sonuca ulaştıracağını belirtmektedir. Bediüzzaman bu örneklendirmesiyle, kendisinin Hz. Mehdi'den önceki bir dönemde yaşadığını, Hz. Mehdi'nin gelişinin ise kendisinden sonraki bir dönemde gerçekleşeceğini açıkça ifade etmektedir.</text:span></text:p>
      <text:p text:style-name="P29"><text:span text:style-name="T25">Bediüzzaman, </text:span><text:span text:style-name="T24">"BİZLER DE KABRİMİZDEN SEYREDİP" </text:span><text:span text:style-name="T25">sözleriyle, ektiği iman tohumlarının sümbülleneceği yani Hz. Mehdi'nin Kuran ahlakını tüm dünyaya hakim kılacağı dönemde, kendisinin vefat etmiş olacağını belirtmiştir. Bediüzzaman bu sözüyle bir kez daha kendisinin Hz. Mehdi olmadığını, bu kutlu şahsın gelip görevine başladığı dönemde kendisinin hayatta olmayacağını hatırlatarak ifade etmiştir.</text:span></text:p>
      <text:p text:style-name="P18"/>
      <text:p text:style-name="P18"/>
      <text:p text:style-name="P29"><text:span text:style-name="T24">9- BEDİÜZZAMAN HZ. MEHDİ’YE OLAN BAĞLILIĞINI NASIL TARİF ETMİŞTİR?</text:span></text:p>
      <text:p text:style-name="P14"/>
      <text:p text:style-name="P29"><text:span text:style-name="T25">O İLERİDE GELECEK </text:span><text:span text:style-name="T24">ACİB</text:span><text:span text:style-name="T25"> (şaşılan, hayret uyandıran, benzeri görülmeyen) </text:span><text:span text:style-name="T24">ŞAHSIN</text:span><text:span text:style-name="T25"> bir </text:span><text:span text:style-name="T24">HİZMETKARI</text:span><text:span text:style-name="T25"> ve </text:span><text:span text:style-name="T24">ONA</text:span><text:span text:style-name="T25"> </text:span><text:span text:style-name="T24">YER HAZIR EDECEK</text:span><text:span text:style-name="T25"> </text:span><text:span text:style-name="T24">BİR DÜMDARI</text:span><text:span text:style-name="T25"> (yardımcı kuvveti) ve </text:span><text:span text:style-name="T24">O</text:span><text:span text:style-name="T25">BÜYÜK KUMANDANIN </text:span><text:span text:style-name="T24">PİŞDAR BİR NEFERİ </text:span><text:span text:style-name="T25">(önden giden bir askeri) olduğumu zannediyorum. </text:span><text:span text:style-name="T21">(Barla Lahikası, s. 162)</text:span></text:p>
      <text:p text:style-name="P29"><text:span text:style-name="T25">Bediüzzaman bu ifadesinde Hz. Mehdi için, </text:span><text:span text:style-name="T24">"İLERİDE GELECEK" </text:span><text:span text:style-name="T25">sözlerini kullanmıştır. Bediüzzaman "gelmiş" veya "geldi" gibi kendi dönemini ve öncesini kasteden ifadelere yer vermemiştir; </text:span><text:span text:style-name="T24">"ileride gelecek"</text:span><text:span text:style-name="T25"> diyerek Hz. Mehdi'nin kendi yaşadığı dönemden sonra geleceğini açıklamıştır. </text:span><text:span text:style-name="T24">"İLERİDE"</text:span><text:span text:style-name="T25"> kelimesinin gelecek bir zamanı ifade etttiği son derece açıktır ve Bediüzzaman'ın bu konudaki düşüncesini hiçbir itiraza yer bırakmayacak şekilde ortaya koymaktadır.</text:span></text:p>
      <text:p text:style-name="P29"><text:span text:style-name="T25">Bediüzzaman bu sözüyle kendi yaptığı çalışmaların, Hz. Mehdi'ye zemin hazırlayacağını ifade etmekte, kendisini bu mübarek zatın </text:span><text:span text:style-name="T24">"HİZMETKARI" </text:span><text:span text:style-name="T25">olarak nitelendirmektedir. Kuşkusuz ki bu son derece kesin bir açıklamadır. Eğer Bediüzzaman'ın, kendisinin Hz. Mehdi olduğu yönünde bir kanaati </text:span><text:soft-page-break/><text:span text:style-name="T25">olsaydı, kendisini </text:span><text:span text:style-name="T24">"Hz. Mehdi'nin hizmetkarı"</text:span><text:span text:style-name="T25"> olarak nitelendirmezdi. Çünkü "bir kişinin aynı anda hem Hz. Mehdi hem de onun hizmetkarı olabilmesi" mümkün değildir. Dolayısıyla bu ifade açıkça ortaya koymaktadır ki Bediüzzaman burada çok açık bir şekilde Hz. Mehdi olmadığını belirtmiştir.</text:span></text:p>
      <text:p text:style-name="P29"><text:span text:style-name="T25">Bediüzzaman burada </text:span><text:span text:style-name="T24">"ONA YER HAZIR EDECEK"</text:span><text:span text:style-name="T25"> ifadesini kullanarak, Hz. Mehdi'nin kendisinden sonra gelecek bir kimse olduğunu bir kez daha açıklamıştır. Bilindiği gibi </text:span><text:span text:style-name="T24">"hazırlık"</text:span><text:span text:style-name="T25"> bir şeyin öncesinde yapılan bir eylemdir. Halihazırda mevcut olan, hazır bulunan bir şey için hazırlık yapılması söz konusu değildir. Bediüzzaman da burada kendisinin </text:span><text:span text:style-name="T24">"Hz. Mehdi'nin gelişinden önce böyle bir hazırlık içerisinde olduğunu"</text:span><text:span text:style-name="T25"> ifade etmektedir. Bu da Hz. Mehdi'nin, Bediüzzaman'ın yaşadığı dönemde henüz ortaya çıkmamış olduğunu, bu dönemin bir "hazırlık devresi" olduğunu göstermektedir.</text:span></text:p>
      <text:p text:style-name="P29"><text:span text:style-name="T25">Hadislerde yer alan tariflere ve Bediüzzaman'ın açıklamalarına göre, ahir zaman mücadelesi çok kapsamlı bir fikri mücadele olacaktır. Bu fikri mücadelede Hz. Mehdi döneminde yaşayan salih müminler görev aldığı gibi, kendisinden önce gelip ona yer hazırlayacak yardımcıları, dostları da olacaktır. Bediüzzaman da bu sözleriyle bu gerçeğe işaret etmektedir. Büyük İslam alimi, kıymetli hizmetleri ile ahir zamanda gelecek olan Hz. Mehdi'ye ortam hazırladığını dile getirmektedir. Fikri mücadelesinin, hizmetlerinin, eserlerinin Hz. Mehdi'nin çalışmalarına fayda sağlayacağını ve bunların Hz. Mehdi tarafından kaynak olarak kullanılacağını ifade etmektedir. Bediüzzaman bu açıklamalarıyla, kendisinin ahir zamanın beklenen Mehdisi olmadığını bir kez daha bizzat kendi sözleriyle ifade etmektedir.</text:span></text:p>
      <text:p text:style-name="P29"><text:span text:style-name="T25">Bediüzzaman bu sözleriyle ayrıca kendi konumunu da çok açık bir şekilde tanımlamıştır. Yukarıda da ifade edildiği gibi, bir insanın aynı anda hem </text:span><text:span text:style-name="T24">"Hz. Mehdi olması"</text:span><text:span text:style-name="T25"> hem de ona </text:span><text:span text:style-name="T24">"yer hazır edecek bir kimse"</text:span><text:span text:style-name="T25"> olabilmesi söz konusu değildir. Çünkü yer hazır edecek olan kişi, o kişiyle eş zamanlı olarak bu görevi yapmamaktadır. Onun görevi olayın öncesindedir; gelecek olan kişi yani Hz. Mehdi ise bu yer hazır edildikten sonra yani ileriki bir zamanda görevine başlayacaktır.</text:span></text:p>
      <text:p text:style-name="P29"><text:span text:style-name="T24">"DÜMDAR"</text:span><text:span text:style-name="T25"> kelimesi </text:span><text:span text:style-name="T24">"yardımcı kuvvet"</text:span><text:span text:style-name="T25"> 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Hz. Mehdi'nin bir yardımcısı olduğunu ifade etmektedir. Eğer Bediüzzaman kendisinin Hz. Mehdi olduğunu düşünseydi kuşkusuz ki burada kendisini </text:span><text:span text:style-name="T24">"Hz. Mehdi'nin yardımcısı"</text:span><text:span text:style-name="T25"> olarak tanımlamazdı. Çünkü </text:span><text:span text:style-name="T24">"Hz. Mehdi'nin ve yardımcısının", "birbirinden farklı, iki ayrı kişi"</text:span><text:span text:style-name="T25"> olduğu çok açıktır. Eğer Bediüzzaman "yardımcısıyım" diyorsa, bu onun Hz. Mehdi olmadığını belirttiği çok açık bir ifadedir.</text:span></text:p>
      <text:p text:style-name="P29"><text:span text:style-name="T25">Bediüzzaman Hz. Mehdi'den bahsederken </text:span><text:span text:style-name="T24">"O BÜYÜK KUMANDAN"</text:span><text:span text:style-name="T25"> sözlerini kullanarak Hz. Mehdi'nin </text:span><text:span text:style-name="T24">"kumandanlık vasfına"</text:span><text:span text:style-name="T25"> da dikkat çekmektedir. Bir şahs-ı manevinin kumandanlık sıfatı taşımasının söz konusu olamayacağı çok açıktır.</text:span></text:p>
      <text:p text:style-name="P29"><text:span text:style-name="T25">Bediüzzaman'ın burada kullandığı </text:span><text:span text:style-name="T24">"PİŞDAR BİR NEFER"</text:span><text:span text:style-name="T25"> ifadesi, </text:span><text:span text:style-name="T24">"ÖNDEN GİDEN ASKER"</text:span><text:span text:style-name="T25"> anlamını taşımaktadır. Bediüzzaman bu sözüyle kendisini önden giden öncü kuvvetlere benzetirken, Hz. Mehdi'nin kendisinden sonra geleceğini bir kez daha vurgulamıştır. Eğer Bediüzzaman kendisinin Hz. Mehdi olduğunu belirtmek isteseydi, kuşkusuz ki böyle bir ifade kullanmazdı. Çünkü bu ifade aksi yönde öne sürülebilecek tüm iddiaları geçersiz kılmakta ve konuya kesin bir açıklık kazandırmaktadır. Bediüzzaman </text:span><text:span text:style-name="T24">"kendisini ÖNDEN GİDEN" </text:span><text:span text:style-name="T25">bir kişi olarak nitelendirmekle; </text:span><text:span text:style-name="T24">"Hz. Mehdi'nin ise kendisinden SONRA GELEN"</text:span><text:span text:style-name="T25"> bir kimse olduğunu netleştirmektedir.</text:span></text:p>
      <text:p text:style-name="P29"><text:soft-page-break/><text:span text:style-name="T25">Bediüzzaman burada ayrıca</text:span><text:span text:style-name="T24"> "BİR NEFER"</text:span><text:span text:style-name="T25"> yani asker kelimesini kullanarak, kendisinin Hz. Mehdi değil, onun bir yardımcısı ve ona hizmet eden bir görevli olduğunu bir kez daha ifade etmektedir. Bediüzzamanın kendisini bir </text:span><text:span text:style-name="T24">"HİZMETKARI, ÖNCÜSÜ"</text:span><text:span text:style-name="T25"> olarak vasıflandırdığı ve bu kadar övgüyle, saygıyla bahsettiği Hz. Mehdi, tüm İslam alemi tarafından asırlardır beklenmektedir. Bediüzzaman da bu açıklamalarıyla, Hz. Mehdi'nin ahir zamanda, Allah'ın izniyle, muhakkak ortaya çıkacağını müminlere müjdelemektedir.</text:span></text:p>
      <text:p text:style-name="P18"/>
      <text:p text:style-name="P24"/>
      <text:p text:style-name="P36"><text:span text:style-name="T24">10- BEDİÜZZAMAN’IN HZ. MEHDİ’Yİ ACİP BİR ŞAHIS </text:span></text:p>
      <text:p text:style-name="P29"><text:span text:style-name="T24">OLARAK VASIFLANDIRMASINDAKİ HİKMET NEDİR?</text:span></text:p>
      <text:p text:style-name="P14"/>
      <text:p text:style-name="P29"><text:span text:style-name="T25">O İLERİDE GELECEK </text:span><text:span text:style-name="T24">ACİB</text:span><text:span text:style-name="T25"> (şaşılan, hayret uyandıran, benzeri görülmeyen) </text:span><text:span text:style-name="T24">ŞAHSIN… </text:span><text:span text:style-name="T21">(Barla Lahikası, s. 162)</text:span></text:p>
      <text:p text:style-name="P29"><text:span text:style-name="T25">Bediüzzaman, Hz. Mehdi'nin önemli bir özelliğini vurgulamış ve Hz. Mehdi'nin </text:span><text:span text:style-name="T24">"ACİB BİR ŞAHIS"</text:span><text:span text:style-name="T25"> olduğunu ifade etmiştir. </text:span><text:span text:style-name="T24">"Acib"</text:span><text:span text:style-name="T25"> kelimesi, </text:span><text:span text:style-name="T24">"hayret veren, şaşırtıcı, benzeri görülmeyen"</text:span><text:span text:style-name="T25"> anlamındadır. Hadislerde Hz. Mehdi'nin çok büyük bir fikri mücadelesi olacağı, yaptığı işlerin dünya çapında etki göstereceği bildirilmektedir. Bediüzzaman da, Hz. Mehdi'den</text:span><text:span text:style-name="T24"> "ACİB"</text:span><text:span text:style-name="T25"> ifadesiyle bahsetmekte, bu mübarek zatın daha önce</text:span><text:span text:style-name="T24"> "BENZERİ GÖRÜLMEMİŞ BİR KİŞİ"</text:span><text:span text:style-name="T25"> olacağına dikkat çekmektedir.</text:span></text:p>
      <text:p text:style-name="P29"><text:span text:style-name="T25">Peygamberimiz (sav)'in hadislerinde Hz. Mehdi'nin kullandığı </text:span><text:span text:style-name="T24">yöntemlerin ve mücadele şeklinin alışılmışın dışında</text:span><text:span text:style-name="T25"> olacağı bildirilmiştir. Bu bilgilere göre, Hz. Mehdi çok etkili yöntemler kullanacak, her konuda başarılı sonuçlar elde edecektir. Bu başarısına karşılık, kendisine çok yoğun saldırılar olmasına rağmen bunlardan hiç etkilenmeyecektir. Bediüzzaman da bu sözüyle Hz. Mehdi'nin, </text:span><text:span text:style-name="T24">"herkesin anlayamayacağı vehbi (çalışmakla kazanılmayıp Allah'ın lütfuyla olan) ilimlere de vakıf bir şahıs</text:span><text:span text:style-name="T25"> </text:span><text:span text:style-name="T24">olacağını"</text:span><text:span text:style-name="T25"> ifade etmiştir. Bediüzzaman'ın bu sözünden anlaşıldığı üzere, Hz. Mehdi döneminde hayret verici olaylar da yaşanacaktır. Hadislerde bildirildiğine ve İslam alimlerinin ifadelerine göre, olağanüstü doğa olayları, beklenmedik siyasi değişimler, teknolojinin hızla gelişmesi, dünya çapında tebliğ yapılması benzeri görülmemiş bir dönem olacağını anlatmaktadır. Hz. Mehdi her an </text:span><text:span text:style-name="T24">Allah'ın yakın takibine ve yardımına mazhar</text:span><text:span text:style-name="T25"> olacaktır. Bu nedenle, Bediüzzaman'ın da belirttiği gibi, iman gözüyle bakmayanların şaşıracağı, kolay kolay açıklayamayacağı harikalıkta başarılara vesile olacaktır.</text:span></text:p>
      <text:p text:style-name="P18"/>
      <text:p text:style-name="P18"/>
      <text:p text:style-name="P29"><text:span text:style-name="T24">11- HZ. İSA ve HZ. MEHDİ </text:span><text:span text:style-name="T38">ile</text:span><text:span text:style-name="T24"> AHİR ZAMANDA ZUHUR EDECEĞİ </text:span></text:p>
      <text:p text:style-name="P29"><text:span text:style-name="T24">BİLDİRİLEN DİĞER ŞAHISLAR HERKES TARAFINDAN TANINABİLECEK MİDİR?</text:span></text:p>
      <text:p text:style-name="P14"/>
      <text:p text:style-name="P29"><text:span text:style-name="T25">Hatta </text:span><text:span text:style-name="T24">HAZRET-İ İSA ALEYHİSSELAM'IN</text:span><text:span text:style-name="T25"> </text:span><text:span text:style-name="T24">NÜZULÜ </text:span><text:span text:style-name="T25">(yeryüzüne inişi) dahi ve </text:span><text:span text:style-name="T24">KENDİSİ İSA ALEYHİSSELAM OLDUĞU</text:span><text:span text:style-name="T25">, </text:span><text:span text:style-name="T24">NUR-U İMANIN DİKKATİYLE</text:span><text:span text:style-name="T25"> (imanın ışığıyla) </text:span><text:span text:style-name="T24">BİLİNİR; HERKES BİLEMEZ.</text:span><text:span text:style-name="T25"> Hatta </text:span><text:span text:style-name="T24">DECCAL VE SÜFYAN GİBİ EŞHAS-I MÜDHİŞE</text:span><text:span text:style-name="T25"> (ürkütücü şahıslar) </text:span><text:span text:style-name="T24">KENDİLERİ DAHİ KENDİLERİNİ BİLMİYORLAR. </text:span><text:span text:style-name="T21">(Şualar, s. 487)</text:span></text:p>
      <text:p text:style-name="P29"><text:span text:style-name="T25">Bediüzzaman, Hz. İsa'nın ahir zamanda yeryüzüne ikinci kez geleceğini bildirmekte, ancak bu mübarek zat geldiğinde herkesin kendisini tanımayacağına dikkat çekmektedir.</text:span></text:p>
      <text:p text:style-name="P29"><text:span text:style-name="T25">Bediüzzaman </text:span><text:span text:style-name="T24">"HAZRET-İ İSA ALEYHİSSELAM'IN NÜZULÜ"</text:span><text:span text:style-name="T25"> sözleriyle Hz. İsa'nın, Allah'ın bir mucizesi olarak ahir zamanda insani bedeniyle gökyüzünden yeryüzüne ineceğini anlatmaktadır. Bediüzzaman verdiği bu bilgilerle Hz. İsa'nın ahir zamanda Hristiyan toplumunun başında bir mana ya da manevi bir lider olarak değil, bizzat hidayet önderi </text:span><text:span text:style-name="T24">"BİR ŞAHIS" </text:span><text:span text:style-name="T25">olarak bulunacağını kesin ifadelerle açıklamaktadır.</text:span></text:p>
      <text:p text:style-name="P29"><text:span text:style-name="T25">Bediüzzaman bu sözleriyle Hz. İsa'nın yeryüzüne indiği zaman, kendisinin de Hz. İsa olduğunu önceleri bilmeyeceğini, ancak daha sonra farkına varacağını bildirmiştir.</text:span></text:p>
      <text:p text:style-name="P29"><text:soft-page-break/><text:span text:style-name="T25">Hz. İsa'nın ikinci kez yeryüzüne geleceği Kuran'da bildirilmiş ve Peygamberimiz (sav)'in hadislerinde haber verilmiş bir gerçektir. Bediüzzaman, çevresindeki insanların, Hz. İsa'nın ahir zamanda beklenen peygamber olduğunu ancak </text:span><text:span text:style-name="T24">"İMANLARIYLA FARK EDEBİLECEKLERİNİ"</text:span><text:span text:style-name="T25"> söylemiştir. Bu da yine Bediüzzaman'ın Hz. İsa'dan bir şahs-ı manevi olarak söz etmediğini açıkça ortaya koymaktadır. Bediüzzaman burada açıkça insanların bir şahs-ı maneviyi değil, </text:span><text:span text:style-name="T24">"BEKLEDİKLERİ BİR ŞAHSI"</text:span><text:span text:style-name="T25"> tanımalarından bahsetmektedir. Bediüzzaman ayrıca </text:span><text:span text:style-name="T24">"HERKES BİLEMEZ"</text:span><text:span text:style-name="T25"> diyerek Hz. İsa'yı herkesin tanıyamayacağını bir kez daha belirtmiş, bahsedilenin bir şahs-ı manevi değil, maddi varlığıyla ortaya çıkacak </text:span><text:span text:style-name="T24">"BİR İNSAN"</text:span><text:span text:style-name="T25"> olduğunu tekrar vurgulamıştır. Bediüzzaman'ın da belirttiği gibi Hz. İsa ikinci kez yeryüzüne geldiğinde de samimi olarak iman edenler imanlarının vesilesiyle, Allah'ın izniyle bu mübarek zatı hemen tanıyacak, onun yardımcısı ve destekçisi olacaklardır.</text:span></text:p>
      <text:p text:style-name="P29"><text:span text:style-name="T25">Bediüzzaman, bu sözleriyle Mesih Deccal ve Süfyan Deccal gibi, Hz. İsa ve Hz. Mehdi'ye karşı inkara dayalı bir mücadele verecek olan ahir zaman şahıslarının da herkes tarafından teşhis edilemeyeceğine dikkat çekmektedir. Bediüzzaman burada kullandığı </text:span><text:span text:style-name="T24">"EŞHAS-I MÜDHİŞE" </text:span><text:span text:style-name="T25">sözlerinde geçen </text:span><text:span text:style-name="T24">"EŞHAS-I"</text:span><text:span text:style-name="T25"> kelimesiyle, Süfyan ve Deccal'in </text:span><text:span text:style-name="T24">"BİRER ŞAHIS"</text:span><text:span text:style-name="T25"> olduğunu belirtmektedir. Bediüzzaman eserlerinde şahıs anlamına gelen benzer kelimeleri Hz. İsa ve Hz. Mehdi için de kullanmaktadır. Süfyan ve Deccal'in şahıs olarak ortaya çıkacağını kabul edip, Hz. İsa ve Hz. Mehdi'nin ise sadece şahs-ı manevilerinin olacağını düşünmek son derece çelişkilidir. Bediüzzaman'ın da bildirdiği gibi, Süfyan Deccal ve Mesih Deccal nasıl birer şahıs olarak ortaya çıkıyorlarsa, bunların fitnelerini ortadan kaldıracak olan Hz. İsa ve Hz. Mehdi de Allah'ın izniyle ahir zamanda mübarek zatlarıyla ortaya çıkacaklardır.</text:span></text:p>
      <text:p text:style-name="P14"/>
      <text:p text:style-name="P14"/>
      <text:p text:style-name="P29"><text:span text:style-name="T24">12- GELMESİ BEKLENEN ‘BÜYÜK MEHDİ’ İLE DAHA ÖNCE MEHDİ </text:span></text:p>
      <text:p text:style-name="P29"><text:span text:style-name="T24">OLDUĞU ZANNEDİLEN KİŞİLER NEDEN BİRBİRİNE KARIŞTIRILMAKTADIR?</text:span></text:p>
      <text:p text:style-name="P14"/>
      <text:p text:style-name="P29"><text:span text:style-name="T25">Ayrıca hem iki Deccal'in sıfatları ve halleri ayrı ayrı olduğu halde, mutlak gelen </text:span><text:span text:style-name="T24">RİVAYETLERDE İLTİBAS OLUYOR </text:span><text:span text:style-name="T25">(karıştırılıyor), </text:span><text:span text:style-name="T24">BİRİ ÖTEKİ ZANNEDİLİR.</text:span><text:span text:style-name="T25"> </text:span><text:span text:style-name="T24">HEM "BÜYÜK MEHDİ"NİN HALLERİ SABI MEHDİLERE</text:span><text:span text:style-name="T25"> (önceki Mehdilere) </text:span><text:span text:style-name="T24">İŞARET EDEN RİVAYETLERE MUTABIK</text:span><text:span text:style-name="T25"> (uygun) </text:span><text:span text:style-name="T24">ÇIKMIYOR</text:span><text:span text:style-name="T25">, hadis-i müteşabih (birçok anlama gelebilecek hadis) hükmüne geçer. </text:span><text:span text:style-name="T21">(Şualar, s. 582)</text:span></text:p>
      <text:p text:style-name="P29"><text:span text:style-name="T25">Bediüzzaman, Peygamberimiz (sav)'in ahir zamanla ilgili hadislerinde bahsi geçen Deccallerin özelliklerinin ve faaliyetlerinin birbirine benzediğini; bu sebeple birinin diğeri zannedilebildiğini söylemektedir. Ancak bu hadislerde "Büyük Mehdi"ye dair bildirilen özelliklerin, "sabık Mehdiler" olarak bahsettiği, önceki dönemlerde gelmiş olan müceddidlerden çok farklı olduğunu belirtmiştir:</text:span></text:p>
      <text:p text:style-name="P29"><text:span text:style-name="T25">Bediüzzaman </text:span><text:span text:style-name="T24">"İLTİBAS OLUYOR (KARIŞTIRILIYOR) BİRİ ÖTEKİ ZANNEDİLİR"</text:span><text:span text:style-name="T25"> sözleriyle, hadislerde bahsi geçen Deccallerin karıştırılabildiğini hatırlatmıştır. Bediüzzaman ahir zamanda gelecek </text:span><text:span text:style-name="T24">"Büyük Mehdi"</text:span><text:span text:style-name="T25"> ile "sabık Mehdiler" arasında ise böyle bir karıştırmanın söz konusu olamayacağını belirtmiştir. Bunun sebebinin de </text:span><text:span text:style-name="T24">"Peygamberimiz (sav)'in hadislerinde sabık Mehdiler ile ilgili olarak verilen bilgilerin Büyük Mehdi'nin özellikleri ile uyuşmaması" </text:span><text:span text:style-name="T25">olduğunu ifade etmiştir.</text:span></text:p>
      <text:p text:style-name="P29"><text:span text:style-name="T25">Bediüzzaman bu sözleriyle </text:span><text:span text:style-name="T24">"BÜYÜK MEHDİ"</text:span><text:span text:style-name="T25">nin </text:span><text:span text:style-name="T24">"geçmiş zamanlarda gelmemiş olduğunu"</text:span><text:span text:style-name="T25">, bu mübarek şahsın, </text:span><text:span text:style-name="T24">"Peygamberimiz (sav)'in bildirdiği tüm özelliklere birden sahip olmasıyla tanınacağını"</text:span><text:span text:style-name="T25"> </text:span><text:soft-page-break/><text:span text:style-name="T25">dile getirmiştir. Zira bir kişinin Mehdi olabilmesi için Peygamberimiz (sav)'in hadislerinde bildirilen özelliklerin tamamını birden üzerinde göstermesi gerekmektedir. Yoksa bazı alametlerin var zannedilmesiyle, o kişinin Mehdi olduğunun düşünülmesi doğru değildir. Hz. Mehdi, Allah'ın izniyle ortaya çıktığı zaman, Peygamberimiz (sav)'in bildirdiği tüm bu alametleri üzerinde taşıyacaktır. Peygamberimiz (sav)'in bildirdiği gibi </text:span><text:span text:style-name="T24">"seyyid"</text:span><text:span text:style-name="T25">, yani Peygamberimiz (sav)'in soyundan olacak, İslam ahlakını tüm dünyaya hakim kılacak, yeryüzüne benzersiz bir adalet, huzur, bolluk ve bereket getirecektir. Bediüzzaman da buradaki sözleriyle bu alametlerin farklılığına dikkat çekmiş, bu özelliklerle uyuşmayan şahısların Hz. Mehdi olamayacağını hatırlatmıştır.</text:span></text:p>
      <text:p text:style-name="P29"><text:span text:style-name="T25">Bediüzzaman bu konuyu anlattığı sözlerinde bir başka konuyu daha vurgulamış, hadislerde bildirilen Deccallerin, sabık Mehdilerin ve Hz. Mehdi'nin "manevi kişilikler" değil, </text:span><text:span text:style-name="T24">"BİRER ŞAHIS"</text:span><text:span text:style-name="T25"> olduklarını belirten açıklamalar da yapmıştır. Zira </text:span><text:span text:style-name="T24">"BİRİ"</text:span><text:span text:style-name="T25"> ve </text:span><text:span text:style-name="T24">"ÖTEKİ"</text:span><text:span text:style-name="T25"> sözleri burada </text:span><text:span text:style-name="T24">"KİŞİ"</text:span><text:span text:style-name="T25"> ifade eden zamirler olarak kullanılmıştır. Bediüzzaman bu sözleriyle hem </text:span><text:span text:style-name="T24">"SABIK MEHDİLERİN"</text:span><text:span text:style-name="T25"> hem de </text:span><text:span text:style-name="T24">"BÜYÜK MEHDİ"</text:span><text:span text:style-name="T25">nin </text:span><text:span text:style-name="T24">"BİRER ŞAHIS"</text:span><text:span text:style-name="T25"> olduklarını ifade etmektedir.</text:span></text:p>
      <text:p text:style-name="P29"><text:span text:style-name="T25">Bediüzzaman eserlerinde sabık Mehdilerin, ahir zaman Mehdisi'nin üç büyük görevini yerine getiremedikleri için Büyük Mehdi olamayacaklarını anlatmıştır. Bunun bir diğer sebebinin ise yukarıda da açıklandığı gibi, Büyük Mehdi'nin özelliklerinin Peygamberimiz (sav)'in hadislerinde sabık Mehdilere dair bildirdiği özelliklere uymaması olduğunu belirtmiştir. Bediüzzaman bu açıklamalarıyla Hz. Mehdi'nin, ortaya çıktığında bu özelliklere sahip olmasıyla tanınıp teşhis edilebileceğini hatırlatmıştır. Peygamberimiz (sav)'in hadislerinde bildirdiği, Hz. Mehdi'nin ahlakına, fiziksel özelliklerine, soyuna, mücadelesine, yerine getireceği faaliyetlere ait alametler görülmediği takdirde ise, bir kişinin Hz. Mehdi olabileceğinden bahsedilemeyeceğini belirtmiştir. Dolayısıyla da verdiği bu bilgilerle, hadislerde bildirilen müjdelerin henüz gerçekleşmediğine ve Hz. Mehdi'nin geçmiş dönemlerde gelmiş bir şahıs olmadığına dikkat çekmiştir.</text:span></text:p>
      <text:p text:style-name="P29"><text:span text:style-name="T25">Bediüzzaman bu sözleriyle aynı zamanda Hz. Mehdi'nin manevi bir varlık olmadığını, </text:span><text:span text:style-name="T24">"BİR ŞAHIS"</text:span><text:span text:style-name="T25"> olarak müminlerin başında bulunup, onlara önderlik edeceğini de açıklamıştır. Şöyle ki:</text:span></text:p>
      <text:p text:style-name="P29"><text:span text:style-name="T25">1- Bediüzzaman, daha önce gelen Mehdilerin birer şahıs olduklarını anlatıp ardından da Büyük Mehdi ile aralarındaki farkı açıklamıştır. Demek ki Büyük Mehdi de </text:span><text:span text:style-name="T24">"BİR ŞAHIS"</text:span><text:span text:style-name="T25">tır.</text:span></text:p>
      <text:p text:style-name="P29"><text:span text:style-name="T25">2- Önceki Mehdiler belirtilen görevleri yerine getirememişlerdir. Ama bu görevleri Büyük Mehdi yerine getirecektir. Bu görevlerin yapılabilmesi ise, bir şahsın var olmasını gerektirmektedir. Demek ki Büyük Mehdi de </text:span><text:span text:style-name="T24">"BİR ŞAHIS" </text:span><text:span text:style-name="T25">olacaktır.</text:span></text:p>
      <text:p text:style-name="P29"><text:span text:style-name="T25">3- Büyük Mehdi, Peygamberimiz (sav)'in hadislerinde tarif ettiği sabık Mehdi'lere dair özelliklere uymamaktadır. Büyük Mehdi, Peygamberimiz (sav)'in hadislerinde müjdelediği ahir zaman Mehdisi'nin özelliklerini taşıyacaktır. Peygamberimiz (sav)'in hadislerinde, Hz. Mehdi'nin bir şahs-ı manevi olmadığı fiziksel özellikleriyle, ahlakıyla tarif edilen bir şahıs olduğu yüzyıllardır tüm İslam alimleri tarafından bilinen bir gerçektir. Bediüzzaman da burada Büyük Mehdi'nin, hadislerde anlatılan sabık Mehdilerden bu farkına dikkat çekerek, yine </text:span><text:span text:style-name="T24">"BİR ŞAHIS"</text:span><text:span text:style-name="T25">tan bahsettiğini ifade etmiştir.</text:span></text:p>
      <text:p text:style-name="P29"><text:span text:style-name="T25">Bu açıklamalarda bahsi geçen "sabık Mehdilerin" birer şahıs oldukları kabullenilirken, Bediüzzaman'ın aynı açıklamalarında yine bir şahıs olacağını belirttiği "Büyük Mehdi"nin "bir şahs-ı manevi" olacağı düşüncesini öne sürmek elbette ki çelişkilidir. Böyle bir durumda, rivayetlerde belirtilen ahir zaman Mehdisi'nden önce gelen tüm Mehdilerin de birer şahs-ı manevi olması gerekirdi ki, böyle bir </text:span><text:soft-page-break/><text:span text:style-name="T25">durum olmamıştır. Dolayısıyla da böyle bir yaklaşım son derece yanlış ve mantıksızdır. Bediüzzaman'ın da müjdelediği gibi, Peygamberimiz (sav)'in rivayetlerindeki özelliklere sahip olmasıyla tanınacak olan Büyük Mehdi, ahir zamanda </text:span><text:span text:style-name="T24">"BİR ŞAHIS"</text:span><text:span text:style-name="T25"> olarak ortaya çıkacak ve Allah'ın izniyle Bediüzzaman'ın belirttiği üç görevi birden bizzat yerine getirecektir.</text:span></text:p>
      <text:p text:style-name="P14"/>
      <text:p text:style-name="P29"><text:span text:style-name="T24">13- HZ. MEHDİ’NİN HANGİ ALANLARDA FAALİYETLERİ OLACAKTIR ?</text:span></text:p>
      <text:p text:style-name="P18"/>
      <text:p text:style-name="P29"><text:span text:style-name="T24">BÜYÜK MEHDİ'NİN ÇOK VAZİFELERİ VAR</text:span><text:span text:style-name="T25"> </text:span><text:span text:style-name="T24">VE SİYASET ALEMİNDE, DİYANET ALEMİNDE, SALTANAT ALEMİNDE, MÜCADELE ALEMİNDE ÇOK DAİRELERDE İCRAATLARI </text:span><text:span text:style-name="T25">(işleri) </text:span><text:span text:style-name="T24">OLDUĞU GİBİ</text:span><text:span text:style-name="T25">...</text:span><text:span text:style-name="T21">(Şualar, s. 590)</text:span></text:p>
      <text:p text:style-name="P29"><text:span text:style-name="T25">Bediüzzaman, ahir zamanda gelecek olan Hz. Mehdi'nin;</text:span></text:p>
      <text:p text:style-name="P29"><text:span text:style-name="T25">-<text:tab/>Siyaset,</text:span></text:p>
      <text:p text:style-name="P29"><text:span text:style-name="T25">-<text:tab/>Diyanet,</text:span></text:p>
      <text:p text:style-name="P29"><text:span text:style-name="T25">-<text:tab/>Saltanat</text:span></text:p>
      <text:p text:style-name="P29"><text:span text:style-name="T25">alanlarında büyük görevleri olacağını bildirmekte, ve bu görevlerin hepsini birden tam olarak yerine getiren kişinin Hz. Mehdi olabileceğini ifade etmektedir.</text:span></text:p>
      <text:p text:style-name="P29"><text:span text:style-name="T25">Bediüzzaman "Büyük Mehdi"nin, sabık Mehdiler olarak adlandırdığı kişilerden en önemli farklarından birinin, onun yerine getireceği "büyük görevler" olduğunu bildirmiştir. Bediüzzaman </text:span><text:span text:style-name="T24">"ÇOK VAZİFELERİ VAR"</text:span><text:span text:style-name="T25"> diyerek, yerine getireceği bu görevlerin Hz. Mehdi'yi insanlara tanıtacak önemli bir alamet olduğunu vurgulamaktadır. Bediüzzaman, bu görevlerin tamamı birden yerine getirilmediği takdirde ise, bir kimsenin Hz. Mehdi olmasının söz konusu olamayacağını hatırlatmaktadır.</text:span></text:p>
      <text:p text:style-name="P29"><text:span text:style-name="T25">Bediüzzaman bu sözlerinde </text:span><text:span text:style-name="T24">"ÇOK VAZİFELERİ VAR"</text:span><text:span text:style-name="T25"> dediği Hz. Mehdi'nin bu görevlerinin neler olduğunu açıklamaktadır. Hz. Mehdi'nin, </text:span><text:span text:style-name="T24">"SİYASET MEHDİSİ, SALTANAT MEHDİSİ ve DİYANET MEHDİSİ olarak bu üç özelliğe birden sahip olacağını ve bu üç alanda birden Mehdilik yapacağını"</text:span><text:span text:style-name="T25"> söylemektedir. Dikkat edilirse Bediüzzaman bu görevleri "üç ayrı kişi"nin yerine getireceğinden bahsetmemiştir. Tam tersine Hz. Mehdi'nin bu </text:span><text:span text:style-name="T24">"ÜÇ KONUDA BİRDEN"</text:span><text:span text:style-name="T25"> müminlerin önderliğini üstleneceğini belirtmiştir. Bu sözleriyle ayrıca, "Mehdiliği üçe bölmenin, tek bir tanesinin Mehdilik için yeterli olacağını söylemenin" yanlışlığını ortaya koymaktadır.</text:span></text:p>
      <text:p text:style-name="P29"><text:span text:style-name="T25">Bediüzzaman verdiği bu bilgilerle, Hz. Mehdi'nin imkanlarının çok geniş olacağını ve bu görevlerin tam yapılmasının bu üç alanda birden güç sahibi olunmasıyla gerçekleştirileceğini açıklamaktadır. </text:span><text:span text:style-name="T24">"ÇOK DAİRELERDE İCRAATLARI OLDUĞU GİBİ"</text:span><text:span text:style-name="T25"> sözleriyle ise, Hz. Mehdi'nin bu </text:span><text:span text:style-name="T24">"faaliyetlerinin ve etki alanının çapının genişliğini"</text:span><text:span text:style-name="T25"> belirtmektedir. </text:span></text:p>
      <text:p text:style-name="P29"><text:span text:style-name="T25">Bediüzzaman yaşadığı süre içerisinde çok büyük bir iman hizmeti yürütmüş ancak bu üç alanda birden imkan ve yetkilere sahip olmamıştır. Aksine kendisi ömrünü esaret, maddi sıkıntılar ve zorluklar altında geçirmiştir. Çeşitli haksızlıklara uğramış, eziyetlere tabi tutulmuş, yaşamının büyük bölümünü hapis ve sürgün gibi şartlar altında sürdürmüştür. Kuşkusuz ki eğer Bediüzzaman Mehdi olsa ve diyanet, saltanat ve siyaset alanlarındaki üç görevi yerine getirmiş olsaydı, böyle bir durum söz konusu olmazdı. Dolayısıyla Bediüzzaman, Hz. Mehdi hakkında verdiği bu bilgi ile, kendisinin Hz. Mehdi olamayacağını bizzat kendi sözleriyle bir kez daha delillendirmiştir.</text:span></text:p>
      <text:p text:style-name="P29"><text:soft-page-break/><text:span text:style-name="T25">Bediüzzaman bu sözleriyle ayrıca Hz. Mehdi'nin </text:span><text:span text:style-name="T24">"lider vasıflarını taşıyan üstün BİR ŞAHIS"</text:span><text:span text:style-name="T25"> olduğuna bir kez daha dikkat çekmiştir. Bediüzzaman'ın saydığı görevlerin her biri ancak </text:span><text:span text:style-name="T24">"BİR İNSAN"</text:span><text:span text:style-name="T25">ın üstlenebileceği sorumluluklardır. </text:span><text:span text:style-name="T24">"MEHDİ"</text:span><text:span text:style-name="T25"> kelimesi, </text:span><text:span text:style-name="T24">"HİDAYET BULAN VE HİDAYETE YÖNELTEN"</text:span><text:span text:style-name="T25"> anlamındadır. Bediüzzaman Hz. Mehdi'nin </text:span><text:span text:style-name="T24">"DİYANET"</text:span><text:span text:style-name="T25">, </text:span><text:span text:style-name="T24">"SİYASET"</text:span><text:span text:style-name="T25"> ve </text:span><text:span text:style-name="T24">"SALTANAT"</text:span><text:span text:style-name="T25"> aleminde bu </text:span><text:span text:style-name="T24">"MEHDİLİK VASFINI"</text:span><text:span text:style-name="T25"> taşıyarak büyük sorumluluklar üstleneceğini belirtmektedir. Bir şahs-ı manevinin diyanet, siyaset ve saltanat konularında yetki sahibi olması; bu alanlarda insanların sorumluluklarını üstlenerek adalet sağlaması hiçbir şekilde söz konusu değildir. Tüm bu sorumlulukların yerine getirilmesi Bediüzzaman'ın da belirttiği gibi, </text:span><text:span text:style-name="T24">"HİDAYET BULMUŞ BİR İNSANIN"</text:span><text:span text:style-name="T25">, </text:span><text:span text:style-name="T24">"iman, akıl ve vicdan kullanarak yerine getirebileceği görevler"</text:span><text:span text:style-name="T25">dir. Bediüzzaman da sözleriyle bu gerçeği vurgulamış, Hz. Mehdi'nin bir şahs-ı manevi olamayacağını ifade etmiştir.</text:span></text:p>
      <text:p text:style-name="P18"/>
      <text:p text:style-name="P18"/>
      <text:p text:style-name="P29"><text:span text:style-name="T24">14- HZ. MEHDİ SİYASET İLE İLGİLENECEK MİDİR?</text:span></text:p>
      <text:p text:style-name="P14"/>
      <text:p text:style-name="P29"><text:span text:style-name="T25">Yukarıdaki sorunun cevabında da açıklandığı gibi Bediüzzaman eserlerinde Hz. Mehdi'nin yerine getireceği üç büyük görev hakkında geniş bilgi vermiş ve Hz. Mehdi'nin </text:span><text:span text:style-name="T24">“diyanet, siyaset, saltanat ve mücadele alanlarında Mehdilik görevini ne şekilde yerine getireceğini”</text:span><text:span text:style-name="T25"> detaylı olarak anlatmıştır. Bu sözlerinde Hz. Mehdi'nin </text:span><text:span text:style-name="T24">“İslam ahlakını tüm dünyaya hakim kılacağını, Müslümanların manevi liderliğini üstlenerek İslam Birliği’ni sağlayacağını, Hristiyan dünyasıyla ittifak yapacağını”</text:span><text:span text:style-name="T25"> ayrıntılı olarak açıklamıştır. Bediüzzaman'ın tüm bu izahları hiçbir tartışma ya da tevile yer bırakmayacak kadar açıktır.</text:span></text:p>
      <text:p text:style-name="P29"><text:span text:style-name="T25">Eğer Bediüzzaman, Hz. Mehdi'nin sadece iman hakikatleri yönünde bir hizmet yapıp, siyaset ya da saltanat alanlarında görev yapmayacağını düşünseydi, risalelerde böyle bir açıklamaya yer vermez, Hz. Mehdi'nin bu yöndeki görevlerini Peygamberimiz (sav)'in hadislerine dayanarak bu kadar uzun ve ayrıntılı olarak izah etmezdi.</text:span></text:p>
      <text:p text:style-name="P29"><text:span text:style-name="T25">Ancak Bediüzzaman'ın Hz. Mehdi'nin siyaset alanındaki görevine ilişkin sözlerinin daha iyi anlaşılabilmesi için öncelikle Bediüzzaman'ın </text:span><text:span text:style-name="T24">“siyaset”</text:span><text:span text:style-name="T25"> kavramını ne anlamda kullandığının ve </text:span><text:span text:style-name="T24">“Hz. Mehdi'nin siyaset alanında yerine getireceği vazifeler”</text:span><text:span text:style-name="T25"> ile ne kastettiğinin tam olarak açıklanması gerekmektedir.</text:span></text:p>
      <text:p text:style-name="P29"><text:span text:style-name="T25">Bediüzzaman </text:span><text:span text:style-name="T22">“... Ve </text:span><text:span text:style-name="T39">sİyaset alemİnde, dİyanet alemİnde, saltanat alemİnde, mücadele alemİnde</text:span><text:span text:style-name="T22"> çok dairede icraatları olduğu gibi...”</text:span><text:span text:style-name="T21"> (Şualar, s. 590) </text:span><text:span text:style-name="T25">sözleriyle, Hz. Mehdi'nin siyaset aleminde önemli görevler üstleneceğini belirtmektedir. Bediüzzaman Hz. Mehdi'nin, “Peygamberimiz (sav)'in halifesi” yani “Müslümanların manevi lideri” vasfını taşıyarak tüm dünya Müslümanları arasında İslam Birliği’ni kuracağını, Hristiyan alemiyle ittifak oluşturacağını ve Hz. İsa ile birlikte, İslam ahlakını tüm dünyada hakim kılacağını belirtmiştir. Bediüzzaman'ın detaylı olarak açıkladığı Hz. Mehdi'nin üstleneceği tüm bu görevler, Hz. Mehdi'nin </text:span><text:span text:style-name="T24">“Peygamberimiz (sav)'in halifesi yani tüm dünya Müslümanlarının manevi lideri”</text:span><text:span text:style-name="T25"> vasfını taşıyacağını ve </text:span><text:span text:style-name="T24">“idareci”</text:span><text:span text:style-name="T25"> konumunda olacağını açıkça ortaya koymaktadır.</text:span></text:p>
      <text:p text:style-name="P29"><text:span text:style-name="T25">Ancak halife olması; yani Müslümanların manevi lideri sıfatını taşıması ayrı, siyaset ise ayrı bir konudur. Hz. Mehdi dünya siyasetiyle bizzat ilgilenmeyebilir ama </text:span><text:span text:style-name="T24">“Müslümanları ilgilendiren her konuda çözüm getirecek kişi olarak manevi liderleri Hz. Mehdi olacaktır”</text:span><text:span text:style-name="T25">. Hz. Mehdi'nin üstleneceği bu görevin </text:span><text:soft-page-break/><text:span text:style-name="T25">ne şekilde adlandırıldığı önemli değildir. </text:span><text:span text:style-name="T24">“Hz. Mehdi'nin ilgileneceği siyaset, ‘</text:span><text:span text:style-name="T26">Kuran ahlakı içerisindeki siyaset</text:span><text:span text:style-name="T24">’ olacaktır”</text:span><text:span text:style-name="T25">. Önemli olan Hz. Mehdi'nin yerine getireceği bu vazifenin </text:span><text:span text:style-name="T24">“</text:span><text:span text:style-name="T26">Kuran’ın bir hükmü</text:span><text:span text:style-name="T24">”</text:span><text:span text:style-name="T25"> olmasıdır. </text:span><text:span text:style-name="T24">“Kuran ahlakına uygun siyaset”</text:span><text:span text:style-name="T25">in anlamı </text:span><text:span text:style-name="T24">“güzel ahlaklı, şefkatli, merhametli olmak, adaletli davranmak, müminler arasında birlik ve kardeşliği, barışı ve sosyal adaleti sağlamak, adaletsizliği gidermek, zenginlik ve refahı sağlamak”</text:span><text:span text:style-name="T25">tır. Kuran’da Hz. Mehdi'nin yerine getireceği bu görev </text:span><text:span text:style-name="T24">“</text:span><text:span text:style-name="T26">İslam ahlakının hakimiyeti</text:span><text:span text:style-name="T24">”</text:span><text:span text:style-name="T25"> olarak müjdelenmektedir:</text:span></text:p>
      <text:p text:style-name="P29"><text:span text:style-name="T2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span></text:p>
      <text:p text:style-name="P29"><text:span text:style-name="T25">Hz. Mehdi de Kuran’ın bu hükmü gereği, tüm Müslümanların huzurunu, birlik ve beraberliğini sağlayacak, İslam ahlakının güzelliğini tüm dünyada yerleşik kılacaktır. Bediüzzaman'ın da siyaset ve saltanat kavramlarıyla kastettiği ana konu budur; </text:span><text:span text:style-name="T24">“Hz. Mehdi'nin tüm dünya Müslümanlarının liderliğini üstlenmesi ve Kuran'da belirtilen bu hükme uygun olarak İslam dünyasının menfaatleri yönünde faaliyetlerde bulunması”</text:span><text:span text:style-name="T25">dır. Tüm bunlar Kuran ahlakının ve Kuran ayetlerinin bir gereğidir. Bediüzzaman'ın </text:span><text:span text:style-name="T22">“o zatın ikinci vazifesi, şeriatı</text:span><text:span text:style-name="T21"> (Kuran ahlakının esaslarını ve Peygamberimiz (sav)'in sünnetini) </text:span><text:span text:style-name="T20">icra ve tatbik etmektir</text:span><text:span text:style-name="T22">”</text:span><text:span text:style-name="T25"> </text:span><text:span text:style-name="T21">(Sikke-i Tasdik-i Gaybi, s. 9)</text:span><text:span text:style-name="T25"> sözleriyle belirttiği gibi, Hz. Mehdi de, Kuran ahlakının gerekliliklerini uyguladığında, İslam Birliği’nin oluşmaması, Hz. Mehdi'nin idareci vasfını taşımaması, yetki sahibi olmaması ya da lider konumunda olmaması söz konusu değildir. Zira tüm bunlar Allah’ın tüm Müslümanları yaşamakla yükümlü kıldığı hükümlerdir. Nitekim Bediüzzaman da Hz. Mehdi'nin bu vasıfları taşıyacağını </text:span><text:span text:style-name="T22">“</text:span><text:span text:style-name="T20">Hilafet i Muhammediye (A.S.M.)</text:span><text:span text:style-name="T22"> </text:span><text:span text:style-name="T21">(Peygamberimiz (sav)'in halifesi) </text:span><text:span text:style-name="T20">unvan ile şeair-i İslamiyeyi</text:span><text:span text:style-name="T22"> </text:span><text:span text:style-name="T21">(İslam ahlakının esaslarını)</text:span><text:span text:style-name="T22"> </text:span><text:span text:style-name="T20">ihya etmektir</text:span><text:span text:style-name="T22"> </text:span><text:span text:style-name="T21">(yeniden canlandırmaktır)</text:span><text:span text:style-name="T22">.”</text:span><text:span text:style-name="T25"> </text:span><text:span text:style-name="T21">(Emirdağ Lahikası, s. 259) </text:span><text:span text:style-name="T25">sözleriyle ifade etmektedir.</text:span></text:p>
      <text:p text:style-name="P29"><text:span text:style-name="T25">Bir ayette Allah Müslümanlara, içlerindeki </text:span><text:span text:style-name="T24">“emir sahiplerine”</text:span><text:span text:style-name="T25"> uymalarını şöyle bildirmektedir:</text:span></text:p>
      <text:p text:style-name="P29"><text:span text:style-name="T24">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span></text:p>
      <text:p text:style-name="P29"><text:span text:style-name="T25">Bu ayet gibi Kuran'da, Müslümanların, Allah’ın kendilerini dünyada ve ahirette kurtuluşa ulaştırması için göndermiş olduğu elçilere uymalarıyla ilgili çok fazla ayet yer almaktadır. İşte Bediüzzaman'ın, </text:span><text:span text:style-name="T22">“siyaset aleminde, diyanet aleminde, salatanat aleminde ve mücadele aleminde çok dairede icraatları olduğu gibi” </text:span><text:span text:style-name="T25">sözleriyle Hz. Mehdi için kastettiği siyaset anlayışı da budur. Bediüzzaman bu sözlerinde yer alan “siyaset ve saltanat” kavramlarıyla Hz. Mehdi'nin, Kuran’ın bu hükmünü ne şekilde yerine getireceğini açıklamaktadır. </text:span></text:p>
      <text:p text:style-name="P21"/>
      <text:p text:style-name="P18"/>
      <text:p text:style-name="P29"><text:span text:style-name="T24">15- NUR TALEBELERİNİN BEDİÜZZAMAN’I MEHDİ </text:span></text:p>
      <text:p text:style-name="P29"><text:span text:style-name="T24">ZANNETMELERİNDEKİ HATA NEREDEN KAYNAKLANMAKTADIR?</text:span></text:p>
      <text:p text:style-name="P14"/>
      <text:p text:style-name="P29"><text:span text:style-name="T25">Bazı ayet-ı kerime (ayetler) ve ehadis-i şerife (hadisler) AHİR ZAMANDA GELECEK BİR MÜCEDDİD-İ E BERİ (en büyük müceddidi) mana-yı işari ile (işari anlamda) haber veriyorlar. Fakat O </text:span><text:soft-page-break/><text:span text:style-name="T25">GELECEK ZATIN VE CEMİYETİNİN ÜÇ VAZİFESİNDEN en ehemmiyetlisi (önemlisi) olan ve zahiren (görünüşte) en küçüğü görünen imanı kurtarmak ve hakaik-i imaniyeyi (iman hakikatlerini) güneş gibi göstermek vazifesini Risale-i Nur ve şakirdlerinin (talebelerinin) şahs-ı manevisi tam yaptıklarından; </text:span><text:span text:style-name="T24">O GELECEK ZATA dair HABERLERİ VE İŞARETLERİ, RİSALE-İ NUR'UN ŞAHS-I MANEVİSİNE HATTA BAZEN TERCÜMANINA DA TATBİKE (uydurmaya) ÇALIŞMIŞLAR</text:span><text:span text:style-name="T25"> ve </text:span><text:span text:style-name="T24">Şeriatı ihya (Kuran ahlakının esaslarını hatırlatarak yeniden hayata geçirme) ve hilafeti tatbik olan ÇOK GENİŞ DAİREDE HÜKMEDEN BU MÜHİM VAZİFESİNİ NAZARA ALMAMIŞLAR</text:span><text:span text:style-name="T25"> (göz önünde bulundurmamışlar). </text:span><text:span text:style-name="T21">(Tılsımlar Mecmuası, s. 168)</text:span></text:p>
      <text:p text:style-name="P29"><text:span text:style-name="T25">Bediüzzaman Hz. Mehdi'den bahsederken, </text:span><text:span text:style-name="T24">"O gelecek zatın ve cemiyetinin ÜÇ VAZİFESİ"</text:span><text:span text:style-name="T25"> olacağını belirtmiştir.</text:span></text:p>
      <text:p text:style-name="P29"><text:span text:style-name="T25">Bediüzzaman Hz. Mehdi'nin bu üç görevini şöyle açıklamıştır:</text:span></text:p>
      <text:p text:style-name="P29"><text:span text:style-name="T25">1- Bediüzzaman, ateist felsefelerin ahir zamanda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text:span></text:p>
      <text:p text:style-name="P29"><text:span text:style-name="T25">2- Bediüzzaman, Hz. Mehdi'nin ikinci vazifesinin, İslam ahlak ve faziletini, Peygamberimiz (sav)'in gerçek sünnetlerini canlandırmak olduğunu belirtmiştir. Hz. Mehdi, halihazırda çeşitli gruplar halinde dağınık olarak bulunan Müslümanları birleştirerek İslam Birliği’ni sağlayacak ve İslam dünyasının liderliğini üstlenecektir. Bediüzzaman Hz. Mehdi'nin bu birlikteliği bir dayanak noktası yapacağını ve bu şekilde Müslümanları bazı tehlikelerden koruyacağını ifade etmiştir.</text:span></text:p>
      <text:p text:style-name="P29"><text:span text:style-name="T25">3- Bediüzzaman Hz. Mehdi'nin üçüncü vazifesinin İslam toplumunu birleştirmek ve Hristiyan alemiyle ittifak yapmak olduğunu belirtmiştir. Hz. Mehdi'nin bu görevini, iman sahiplerinin, Peygamberimiz (sav)'in soyundan gelen fedakar seyyidlerin ve diğer tüm Müslümanların desteğiyle gerçekleştireceğini bildirmiştir.</text:span></text:p>
      <text:p text:style-name="P29"><text:span text:style-name="T25">Hz. Mehdi bu görevlerin üçünü birden yerine getirecek ve bu, onun tanınmasını sağlayacak ve en önemli alametlerinden olacaktır. </text:span><text:span text:style-name="T24">Bediüzzaman kendisi de dahil olmak üzere, daha önce yaşamış olan hiçbir müceddidin bu üç görevi birarada yerine getiremediğini, bunları ancak Hz. Mehdi'nin gerçekleştireceğini belirtmiştir.</text:span></text:p>
      <text:p text:style-name="P29"><text:span text:style-name="T25">Bediüzzaman, bu sözüyle yaygın olarak yapılan bir yorum hatasına işaret etmektedir. Bediüzzaman Hz. Mehdi'ye dair haber ve işaretlerin Risale-i Nur cemaatiyle özdeşleştirilmeye çalışıldığını ancak bu yakıştırmanın Hz. Mehdi ile ilgili verilen bilgilere uygun düşmediğini belirtmiştir. Bediüzzaman bu yakıştırmayı yapan kimselerin Hz. Mehdi'nin iki büyük ve önemli vazifesini gözardı ettikleri için böyle yanlış bir kanaate vardıklarını ifade etmektedir. İslam Birliği’nin sağlanması ve Hz. Mehdi'nin tüm Müslümanların liderliğini üstlenmesi, Hristiyanlarla ittifak sağlanması ve Kuran ahlakının tüm yeryüzüne hakim olması şu ana kadar henüz gerçekleşmemiştir. Bediüzzaman da dahil olmak üzere, Peygamberimiz (sav)'den sonraki dönemlerde gelen müceddidlerin hiçbiri bu büyük görevleri yerine getirmiş değildir. Dolayısıyla Bediüzzaman da bu gerçeği dile getirerek Risale-i Nur'un şahs-ı manevisini Mehdilikle vasıflandıranların yanıldıklarını ifade etmektedir.</text:span></text:p>
      <text:p text:style-name="P29"><text:soft-page-break/><text:span text:style-name="T25">Bediüzzaman, risalelerin yazarı olması nedeniyle, bazı çevreler tarafından kendisinin de Hz. Mehdi olarak nitelendirildiğini belirtmiştir. Ancak yukarıda da açıklandığı gibi Bediüzzaman, Hz. Mehdi'nin yerine getireceği iki büyük görev dikkate alınmadığı için böyle yanlış bir yorumda bulunulduğunu ifade etmiştir. Dolayısıyla Mehdilik konusundaki bu düşüncenin asılsızlığını bir kez daha belirtmiştir.</text:span></text:p>
      <text:p text:style-name="P29"><text:span text:style-name="T25">Bediüzzaman bu düşüncenin yanlışlığını kullandığı </text:span><text:span text:style-name="T24">"HATTA" </text:span><text:span text:style-name="T25">kelimesiyle bir kez daha vurgulamıştır. Bediüzzaman </text:span><text:span text:style-name="T24">"hatta"</text:span><text:span text:style-name="T25"> kelimesini burada, </text:span><text:span text:style-name="T24">"bundan daha da garip ve daha da acayip olanı" </text:span><text:span text:style-name="T25">anlamında kullanmıştır. Risale-i Nur'un Mehdi olduğunun zannedildiğini, bundan daha da garip olarak kendisine yönelik de böyle bir iddiada bulunulduğunu belirtmiştir. Bediüzzaman bu ifadesiyle, öne sürülen bu Mehdilik iddiasının yanlışlığını bir kez daha vurgulamaktadır.</text:span></text:p>
      <text:p text:style-name="P29"><text:span text:style-name="T25">Bediüzzaman bu sözünde ayrıca kendisine Mehdilik iddiasında bulunulmasının </text:span><text:span text:style-name="T24">"sürekli olarak devam eden bir iddia olmadığını"</text:span><text:span text:style-name="T25"> kullandığı </text:span><text:span text:style-name="T24">"BAZEN"</text:span><text:span text:style-name="T25"> kelimesiyle ifade etmiştir.</text:span></text:p>
      <text:p text:style-name="P29"><text:span text:style-name="T25">Bediüzzaman Hz. Mehdi'nin yerine getireceği üç görevden bahsettiği kimi sözlerinde Hz. Mehdi'nin ayırt edici bir özelliği olarak </text:span><text:span text:style-name="T24">"ÇOK GENİŞ DAİREDE HÜKMETMESİ"</text:span><text:span text:style-name="T25">ne dikkat çekmiştir. Hz. Mehdi'nin bu özelliği son derece önemlidir. Hz. Mehdi görevlerini sadece belirli bir bölgede yerine getirmeyecek, onun etki alanı çok geniş bir dairede, yani dünya çapında olacaktır. Bediüzzaman, "dar daire" olarak ifade ettiği "küçük çaplı" uygulamaların Müslümanları yanıltmaması gerektiğini belirtmektedir. Hz. Mehdi'nin ikinci ve üçüncü görevlerini geniş dairede gerçekleştireceğini hatırlatarak, Risale-i Nur'un şahs-ı manevisine yapılan Mehdilik yakıştırmasının yanlışlığını delilleriyle birlikte açıklamaktadır.</text:span></text:p>
      <text:p text:style-name="P29"><text:span text:style-name="T25">Bediüzzaman'ın Hz. Mehdi'nin yerine getireceğini belirttiği görevler konusunda </text:span><text:span text:style-name="T24">"ÇOK GENİŞ ÇAPLI BİR HÜKMETME" </text:span><text:span text:style-name="T25">yani </text:span><text:span text:style-name="T24">"DÜNYA ÇAPINDA" </text:span><text:span text:style-name="T25">bir sonuç ise bugüne kadar gerçekleşmiş değildir. Bu da Hz. Mehdi'nin geçmiş dönemde ortaya çıkmış bir şahıs ya da şahs-ı manevi olmadığını açıkça ortaya koymaktadır. Söz konusu üç görevin dünya çapında yerine getirilmesi, Allah'ın izniyle Hz. Mehdi'nin en önemli alametlerinden olacak ve onu tüm insanlara tanıtacaktır.</text:span></text:p>
      <text:p text:style-name="P29"><text:span text:style-name="T25">Bediüzzaman, Hz. Mehdi'nin dünya çapında gerçekleşecek olan ikinci (İslam Birliği'ni kurmak) ve üçüncü (Kuran ahlakını tüm dünyaya yaymak) görevlerinin, onun ayırt edici ve tanıtıcı özellikleri olduğunu hatırlatmıştır. Çünkü bu görevleri dünya çapında yapacak olan tek şahıs Hz. Mehdi'dir. Dolayısıyla eğer bu görevler bu özellikleriyle birlikte gerçekleşmemişse, bu durumda Mehdilik konusunda herhangi bir iddiada bulunabilmek de söz konusu değildir. Çünkü böyle bir iddia Peygamberimiz (sav)'in hadisleriyle, İslam alimlerinin ve Bediüzzaman'ın bu doğrultuda yaptıkları açıklamaların tümüyle çelişecektir.</text:span></text:p>
      <text:p text:style-name="P29"><text:span text:style-name="T25">Bediüzzaman da bu sözleriyle, Hz. Mehdi konusunda bir iddiada bulunabilmek için dünya çapında gerçekleşmesi gereken bu iki büyük görevin yerine getirilip getirilmediğinin dikkate alınması gerektiğini hatırlatmaktadır. Bediüzzaman bu delillerin oluşmadığı bir durumda yapılacak bir Mehdiyet benzetmesinin hatalı bir çıkarım olacağını belirtmektedir. Bediüzzaman kulllandığı </text:span><text:span text:style-name="T24">"NAZARA ALMAMIŞLAR"</text:span><text:span text:style-name="T25"> ifadesiyle, kendisini veya Risale-i Nur'u Hz. Mehdi zannedenlerin bu önemli hususu gözden kaçırdıklarını ve bu sebeple de yanıldıklarını ifade etmiştir.</text:span></text:p>
      <text:p text:style-name="P18"/>
      <text:p text:style-name="P18"/>
      <text:p text:style-name="P29"><text:span text:style-name="T24">16- AHİR ZAMANDA HRİSTİYANLIĞI KİM TEMSİL EDECEKTİR?</text:span></text:p>
      <text:p text:style-name="P18"><text:soft-page-break/></text:p>
      <text:p text:style-name="P29"><text:span text:style-name="T24">... HAZRET-İ İSA ALEYHİSSELAM, İSEVÎLİK ŞAHS-I MANEVÎSİNİ TEMSİL EDEREK DİNSİZLİĞİN ŞAHS-I MANEVÎSİNİ TEMSİL EDEN DECCAL'İ</text:span><text:span text:style-name="T25"> yok eder...</text:span><text:span text:style-name="T21">(Mektubat, s. 6)</text:span></text:p>
      <text:p text:style-name="P29"><text:span text:style-name="T25">Bediüzzaman, Hz. İsa'nın yeryüzüne ikinci kez geleceğini ve Deccal'in fitnesini fikren etkisiz hale getireceğini bildirmektedir.</text:span></text:p>
      <text:p text:style-name="P29"><text:span text:style-name="T25">Bediüzzaman bu sözleriyle </text:span><text:span text:style-name="T24">“HZ. İSA'NIN, HRİSTİYANLIĞIN ŞAHSI MANEVİSİNİ TEMSİL ETTİĞİNİ”</text:span><text:span text:style-name="T25"> belirtmektedir. Bediüzzaman, tarih boyunca gönderilmiş tüm elçiler ve peygamberler gibi, Hz. İsa'nın da onu destekleyen, ona inanan ve onu takip eden kimselerden oluşan bir şahsı manevisi olacağını bildirmektedir. Ancak Bediüzzaman </text:span><text:span text:style-name="T24">“İSEVİLİK ŞAHSI MANEVİSİNİ TEMSİL EDEREK” </text:span><text:span text:style-name="T25">sözleriyle, Allah’ın adetullahına (Allah’ın kanununa) uygun olarak </text:span><text:span text:style-name="T24">“HZ. İSA'NIN DA BU ŞAHSI MANEVİNİN BAŞINDA BİZZAT BİR HİDAYET ÖNDERİ OLARAK BULUNACAĞINI”</text:span><text:span text:style-name="T25"> ifade etmektedir. Nitekim bir şahsı manevinin bir şahsı maneviyi temsil etmesi söz konusu değildir. Bir şahsı manevinin oluşabilmesi için, onun başında öncelikle </text:span><text:span text:style-name="T24">“BİR ŞAHSIN”</text:span><text:span text:style-name="T25"> var olması gerekmektedir. Bediüzzaman da bu gerçeği vurgulayarak Hz. İsa'nın bir şahsı manevi olmadığını, kendi şahsı manevisinin başında bulunacağını ve onlara bizzat önderlik edeceğini açıklamaktadır. </text:span></text:p>
      <text:p text:style-name="P29"><text:span text:style-name="T25">Bediüzzaman'ın belirttiği bu gerçekler bir iki soru sorulduğunda da kolaylıkla anlaşılmaktadır:</text:span></text:p>
      <text:p text:style-name="P29"><text:span text:style-name="T24">1- İsevilik şahsı manevisini bir kişi temsil ediyor. Bu kimdir? </text:span></text:p>
      <text:p text:style-name="P29"><text:span text:style-name="T24">Hz. İsa. </text:span></text:p>
      <text:p text:style-name="P29"><text:span text:style-name="T24">2- Hz. İsa kimi temsil ediyor? </text:span></text:p>
      <text:p text:style-name="P29"><text:span text:style-name="T24">İsevilik şahsı manevisini.</text:span></text:p>
      <text:p text:style-name="P29"><text:span text:style-name="T25">Bu soruların cevapları Bediüzzaman’ın Hz. İsa’dan ve şahsı manevisinden ayrı kavramlar olarak bahsettiğini açıkça ortaya koymaktadır.</text:span></text:p>
      <text:p text:style-name="P14"/>
      <text:p text:style-name="P18"/>
      <text:p text:style-name="P29"><text:span text:style-name="T24">17- AHİR ZAMANDA DİNSİZLİĞİ KİM TEMSİL EDECEKTİR?</text:span></text:p>
      <text:p text:style-name="P18"/>
      <text:p text:style-name="P29"><text:span text:style-name="T24">... HAZRET-İ İSA ALEYHİSSELAM, İSEVÎLİK ŞAHS-I MANEVÎSİNİ TEMSİL EDEREK DİNSİZLİĞİN ŞAHS-I MANEVÎSİNİ TEMSİL EDEN DECCAL'İ</text:span><text:span text:style-name="T25"> yok eder...</text:span><text:span text:style-name="T21">(Mektubat, s. 6)</text:span></text:p>
      <text:p text:style-name="P29"><text:span text:style-name="T25">Bediüzzaman bu sözlerinde aynı Hz. İsa gibi, Deccal'in de bir şahsı manevisi olacağını belirtmektedir. Ancak Bediüzzaman </text:span><text:span text:style-name="T24">“DİNSİZLİĞİN ŞAHS-I MANEVİSİNİ TEMSİL EDEN DECCAL'İ”</text:span><text:span text:style-name="T25"> sözleriyle, Deccal'in de yine </text:span><text:span text:style-name="T24">“BİR ŞAHIS OLARAK DİNSİZLİĞİ TEMSİL EDEN BU ŞAHSI MANEVİNİN BİZZAT BAŞINDA BULUNACAĞINI”</text:span><text:span text:style-name="T25"> ifade etmektedir. </text:span></text:p>
      <text:p text:style-name="P29"><text:span text:style-name="T25">Bediüzzaman eserlerinde, Peygamberimiz (sav)'in ahir zamanda geleceğini müjdelediği tüm isimlerin birer şahıs olduklarını çeşitli delillerle açıklamıştır. Deccal de bu ahir zaman şahıslarından biridir. Bediüzzaman Deccal'in bir şahıs olacağını ne kadar detaylandırarak açıkladıysa, Hz. İsa ve Hz. Mehdi'nin birer şahıs olacakları konusunda da aynı açıklıkta deliller ortaya koymuştur. Kuşkusuz ki Bediüzzaman'ın bu anlatımlarından bir kısmını farklı yorumlayıp, Hz. İsa ve Hz. Mehdi'nin birer şahsı manevi, ancak Deccal'in bir şahıs olacağını düşünmek çok yanlış bir yaklaşım olacaktır. Zira Bediüzzaman Deccal gibi, “Hz. İsa ve Hz. Mehdi'nin de BİRER ŞAHIS OLARAK geleceklerini” ısrarla tekrarlamış ve bunları delilleriyle birlikte açıklamıştır.</text:span></text:p>
      <text:p text:style-name="P18"><text:soft-page-break/></text:p>
      <text:p text:style-name="P18"/>
      <text:p text:style-name="P29"><text:span text:style-name="T24">18- HZ.İSA GELDİĞİNDE ONU KİMLER TANIYABİLECEKTİR?</text:span></text:p>
      <text:p text:style-name="P14"/>
      <text:p text:style-name="P29"><text:span text:style-name="T25">... </text:span><text:span text:style-name="T24">HAZRET-İ İSA ALEYHİSSELAM GELDİĞİ VAKİT,</text:span><text:span text:style-name="T25"> herkes </text:span><text:span text:style-name="T24">ONUN HAKİKÎ ÎSA</text:span><text:span text:style-name="T25">, olduğunu bilmek lâzım değildir. </text:span><text:span text:style-name="T24">ONUN MUKARREB VE HAVASSI </text:span><text:span text:style-name="T25">(derin imanlı yakın talebeleri), nur-u iman (imanın ışığı) ile </text:span><text:span text:style-name="T24">ONUTANIR</text:span><text:span text:style-name="T25">. Yoksa bedahet (birdenbire ve açıkça) derecesinde </text:span><text:span text:style-name="T24">HERKES ONU TANIMAYACAKTIR...</text:span><text:span text:style-name="T25"> </text:span><text:span text:style-name="T21">(Mektubat, s. 60)</text:span></text:p>
      <text:p text:style-name="P29"><text:span text:style-name="T25">Bediüzzaman, ikinci kez yeryüzüne gelişinin ilk yıllarında Hz. İsa'yı tanıyabilecek insanların sayısının çok az olacağını bildirmiştir. Buna göre, ancak yakın çevresi ve derin iman sahibi talebeleri Hz. İsa'yı imanlarının nuru ile tanıyabilecek, fakat toplumun geneli onun açıkça Hz. İsa olduğunu bilmeyecektir.</text:span></text:p>
      <text:p text:style-name="P29"><text:span text:style-name="T25">Bediüzzaman burada kullandığı </text:span><text:span text:style-name="T24">"HZ. İSA ALEYHİSSELAM GELDİĞİ VAKİT"</text:span><text:span text:style-name="T25"> sözleriyle birkaç önemli konuya açıklık kazandırmaktadır. Bediüzzaman </text:span><text:span text:style-name="T24">"GELDİĞİ VAKİT"</text:span><text:span text:style-name="T25"> ifadesiyle öncelikle Hz. İsa'nın </text:span><text:span text:style-name="T24">"KESİN OLARAK GELECEĞİNİ"</text:span><text:span text:style-name="T25"> müjdelemektedir. </text:span><text:span text:style-name="T24">"GELME" </text:span><text:span text:style-name="T25">fiiliyle ise Bediüzzaman Hz. İsa'nın "manevi bir varlık" olmadığını </text:span><text:span text:style-name="T24">"BİR ŞAHIS"</text:span><text:span text:style-name="T25"> olduğunu açıklamaktadır. Bir şahs-ı manevinin "gelmesi" söz konusu değildir. Bir şahs-ı manevi ancak "oluşabilir". </text:span><text:span text:style-name="T24">"GELME"</text:span><text:span text:style-name="T25"> eylemi </text:span><text:span text:style-name="T24">"bir insanın yapabileceği bir fiil"</text:span><text:span text:style-name="T25">dir. Bediüzzaman da bu sözleriyle bu önemli farkı vurgulamakta ve Hz. İsa'nın bir şahıs olarak yeryüzüne geleceği konusuna kesinlik kazandırmaktadır.</text:span></text:p>
      <text:p text:style-name="P29"><text:span text:style-name="T25">Bediüzzaman ayrıca buradaki </text:span><text:span text:style-name="T24">"HAKİKİ İSA" </text:span><text:span text:style-name="T25">sözleriyle Hz. İsa'nın, yeryüzüne ikinci kez gelişinde, yine hepsi birer şahıs olan "sahte Mesihler"den farklı olacağını vurgulamış ve bu mübarek zatın </text:span><text:span text:style-name="T24">"GERÇEK HZ. İSA"</text:span><text:span text:style-name="T25"> olacağını belirtmiştir. Hz. İsa geldiğinde, Kuran ayetlerinde ve Peygamberimiz (sav)'in hadislerinde bildirilen işaretlere uygun özellikleriyle, bu sahte mesihlerden ayırt edilecek ve Bediüzzaman'ın belirttiği gibi </text:span><text:span text:style-name="T24">"hakiki Hz. İsa"</text:span><text:span text:style-name="T25"> olacaktır.</text:span></text:p>
      <text:p text:style-name="P29"><text:span text:style-name="T25">Bunun yanı sıra Bediüzzaman burada </text:span><text:span text:style-name="T24">"MUKARREB VE HAVASSI"</text:span><text:span text:style-name="T25"> diyerek Hz. İsa'nın </text:span><text:span text:style-name="T24">"DERİN İMANLI YAKIN TALEBELERİ"</text:span><text:span text:style-name="T25"> olacağından bahsetmiştir. Bir şahs-ı manevinin "talebeleri" ya da "yakın çevresi" olacağından bahsedebilmek hiçbir şekilde mümkün değildir.</text:span></text:p>
      <text:p text:style-name="P29"><text:span text:style-name="T25">Ancak bir insanın talebeleri olabilir. Kuşkusuz Bediüzzaman da bu gerçeği çok iyi bilmektedir. Hz. İsa'nın talebelerinden bahsederek, onun bir şahs-ı manevi olmadığını Müslümanlara açıklamakta, mübarek şahsıyla talebelerinin başında bizzat bulunacağını haber vermektedir.</text:span></text:p>
      <text:p text:style-name="P29"><text:span text:style-name="T25">Bediüzzaman </text:span><text:span text:style-name="T24">"HERKES ONU TANIMAYACAKTIR"</text:span><text:span text:style-name="T25"> sözleriyle Hz. İsa'yı ilk geldiği yıllarda herkesin bilip anlayamayacağını, dolayısıyla toplumun genelinin onu tanıyamayacağını ifade etmektedir. Bediüzzaman bu sözleriyle yukarıda anlatılan ve insanlara ait bir durum olan </text:span><text:span text:style-name="T24">"TANINMA" </text:span><text:span text:style-name="T25">özelliğine bir kez daha dikkat çekmektedir. Eğer Bediüzzaman Hz. İsa'nın bir şahs-ı manevi olduğu kanaatinde olsaydı, böyle bir açıklama yapmaz. Hz. İsa'nın tanınmasından bahsetmezdi. Ama Bediüzzaman </text:span><text:span text:style-name="T24">"ONU" </text:span><text:span text:style-name="T25">kelimesiyle Hz. İsa'nın </text:span><text:span text:style-name="T24">"BİR ŞAHIS"</text:span><text:span text:style-name="T25"> olduğunu belirtmiş ve sonra da açıkça onu kimlerin tanıyamayacağını açıklayarak, bu durumu bir kez daha vurgulamıştır.</text:span></text:p>
      <text:p text:style-name="P18"/>
      <text:p text:style-name="P29"><text:span text:style-name="T26">19- BEDİÜZZAMAN, HZ. MEHDİ’DE GÖRÜLECEĞİNİ BELİRTTİĞİ HAKİM </text:span></text:p>
      <text:p text:style-name="P29"><text:span text:style-name="T26">SIFATINA SAHİP OLMUŞ MUDUR?</text:span></text:p>
      <text:p text:style-name="P21"><text:soft-page-break/></text:p>
      <text:p text:style-name="P29"><text:span text:style-name="T26">20- HZ. MEHDİ’NİN ‘EN BÜYÜK MÜÇTEHİD’ OLACAĞINI SÖYLEYEN </text:span></text:p>
      <text:p text:style-name="P29"><text:span text:style-name="T26">BEDİÜZZAMAN İÇTİHAD ETMİŞ MİDİR?</text:span></text:p>
      <text:p text:style-name="P14"/>
      <text:p text:style-name="P29"><text:span text:style-name="T25">Ahir zamanın en büyük fesadı zamanında, elbette </text:span><text:span text:style-name="T24">EN BÜYÜK BİR MÜÇTEHİD</text:span><text:span text:style-name="T25"> (ihtiyaç oluştuğunda ayetlerden hüküm çıkaran büyük İslam alimi) hem </text:span><text:span text:style-name="T24">EN BÜYÜK BİR MÜCEDDİD</text:span><text:span text:style-name="T25"> (her yüzyıl başında dini hakikatleri devrin ihtiyacına göre ders vermek üzere gönderilen büyük İslam alimi, yenileyen, yenileyici), hem </text:span><text:span text:style-name="T24">HAKİM</text:span><text:span text:style-name="T25">, hem </text:span><text:span text:style-name="T24">MEHDİ</text:span><text:span text:style-name="T25"> hem </text:span><text:span text:style-name="T24">MÜRŞİD</text:span><text:span text:style-name="T25"> (doğru yolu gösteren kişi) hem </text:span><text:span text:style-name="T24">KUTB-U AZAM</text:span><text:span text:style-name="T25"> (Müslümanların kendisine bağlandıkları büyük evliyalardan, zamanın en büyük mürşidi) olarak </text:span><text:span text:style-name="T24">BİR ZAT-I NURANİYİ</text:span><text:span text:style-name="T25"> (nurlu bir zatı) </text:span><text:span text:style-name="T24">GÖNDERECEK</text:span><text:span text:style-name="T25"> ve </text:span><text:span text:style-name="T24">O ZAT</text:span><text:span text:style-name="T25"> da, </text:span><text:span text:style-name="T24">EHL-İ BEYT-İ NEBEVİDEN</text:span><text:span text:style-name="T25"> (Peygamberimiz (sav)'in soyundan) </text:span><text:span text:style-name="T24">OLACAKTIR.</text:span><text:span text:style-name="T25"> </text:span><text:span text:style-name="T21">(Mektubat, s. 411-412)</text:span></text:p>
      <text:p text:style-name="P29"><text:span text:style-name="T25">Bediüzzaman ahir zaman alametlerinin şiddetlendiği dönemde Allah'ın insanların kurtuluşuna vesile olması için Peygamberimiz (sav)'in soyundan nurani bir şahıs olan Hz. Mehdi'yi göndereceğini bildirmiş ve bu kutlu zatı geçmiş dönemlerdeki müceddidlerden ayıran özellikleri anlatmıştır.</text:span></text:p>
      <text:p text:style-name="P29"><text:span text:style-name="T24">EN BÜYÜK BİR MÜÇTEHİD </text:span></text:p>
      <text:p text:style-name="P29"><text:span text:style-name="T24">ve EN BÜYÜK BİR MÜCEDDİD:</text:span></text:p>
      <text:p text:style-name="P14"/>
      <text:p text:style-name="P29"><text:span text:style-name="T25">Peygamberimiz (sav) hadislerinde her yüzyıl başında insanlara din ahlakını ve hükümlerini anlatan, dönemin ihtiyaçlarına göre açıklamalarda bulunan bir müceddid gönderileceğini bildirmiştir. Örneğin İmam-ı Rabbani 1000. Hicri yılın müceddididir. Mevlana Halid-i Bağdadi ittifakla Hicri 12. ve 13. asırlar arasındaki müceddiddir. Bediüzzaman da Hicri 12. asrın müceddidi Mevlana Halid'den tam yüz sene sonra yayınlanan Risale-i Nur'un müellifi (yazarı) olması sebebiyle kendisinin de 13. ve 14. asırlar arasındaki müceddid olduğunu belirtmiştir.</text:span></text:p>
      <text:p text:style-name="P29"><text:span text:style-name="T25">Bediüzzaman, Hz. Mehdi'nin ise kendisinden sonra geleceğini -tarih vererek- bildirmiş, Hicri 14. ve 15. yüzyıllar arasındaki "müceddid"in Hz. Mehdi olacağını müjdelemiştir. Bediüzzaman bu sözünde de Hz. Mehdi için </text:span><text:span text:style-name="T24">"EN BÜYÜK MÜCEDDİD </text:span><text:span text:style-name="T25">ve </text:span><text:span text:style-name="T24">EN BÜYÜK MÜÇTEHİD"</text:span><text:span text:style-name="T25"> sıfatlarını kullanmaktadır. </text:span><text:span text:style-name="T24">"MÜCEDDİD"</text:span><text:span text:style-name="T25"> dini hakikatleri devrin ihtiyaçlarına göre açıklayan,</text:span><text:span text:style-name="T24"> "MÜÇTEHİD" </text:span><text:span text:style-name="T25">de ihtiyaç oluştuğunda ayetlerden hüküm çıkaran büyük İslam alimi ve önderidir. Bu vasıftaki büyük zatlar, İslam toplumlarına örnek olmuş, yol göstermiş, zamanın kutbu olmuş önderlerdir. Bu önderlerden kimi içtihat etme </text:span><text:span text:style-name="T21">(hükümleri usulüne uygun olarak Kuran ve hadislerden istifade ile ortaya koyma) </text:span><text:span text:style-name="T25">ve hüküm verme vasıflarından dolayı "mezhep önderleri" olmuşlardır; Müslümanlar da onlara uymuşlardır.</text:span></text:p>
      <text:p text:style-name="P29"><text:span text:style-name="T25">İmam Hanefi, İmam Şafi, İmam Hanbeli, İmam Maliki bu önderlerden olup 4 mezhebin kurucularıdır. Bütün ehl-i sünnet onların verdiği hükümlerle amel etmektedir. Bediüzzaman bu "müçtehid ve müceddid"lerin en büyüklerinin ise Hz. Mehdi olacağını ifade etmiştir. Bu da Hz. Mehdi'nin içtihat etme </text:span><text:span text:style-name="T21">(hükümleri usulüne uygun olarak Kuran ve hadislerden istifade ile ortaya koyma) </text:span><text:span text:style-name="T25">ve hüküm vermeye en yetkili kişi olarak, kendisinin de </text:span><text:span text:style-name="T24">"tüm mezhepleri kaldıracağını" </text:span><text:span text:style-name="T25">göstermektedir. Zira en büyük mezhep imamı olduğuna göre zaten tüm diğer mezhepleri kaldırması gerekir. Zamanında herkesin ona uyacağının bildirilmiş olması da bunu doğrulamaktadır.</text:span></text:p>
      <text:p text:style-name="P29"><text:span text:style-name="T25">Bediüzzaman, Hz. Mehdi'nin </text:span><text:span text:style-name="T24">"en büyük müceddid ve müçtehid"</text:span><text:span text:style-name="T25"> olduğunu söyleyerek onun tüm mezheplerin üstünde olacağını ifade etmiştir. Geçmişten günümüze pek çok İslam alimi eserlerinde bu </text:span><text:soft-page-break/><text:span text:style-name="T25">konuya değinmişlerdir. İslam tarihinin en büyük alimlerinden biri olan Muhyiddin Arabi ise </text:span><text:span text:style-name="T22">"Fütühat-ül Mekkiye"</text:span><text:span text:style-name="T25"> isimli eserinde bu konuda şöyle bilgi vermiştir:</text:span></text:p>
      <text:p text:style-name="P29"><text:span text:style-name="T22">... MEHDİ, DİNİ PEYGAMBER'İN ZAMANINDA OLDUĞU GİBİ AYNEN UYGULAYACAK. YERYÜZÜNDE MEZHEPLERİ KALDIRACAK. HALİS HAKİKİ DİNDEN BAŞKA HİÇBİR MEZHEP KALMAYACAK.</text:span><text:span text:style-name="T21"> (Muhammed B. Resul El Hüseyin El Berzenci, Kıyamet Alametleri, s. 186-187)</text:span></text:p>
      <text:p text:style-name="P29"><text:span text:style-name="T25">Hüseyin Hilmi Işık ise, </text:span><text:span text:style-name="T21">Saadet-i Ebediye</text:span><text:span text:style-name="T25"> adlı eserinde Hz. Mehdi'nin bu özelliğini şöyle haber vermiştir:</text:span></text:p>
      <text:p text:style-name="P29"><text:span text:style-name="T22">HAZRET-İ MEHDİ, AHİR ZAMANDA DÜNYAYA GELECEKTİR. </text:span><text:span text:style-name="T21">Resulullah Efendimizin (sav) soyundan olacaktır. İsa Aleyhisselam'la buluşacak, </text:span><text:span text:style-name="T22">MEZHEPLERİ KALDIRACAK, YALNIZ ONUN MEZHEBİ KALACAK. </text:span><text:span text:style-name="T21">(H. Hilmi Işık, Saadeti Ebediye, s. 35)</text:span></text:p>
      <text:p text:style-name="P29"><text:span text:style-name="T25">Bediüzzaman Said Nursi bilindiği gibi Şafi mezhebindendir. Bir mezhep sahibi değildir ve bir başka mezhep kurucusuna tabi olmuştur; İmam Şafi'yi imamı olarak kabul etmiştir. Bediüzzaman bu konuyu eserlerinde şöyle ifade etmiştir:</text:span></text:p>
      <text:p text:style-name="P29"><text:span text:style-name="T21">"Evvelâ: </text:span><text:span text:style-name="T22">Ben Şafiî'yim...</text:span><text:span text:style-name="T21">" (Emirdağ Lahikası, s. 38)</text:span></text:p>
      <text:p text:style-name="P29"><text:span text:style-name="T22">"... hem hususî Şafiîce ibadetime."</text:span><text:span text:style-name="T21"> (Büyük Tarihçe-i Hayat, s. 202)</text:span></text:p>
      <text:p text:style-name="P29"><text:span text:style-name="T22">"Yalnız bu kadar var. Ben Şafiîyim..."</text:span><text:span text:style-name="T21"> (Büyük Tarihçe-i Hayat, s. 206)</text:span></text:p>
      <text:p text:style-name="P29"><text:span text:style-name="T22">"Hattâ Şafiî mezhebinde olduğu için..."</text:span><text:span text:style-name="T29"> (Emirdağ Lahikası, s. 573)</text:span></text:p>
      <text:p text:style-name="P29"><text:span text:style-name="T25">Oysa ki Hz. Mehdi tüm mezhepleri kaldıracak ve tüm mezheplerin üzerinde olacaktır. Bir mezhebe bağlı olan Bediüzzaman da, bu özelliğin Hz. Mehdi'ye ait olacağını belirterek kendisinin Hz. Mehdi olmadığını açıklamıştır.</text:span></text:p>
      <text:p text:style-name="P14"/>
      <text:p text:style-name="P29"><text:span text:style-name="T24">HAKİM:</text:span></text:p>
      <text:p text:style-name="P29"><text:span text:style-name="T25">Bediüzzaman'ın kullandığı </text:span><text:span text:style-name="T24">"HAKİM"</text:span><text:span text:style-name="T25"> kelimesinin sözlük anlamı, "Haklı ve haksızı ayırıp adalet üzere hükmeden, idare eden"dir. Bediüzzaman eserlerinde Hz. Mehdi'nin yerine getireceği görevlerinden bahsetmiş, halihazırda dağınık halde bulunan tüm İslam dünyasını birleştirip bu birlikteliğin liderliğini üstlenmenin de Hz. Mehdi'nin bu görevlerinden biri olduğunu belirtmiştir. Bediüzzaman Hz. Mehdi'nin, burada belirttiği </text:span><text:span text:style-name="T24">"HAKİM"</text:span><text:span text:style-name="T25">lik sıfatını kullanarak, tüm İslam aleminin başında olacağını ve Müslümanların meselelerine çözüm getireceğini bildirmiştir. Buna göre, Hz. Mehdi karar mekanizmasının başında olacak, onun adil hükümleri ve yönlendirmesiyle İslam dünyası idare edilecektir. Böyle bir gelişme şu ana kadar gerçekleşmemiştir. Nitekim Bediüzzaman da bu gerçeği hatırlatarak Hz. Mehdi'nin henüz gelmediğini dile getirmiş; ortaya çıktığında Hz. Mehdi'nin bu </text:span><text:span text:style-name="T24">"HAKİMLİK VASFINI TAŞIMASIYLA TANINABİLECEĞİNE"</text:span><text:span text:style-name="T25"> dikkat çekmiştir. Bediüzzaman Said Nursi, şerefli fikri mücadelesini sürdürürken 28 yıl gibi uzun bir süreyi hapisanelerde ve sürgünlerde geçirmiştir. Yaşadığı süre içinde çoğu zaman “mahkum” olmuştur; ancak “hakim” olmamıştır.</text:span></text:p>
      <text:p text:style-name="P14"/>
      <text:p text:style-name="P29"><text:span text:style-name="T24">MEHDİ:</text:span></text:p>
      <text:p text:style-name="P29"><text:span text:style-name="T25">Bediüzzaman Rabbimiz'in, ahir zamanın en zorlu ortamında, tüm insanların kurtuluşuna vesile olması için göndereceği mübarek zatın ayrıca </text:span><text:span text:style-name="T24">"MEHDİ" </text:span><text:span text:style-name="T25">vasfını da taşıyacağını bildirmiştir. </text:span><text:span text:style-name="T24">"MEHDİ" </text:span><text:span text:style-name="T25">kelimesi, </text:span><text:span text:style-name="T24">"HİDAYETE EREN, HİDAYETE VESİLE OLAN VE HİDAYETE YÖNELTEN"</text:span><text:span text:style-name="T25"> anlamlarındadır. </text:span><text:soft-page-break/><text:span text:style-name="T25">Mehdi sıfatı, özel bir lütuf olarak Allah'ın hidayetine mazhar olan ve Allah'ın kendisine yol gösterdiği kişiyi tanımlamaktadır. Ahir zamanda gelecek olan Hz. Mehdi de ismini bu özelliğinden almaktadır</text:span></text:p>
      <text:p text:style-name="P18"/>
      <text:p text:style-name="P29"><text:span text:style-name="T24">MÜRŞİD ve KUTB-U AZAM:</text:span></text:p>
      <text:p text:style-name="P29"><text:span text:style-name="T25">Bediüzzaman Hz. Mehdi'nin özelliklerinden bazılarını saydığı bu sözünde onun aynı zamanda hem </text:span><text:span text:style-name="T24">"MÜRŞİD"</text:span><text:span text:style-name="T25"> hem de </text:span><text:span text:style-name="T24">"KUTB-U AZAM"</text:span><text:span text:style-name="T25"> olacağını bildirmiştir. </text:span><text:span text:style-name="T24">"MÜRŞİD"</text:span><text:span text:style-name="T25"> kelimesi </text:span><text:span text:style-name="T24">"DOĞRU YOLU GÖSTEREN KİMSE"</text:span><text:span text:style-name="T25"> anlamına gelmektedir. </text:span><text:span text:style-name="T24">"KUTB-U AZAM"</text:span><text:span text:style-name="T25"> ifadesi ise </text:span><text:span text:style-name="T24">"MÜSLÜMANLARIN KENDİSİNE BAĞLANDIKLARI BÜYÜK EVLİYALARDAN, ZAMANIN EN BÜYÜK MÜRŞİDİ"</text:span><text:span text:style-name="T25"> anlamındadır. Bediüzzaman bu sözünün başındaki "ahir zamanın en büyük fesadı zamanında" ifadesiyle, Hz. Mehdi'nin dünyanın belki de en buhranlı devresi olan ahir zamanda, dünya çapında yapacağı çalışmalarla, imandan ve doğru yoldan, din ahlakından uzaklaşmış insanlığı gafletten uyandırıp hidayete yönelteceğini bildirmiştir. Hz. Mehdi, Müslümanların kendisine bağlandığı, zamanın en büyük yol göstericisi olacaktır.</text:span></text:p>
      <text:p text:style-name="P18"/>
      <text:p text:style-name="P29"><text:span text:style-name="T24">ZAT-I NURANİ:</text:span></text:p>
      <text:p text:style-name="P29"><text:span text:style-name="T25">Bediüzzaman burada Hz. Mehdi'nin </text:span><text:span text:style-name="T24">"BİR ZAT-I NURANİ" </text:span><text:span text:style-name="T25">olduğundan bahsetmektedir. Eğer Bediüzzaman Hz. Mehdi'nin bir şahs-ı manevi olduğunu vurgulamak isteseydi burada </text:span><text:span text:style-name="T24">"bir zat-ı nuraniden"</text:span><text:span text:style-name="T25"> değil, "bir şahs-ı manevi-i nuraniden" bahsederdi. Ancak çok açık olarak Hz. Mehdi için </text:span><text:span text:style-name="T24">"BİR ZAT"</text:span><text:span text:style-name="T25"> ifadesini kullanmıştır. Ayrıca </text:span><text:span text:style-name="T24">"NURANİ" </text:span><text:span text:style-name="T25">kelimesiyle de bu mübarek zatın bir özelliğini de vurgulamış, onun </text:span><text:span text:style-name="T24">"NURLU BİR ŞAHIS" </text:span><text:span text:style-name="T25">olduğunu belirtmiştir.</text:span></text:p>
      <text:p text:style-name="P18"/>
      <text:p text:style-name="P29"><text:span text:style-name="T24">EHL-İ BEYT-İ NEBEVİDEN:</text:span></text:p>
      <text:p text:style-name="P29"><text:span text:style-name="T25">Bediüzzaman bu sözüyle de Hz. Mehdi'nin </text:span><text:span text:style-name="T24">"BİR ŞAHIS"</text:span><text:span text:style-name="T25"> olduğunu bir başka önemli delili hatırlatarak yeniden açıklamaktadır. Bediüzzaman </text:span><text:span text:style-name="T24">"HZ. MEHDİ'NİN PEYGAMBERİMİZ (SAV)'İN</text:span><text:span text:style-name="T25"> </text:span><text:span text:style-name="T24">SOYUNDAN GELEN BİR ŞAHIS OLACAĞINI"</text:span><text:span text:style-name="T25"> belirtmektedir. Bediüzzaman eserlerinde bu konuyu da çok sık olarak vurgulamaktadır. Bediüzzaman bir şahs-ı manevinin, peygamber soyundan gelemeyeceğini kuşkusuz ki çok iyi bilmektedir. Bu özelliğini hatırlatarak Hz. Mehdi'nin mübarek bir soydan gelen </text:span><text:span text:style-name="T24">"BİR İNSAN"</text:span><text:span text:style-name="T25"> olacağını ifade etmektedir. Bunun yanı sıra Bediüzzaman risalelerde birçok kez kendisinin Peygamberimiz (sav)'in soyundan olmadığını belirtmiş ve Hz. Mehdi geldiğinde, diğer müceddidlerden bu özelliğiyle ayırt edilebileceğine dikkat çekmiştir.</text:span></text:p>
      <text:p text:style-name="P21"/>
      <text:p text:style-name="P21"/>
      <text:p text:style-name="P29"><text:span text:style-name="T26">21- HZ. MEHDİ’NİN, 'İSLAM ALEMİNİN KARANLIĞINI DAĞITMASI’ VASFI </text:span></text:p>
      <text:p text:style-name="P29"><text:span text:style-name="T26">BEDİÜZZAMAN’IN DÖNEMİNDE GERÇEKLEŞMİŞ MİDİR?</text:span></text:p>
      <text:p text:style-name="P14"/>
      <text:p text:style-name="P29"><text:span text:style-name="T25">Cenab-ı Hak bir dakika zarfında beyn-es sema vel-arz alemini (yer ile gök arasındaki alemi) bulutlarla doldurup boşalttığı gibi bir saniyede denizin fırtınalarını teskin eder (dindirir) ve bahar içinde bir saatte yaz mevsiminin numunesini (örneğini) ve yazda bir saatte kış fırtınasını icad eden </text:span><text:span text:style-name="T24">KADİR-İ</text:span><text:span text:style-name="T25"> </text:span><text:span text:style-name="T24">ZÜLCELAL </text:span><text:span text:style-name="T25">(herşeye muktedir olan Yüce Allah) </text:span><text:span text:style-name="T24">HZ. MEHDİ İLE DE, ALEM-İ İSLAM'IN</text:span><text:span text:style-name="T25"> (İslam aleminin) </text:span><text:soft-page-break/><text:span text:style-name="T24">ZULÜMATINI</text:span><text:span text:style-name="T25"> (zulüm devrini, karanlığını) </text:span><text:span text:style-name="T24">DAĞITABİLİR. VE VA'DETMİŞTİR VAADİNİ ELBETTE YAPACAKTIR. </text:span><text:span text:style-name="T21">(Mektubat, s. 411-412)</text:span></text:p>
      <text:p text:style-name="P29"><text:span text:style-name="T25">Bediüzzaman, Celal ve Kudret sahibi olan Rabbimiz'in, Hz. Mehdi ile dinsizlik ve zulüm devrini ortadan kaldıracağını belirtmiştir. Rabbimiz'in, yer ile gök arasındaki tüm alemi bulutlarla bir dakika içinde doldurup boşalttığı, bir saniyede denizin fırtınalarını durdurduğu ve bahar mevsiminde bir saatte yaz mevsiminin örneğini ve yazın da bir saatte kış fırtınasını yarattığı gibi, bu olayı da hemen gerçekleştirmeye kadir olduğunu hatırlatmıştır. Bediüzzaman, Allah'ın bu vaadinin hak olduğunu ve vaadini mutlaka gerçekleştireceğini ifade etmiştir.</text:span></text:p>
      <text:p text:style-name="P29"><text:span text:style-name="T25">Hz. Mehdi Allah'ın izniyle İslam dünyasının karşı karşıya kaldığı zulüm ve zorluklara son vermekle görevli kişi olacak ve çalışmalarıyla tüm dünya çapında etkili olacaktır. Ancak böylesine tüm dünyanın gözleri önünde gerçekleşecek bir durum ne Bediüzzaman'ın yaşadığı dönemde ne de daha önce gerçekleşmemiştir. Bediüzzaman'ın döneminde bu zulüm devam etmekteydi; komünizm dahi henüz yıkılmamış durumdaydı. Müslümanlara yapılan zulüm ise tüm dünyanın gözleri önünde gerçekleşmekteydi. Çok yakın tarihe kadar Bosna'da, günümüzde hala Keşmir'de, Moro'da, Filistin'de ve daha dünyanın birçok yerinde Müslümanların en temel haklarının bile elinden alındığı, haksız yere öldürüldükleri bilinmektedir.</text:span></text:p>
      <text:p text:style-name="P29"><text:span text:style-name="T25">Dolayısıyla Bediüzzaman'ın yaşadığı dönemde zulüm ve esaretin ortadan kaldırılması hiçbir şekilde söz konusu olmamıştır. Hatta Bediüzzaman'ın bizzat kendisi bu şartlar nedeniyle hayatının çok büyük bir bölümünü zulüm ve esaret altında geçirmiştir. Bediüzzaman, hadislerde bildirildiği gibi, İslam dünyasının üzerindeki bu zulmü kaldıracak kişinin ancak Hz. Mehdi olacağını belirtmiştir. Kendisinin böyle bir olaya vesile olmadığını ve bu görevi yerine getirecek olanın Hz. Mehdi olduğunu ifade etmiştir.</text:span></text:p>
      <text:p text:style-name="P22"/>
      <text:p text:style-name="P29"><text:span text:style-name="T26">22- BEDİÜZZAMAN, HZ. MEHDİ’NİN KENDİ DÖNEMİNDE Mİ, </text:span></text:p>
      <text:p text:style-name="P29"><text:span text:style-name="T26">YOKSA DAHA SONRA MI GELECEĞİNİ SÖYLEMİŞTİR?</text:span></text:p>
      <text:p text:style-name="P21"/>
      <text:p text:style-name="P29"><text:span text:style-name="T26">23- HZ. MEHDİ ÇALIŞMALARINDA RİSALE-İ NUR’DAN </text:span></text:p>
      <text:p text:style-name="P29"><text:span text:style-name="T26">İSTİFADE EDECEK MİDİR?</text:span></text:p>
      <text:p text:style-name="P14"/>
      <text:p text:style-name="P29"><text:span text:style-name="T25">... Bu hakikatdan anlaşılıyor ki; </text:span><text:span text:style-name="T24">SONRA GELECEK</text:span><text:span text:style-name="T25"> </text:span><text:span text:style-name="T24">O</text:span><text:span text:style-name="T25"> </text:span><text:span text:style-name="T24">MÜBAREK ZAT</text:span><text:span text:style-name="T25"> </text:span><text:span text:style-name="T24">RİSALE-İ NUR'U BİR PROGRAMI</text:span><text:span text:style-name="T25"> </text:span><text:span text:style-name="T24">OLARAK NEŞR VE TATBİK EDECEK</text:span><text:span text:style-name="T25"> (yazma ve dağıtma yoluyla yayacak ve uygulayacak).</text:span><text:span text:style-name="T21">(Sikke-i Tasdik-i Gaybi, s. 9)</text:span></text:p>
      <text:p text:style-name="P29"><text:span text:style-name="T25">Bediüzzaman bu sözüyle bir kez daha Hz. Mehdi'nin gelişini müjdelemiş ve bu mübarek zatın faaliyetlerini yerine getirirken, kendisini "Hz. Mehdi'ye zemin hazırlayan bir öncü" olarak tanımlayan Bediüzzaman'ın eserlerinden de istifade edeceğini belirtmiştir.</text:span></text:p>
      <text:p text:style-name="P29"><text:span text:style-name="T25">Bediüzzaman, Hz. Mehdi'den bahsettiği sözlerinin pek çoğunda tekrarladığı </text:span><text:span text:style-name="T24">"GELECEK"</text:span><text:span text:style-name="T25"> ifadesini burada da kullanmıştır. Bediüzzaman bu sözleriyle Hz. Mehdi'nin, önceki müceddidlerin ve Bediüzzaman'ın yaşadığı dönemlerde gelmediğini söylemiş; bu mübarek zatın bunların hepsinden </text:span><text:span text:style-name="T24">"SONRA"</text:span><text:span text:style-name="T25"> geleceğini ifade etmiştir. Ayrıca Bediüzzaman bu durumu, yalnızca gelecek zaman ifade eden bir fiil kullanarak değil, bunu bir de </text:span><text:span text:style-name="T24">"SONRA"</text:span><text:span text:style-name="T25"> kelimesiyle destekleyerek çok kesin bir üslupla açıklamıştır.</text:span></text:p>
      <text:p text:style-name="P29"><text:soft-page-break/><text:span text:style-name="T25">Bediüzzaman ayrıca burada </text:span><text:span text:style-name="T24">"ZAT"</text:span><text:span text:style-name="T25"> kelimesini bir de nitelendirmekte ve Hz. Mehdi'nin </text:span><text:span text:style-name="T24">"NASIL BİR ZAT"</text:span><text:span text:style-name="T25"> olduğunu da açıklamaktadır. Bediüzzaman Hz. Mehdi'nin </text:span><text:span text:style-name="T24">"MÜBAREK BİR ZAT"</text:span><text:span text:style-name="T25"> olduğunu belirtmektedir. </text:span><text:span text:style-name="T24">"MÜBAREK"</text:span><text:span text:style-name="T25"> kelimesi </text:span><text:span text:style-name="T24">"İlahi hayrın bulunduğu"</text:span><text:span text:style-name="T25"> anlamına gelmektedir. Bediüzzaman da burada kullandığı bu </text:span><text:span text:style-name="T24">"mübarek"</text:span><text:span text:style-name="T25"> sıfatıyla Hz. Mehdi'nin imanını, yerine getireceği vazifeleri övmektedir. Bediüzzaman verdiği tüm bu detaylı bilgilerle Müslümanlara Hz. Mehdi'nin ahlakını ve mücadelesini tanıtmakta, bu üstün ahlaklı şahsın hangi özellikleriyle tanınabileceğini anlatmaktadır.</text:span></text:p>
      <text:p text:style-name="P29"><text:span text:style-name="T25">Bediüzzaman eserlerinde, Hz. Mehdi'den önceki yüzyılın müceddidi olması sebebiyle kendisini "Hz. Mehdi'nin bir öncüsü", "ona zemin hazırlayan bir askeri" olarak tanımlamıştır. Yine bir sözünde de, "kendisinin ektiği tohumların Hz. Mehdi tarafından geliştirileceğini ve bu mübarek şahıs vesilesiyle bu tohumların sümbülleneceğini" anlatarak, Hz. Mehdi'nin gelişinden önce yaptığı çalışmalarla ona "bir ön hazırlık" yaptığını anlatmaktadır. </text:span><text:span text:style-name="T24">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text:span><text:span text:style-name="T25"> Bediüzzaman bu sözleriyle kendisinin Hz. Mehdi olmadığını, Hz. Mehdi'nin </text:span><text:span text:style-name="T24">"KENDİSİNDEN SONRAKİ DÖNEMDE GELECEK BİR ŞAHIS OLDUĞUNU"</text:span><text:span text:style-name="T25"> bir kez daha açıklığa kavuşturmuştur.</text:span></text:p>
      <text:p text:style-name="P14"/>
      <text:p text:style-name="P29"><text:span text:style-name="T26">24- HZ. MEHDİ’NİN ÇALIŞMALARI BÖLGESEL ETKİDE Mİ OLACAK, </text:span></text:p>
      <text:p text:style-name="P29"><text:span text:style-name="T26">YOKSA DÜNYA ÇAPINDA MI FAALİYET GÖSTERECEK?</text:span></text:p>
      <text:p text:style-name="P24"/>
      <text:p text:style-name="P36"><text:span text:style-name="T26">25- HZ. MEHDİ’NİN 2. ve 3. VAZİFELERİNİN ETKİSİ DÜNYADA NASIL </text:span></text:p>
      <text:p text:style-name="P29"><text:span text:style-name="T26">GÖRÜLECEKTİR?</text:span></text:p>
      <text:p text:style-name="P21"/>
      <text:p text:style-name="P29"><text:span text:style-name="T26">26- BU VAZİFELERİN GERÇEKLEŞMESİNE HERKES ŞAHİT OLACAK MIDIR?</text:span></text:p>
      <text:p text:style-name="P14"/>
      <text:p text:style-name="P29"><text:span text:style-name="T25">Birinci vazife, o iki vazifeden üç-dört derece daha ziyade kıymetdardır (değerlidir), fakat </text:span><text:span text:style-name="T24">O İKİNCİ, ÜÇÜNCÜ VAZİFELER PEK PARLAK VE ÇOK GENİŞ BİR DAİREDE</text:span><text:span text:style-name="T25"> (alanda) </text:span><text:span text:style-name="T24">VE ŞA'ŞALI </text:span><text:span text:style-name="T25">(gösterişli) </text:span><text:span text:style-name="T24">BİR TARZDA OLDUĞUNDAN</text:span><text:span text:style-name="T25"> </text:span><text:span text:style-name="T24">UMUMUN VE AVAMIN NAZARINDA </text:span><text:span text:style-name="T25">(genelin ve halkın gözünde) </text:span><text:span text:style-name="T24">DAHA EHEMMİYETLİ</text:span><text:span text:style-name="T25"> (önemli)</text:span><text:span text:style-name="T24"> GÖRÜNÜYORLAR.</text:span><text:span text:style-name="T25"> </text:span><text:span text:style-name="T21">(Sikke-i Tasdik-i Gaybi, s. 9)</text:span></text:p>
      <text:p text:style-name="P29"><text:span text:style-name="T25">Bediüzzaman bu sözleriyle Hz. Mehdi'nin ikinci ve üçüncü görevlerinin çok geniş kitleleri ve coğrafyaları kapsayan gösterişli, görkemli ve geniş yankılar uyandıran icraatlar olduğunu belirtmektedir. Nitekim, İslam Birliği'ni kurmak, tüm Müslümanların liderliğini üstlenmek, Hristiyanlarla ittifak ve dayanışma içine girmek ve sonucunda İslam ahlakını yeryüzüne hakim kılmak, dünya tarihinin belki de en büyük ve en görkemli olaylarından olacaktır.</text:span></text:p>
      <text:p text:style-name="P29"><text:span text:style-name="T25">Bediüzzaman'ın sözünü ettiği bu vazifeler Bediüzzaman'ın yaşadığı devirde ve İslam tarihinin hiçbir döneminde, Hz. Mehdi döneminde olacağı gibi yaşanmamıştır. Bediüzzaman'ın ihtişamlı faaliyetlerini bu derece detaylı tarif ettiği kişi, kendisinden sonra geleceğini ve bu üç vazifeyi en gösterişli biçimde yerine getireceğini ifade ettiği Hz. Mehdi'dir.</text:span></text:p>
      <text:p text:style-name="P29"><text:span text:style-name="T25">Bediüzzaman bu ifadeleriyle Hz. Mehdi'nin faaliyetlerinin, toplumun genelinin gözleri önünde, apaçık bir şekilde gerçekleşeceğini ve insanlarda takdir ve hayranlık uyandıracağını belirtmektedir. Bediüzzaman'ın da bildirdiği gibi, ahir zamanın son dönemindeki bu olaylar; Hz. Mehdi'nin iktidar ve hâkimiyeti çok açık delillerle ve tüm dünyanın şahit olacağı bir şekilde yaşanacaktır. Deccal'in fitnesi ortadan kalkacak, yeryüzünü huzur barış ve adalet dolduracaktır. Böylesine tüm dünyanın gözleri önünde seyreden büyük gelişmeler ve değişimler önceki müceddidlerin zamanında yaşanmamıştır. Bediüzzaman da bu önemli konuyu vurgulayarak, tüm bunların yakın bir gelecekte Hz. Mehdi döneminde gerçekleşeceğini müjdelemiştir.</text:span></text:p>
      <text:p text:style-name="P16"/>
      <text:p text:style-name="P16"/>
      <text:p text:style-name="P31"><text:span text:style-name="T24">27-HZ. MEHDİ’NİN EN BÜYÜK </text:span><text:span text:style-name="T38">ve</text:span><text:span text:style-name="T24"> EN </text:span></text:p>
      <text:p text:style-name="P31"><text:span text:style-name="T24">DEĞERLİ GÖREVİ NE OLACAKTIR?</text:span></text:p>
      <text:p text:style-name="P14"/>
      <text:p text:style-name="P29"><text:span text:style-name="T25">Ümmetin beklediği, </text:span><text:span text:style-name="T24">AHİR ZAMANDA GELECEK</text:span><text:span text:style-name="T25"> </text:span><text:span text:style-name="T24">ZATIN</text:span><text:span text:style-name="T25"> </text:span><text:span text:style-name="T24">ÜÇ VAZİFESİNDEN</text:span><text:span text:style-name="T25"> </text:span><text:span text:style-name="T24">EN MÜHİMMİ</text:span><text:span text:style-name="T25"> (önemlisi) </text:span><text:span text:style-name="T24">VE EN BÜYÜĞÜ VE EN KIYMETDARI </text:span><text:span text:style-name="T25">(değerlisi) </text:span><text:span text:style-name="T24">OLAN İMAN-I TAHKİKİYİ</text:span><text:span text:style-name="T25"> (gerçek imanı) </text:span><text:span text:style-name="T24">NEŞR</text:span><text:span text:style-name="T25"> (yazma ve dağıtma yoluyla yaymak) </text:span><text:span text:style-name="T24">VE EHL-İ İMANI</text:span><text:span text:style-name="T25"> (iman edenleri) </text:span><text:span text:style-name="T24">DALALETTEN</text:span><text:span text:style-name="T25"> (sapkınlıktan) </text:span><text:span text:style-name="T24">KURTARMAK...</text:span><text:span text:style-name="T21">(Sikke-i Tasdik-i Gaybi, s. 9)</text:span></text:p>
      <text:p text:style-name="P29"><text:span text:style-name="T25">Bediüzzaman, Hz. Mehdi'nin üç büyük görevinden birincisinin ve en önemlisinin gerçek imanı yayarak insanların sapkınlıktan kurtulmasına vesile olması olduğunu belirtmiştir.</text:span></text:p>
      <text:p text:style-name="P29"><text:span text:style-name="T25">Bediüzzaman, Müslümanların beklediği, ahir zamanda gelecek mübarek şahsın tek bir görevi olmayacağını bildirmiştir. Bu şahsın </text:span><text:span text:style-name="T24">"ÜÇ BÜYÜK VE KAPSAMLI GÖREVİ"</text:span><text:span text:style-name="T25"> olacağını ifade etmiştir. Bediüzzaman bu görevlerin;</text:span></text:p>
      <text:p text:style-name="P24"><text:soft-page-break/></text:p>
      <text:p text:style-name="P36"><text:span text:style-name="T25">1) "İnsanların imanını kurtarmak,</text:span></text:p>
      <text:p text:style-name="P29"><text:span text:style-name="T25">2) İslam Birliği'ni kurmak ve tüm dünya Müslümanlarının önderi olmak,</text:span></text:p>
      <text:p text:style-name="P29"><text:span text:style-name="T25">3) Kuran ahlakını tüm dünyaya hakim kılmak ve Hristiyanlarla ittifak kurmak olduğunu" açıklamıştır. Peygamberimiz (sav)'den bu yana gönderilen müceddidler arasında, 1400 yıldır bu görevlerin birini yalnızca belirli açılardan yerine getirmiş İslam büyükleri olmuştur. İslam tarihinde insanların imanına vesile olan bir çok büyük âlim vardır. Osmanlı padişahları İslam Birliğini yönetmiş Müslüman önderlerdir. Fakat hiçbiri, bahsedilen üç önemli görevi birden ve dünya çapında yerine getirememişlerdir. Bediüzzaman da burada Hz. Mehdi'nin bu özelliğini vurgulayarak, bu üstün vasıflı şahsın geçmiş dönemlerde geldiğinden bahsedilemeyeceğini, bu görevlerin yapılmasının, onu insanlara tanıtan alameti olacağını belirtmiştir.</text:span></text:p>
      <text:p text:style-name="P29"><text:span text:style-name="T25">Bediüzzaman </text:span><text:span text:style-name="T24">"İMANI KURTARMA GÖREVİ"</text:span><text:span text:style-name="T25">nin, ahir zamanda gelecek olan Hz. Mehdi'nin üç vazifesinden birincisi olduğunu belirtmiştir. Ve bu görevi, Hz. Mehdi'nin "en önemli ve en kıymetli vazifesi"olarak adlandırmıştır. Ahir zamanda gelecek olan bu mübarek şahsın kendi döneminde "çok büyük ve önemli bir iman hizmeti" gerçekleştireceğini bildirmiştir. Bu hizmetin çapı daha önce kimseye nasip olmamış büyüklükte olacaktır. Bediüzzaman burada kullandığı </text:span><text:span text:style-name="T24">"NEŞR" </text:span><text:span text:style-name="T25">kelimesiyle iman hakikatlerinin her türlü imkan kullanılarak, çeşitli kitle iletişim araçlarıyla yapılacağına dikkat çekmiştir. Doğal olarak bu şekilde imanı yayma çalışması da dünyadaki tüm insanlar tarafından bilinecektir. Ahir zamanda Mesih Deccal'in fitnesi tüm insanları çepeçevre sarmış olacak, bu büyüklükteki bir fitneyi etkisiz hale getirip inananların imanını korumak da Hz. Mehdi'nin en büyük vazifelerinden biri olacaktır. Bediüzzaman bugüne kadar böyle büyük çapta bir "imanı kurtarma görevi"nin hiçbir müceddid tarafından yerine getirilmediğine ve Hz. Mehdi'nin de bu görevini, böyle büyük bir etki bırakacak şekilde gerçekleştirmesiyle tanınacağına işaret etmiştir.</text:span></text:p>
      <text:p text:style-name="P14"/>
      <text:p text:style-name="P23"/>
      <text:p text:style-name="P31"><text:span text:style-name="T38">28- HZ. MEHDİ'NİN RİSALE-İ NUR'DA </text:span></text:p>
      <text:p text:style-name="P31"><text:span text:style-name="T38">BİLDİRİLEN ALAMETLERİ NELERDİR? </text:span></text:p>
      <text:p text:style-name="P19"/>
      <text:p text:style-name="P32"><text:span text:style-name="T24">1.<text:tab/>Hz. Mehdi Peygamberimiz (sav)'in hadislerinde fiziksel özelliklere, ahlaka ve soyu hakkında verilen özelliklere sahip “</text:span><text:span text:style-name="T40">bİr ŞahIs</text:span><text:span text:style-name="T24">” olarak ortaya çıkacaktır. </text:span><text:span text:style-name="T21">(Sözler, s. 343-344) (Mektubat, s. 56-57)</text:span><text:span text:style-name="T22"> </text:span><text:span text:style-name="T21">(Emirdağ Lâhikası-1, s. 266-267) (Barla Lahikası, s. 162) (Mektubat, s. 411-412) (Mektubat, s. 441) (Sözler, s. 343-344) (Kastamonu Lahikası, s. 57) (Şualar, s. 442) (Şualar, s. 465) (Şualar, s. 368) (Barla Lahikası, s. 110) (Sikke-İ Tasdik-i Gaybi, s. 9) (Sikke-i Tasdik-i Gaybi, 189, Mektubat, 34) (Mektubat, s. 473) (Şualar, s. 605).</text:span></text:p>
      <text:p text:style-name="P32"><text:span text:style-name="T24">2.<text:tab/>“Hz. Mehdi kendisinden önce gelen müceddidlere benzemeyecektir.” </text:span><text:span text:style-name="T21">(Şualar, s. 582).</text:span></text:p>
      <text:p text:style-name="P32"><text:span text:style-name="T24">3.<text:tab/>“Hz. Mehdi seyyid olacaktır”</text:span><text:span text:style-name="T25"> </text:span><text:span text:style-name="T21">(Emirdağ Lâhikas, s. 266)</text:span><text:span text:style-name="T25">, </text:span><text:span text:style-name="T21">(Tenvir, Şualar, s. 365)</text:span><text:span text:style-name="T25">.</text:span></text:p>
      <text:p text:style-name="P32"><text:span text:style-name="T24">4.<text:tab/> “Hz. Mehdi, Bediüzzaman'ın yaşadığı dönemden bir yüz yl sonra gelecektir”</text:span><text:span text:style-name="T25"> </text:span><text:span text:style-name="T21">(Kastamonu Lâhikas, s. 57)</text:span></text:p>
      <text:p text:style-name="P32"><text:span text:style-name="T24">5.<text:tab/>“Hz. Mehdi siyaset, saltanat ve diyanet aleminde üç büyük vazifeyi </text:span><text:span text:style-name="T26">birarada</text:span><text:span text:style-name="T24"> yerine getirecektir”</text:span><text:span text:style-name="T25"> </text:span><text:span text:style-name="T21">(Şualar, s. 456), (Şualar, s. 590), (Emirdağ Lahikas, s. 259-260).</text:span></text:p>
      <text:p text:style-name="P32"><text:soft-page-break/><text:span text:style-name="T24">6.<text:tab/>“Hz. Mehdi “materyalizm, ateizm ve Darwinizm gibi temeli Allah’ı inkar etme üzerine kurulmuş olan dinsiz akımları “</text:span><text:span text:style-name="T26">tam anlamıyla</text:span><text:span text:style-name="T24">” etkisiz hale getirerek insanların imanını kurtaracaktır” </text:span><text:span text:style-name="T21">(Sikke-i Tasdik-i Gaybi, s. 9), (Emirdağ Lahikası, s. 259)</text:span><text:span text:style-name="T24"> </text:span></text:p>
      <text:p text:style-name="P32"><text:span text:style-name="T24">7.<text:tab/>“Hz. Mehdi, “Peygamberimiz (sav)’in halifesi ve tüm Müslümanların manevi lideri” unvanını taşıyarak İslam ahlakının esaslarını yeniden canlandıracaktır” </text:span><text:span text:style-name="T21">(Sikke-i Tasdik-i Gaybi, s. 9)</text:span><text:span text:style-name="T25">.</text:span></text:p>
      <text:p text:style-name="P32"><text:span text:style-name="T24">8.<text:tab/>“Hz. Mehdi tüm dünyaya barış, adalet ve hakkaniyet getirecek ve İslam alemi üzerindeki zulmü kaldıracaktır” </text:span><text:span text:style-name="T21">(Emirdağ Lahikas, s. 259), (Mektubat, s. 411-412),</text:span><text:span text:style-name="T25"> </text:span><text:span text:style-name="T21">(Mektubat, s. 440), (Şualar, s. 456).</text:span></text:p>
      <text:p text:style-name="P32"><text:span text:style-name="T24">9.<text:tab/>“Hz. Mehdi ‘</text:span><text:span text:style-name="T26">Müceddid-i Ekber</text:span><text:span text:style-name="T24">’ yani ‘</text:span><text:span text:style-name="T26">en büyük müceddid</text:span><text:span text:style-name="T24">’ vasfını taşıyacaktır”</text:span><text:span text:style-name="T25"> </text:span><text:span text:style-name="T21">(Tlsmlar Mecmuas, s. 168).</text:span></text:p>
      <text:p text:style-name="P32"><text:span text:style-name="T24">10.<text:tab/>“Hz. Mehdi “</text:span><text:span text:style-name="T26">en büyük müçtehid</text:span><text:span text:style-name="T24">” </text:span><text:span text:style-name="T21">(ihtiyaç oluştuğunda ayetlerden hüküm çkaran büyük İslam alimi ve önderi)</text:span><text:span text:style-name="T24"> </text:span><text:span text:style-name="T26">olarak içtihad yapacak</text:span><text:span text:style-name="T24"> </text:span><text:span text:style-name="T21">(Tlsmlar Mecmuas, s. 168), (Mektubat, s. 411-412) </text:span><text:span text:style-name="T24">ve </text:span><text:span text:style-name="T26">tüm mezhepleri kaldıracaktır</text:span><text:span text:style-name="T24">.</text:span></text:p>
      <text:p text:style-name="P32"><text:span text:style-name="T24">11.<text:tab/>“Hz. Mehdi İslam Birliği’ni sağlayacaktır” </text:span><text:span text:style-name="T21">(Emirdağ Lahikas, s. 260).</text:span></text:p>
      <text:p text:style-name="P32"><text:span text:style-name="T24">12.<text:tab/>“Hz. Mehdi, tüm İslam alimlerinin, Peygamberimiz (sav)'in soyundan gelen seyyidlerin ve tüm Müslümanlarn desteğini alacaktır” </text:span><text:span text:style-name="T21">(Emirdağ Lahikas, s. 260).</text:span></text:p>
      <text:p text:style-name="P32"><text:span text:style-name="T24">13.<text:tab/> “Hz. Mehdi “üç büyük vazifesini” yerine getirirken çok büyük bir maddi güç ve hakimiyet sahibi olacaktır” </text:span><text:span text:style-name="T21">(Sikke-i Tasdik-i Gaybi, s. 9).</text:span></text:p>
      <text:p text:style-name="P32"><text:span text:style-name="T24">14.<text:tab/> “Hz. Mehdi Hristiyan dünyasıyla ittifak yapacaktır” </text:span><text:span text:style-name="T21">(Sikke-i Tasdik-i Gaybi, s. 9)</text:span><text:span text:style-name="T25">.</text:span></text:p>
      <text:p text:style-name="P32"><text:span text:style-name="T24">15.<text:tab/> “Hz. Mehdi Hz. İsa’yla biraraya gelecek ve birlikte namaz kılacaktır” </text:span><text:span text:style-name="T21">(Şualar, s. 493)</text:span><text:span text:style-name="T25"> </text:span></text:p>
      <text:p text:style-name="P32"><text:span text:style-name="T24">16.<text:tab/>“Hz. Mehdi Kuran ahlakn tüm dünyaya yerleşik kılacak ve tüm insanları doğru yola sevk edecektır” </text:span><text:span text:style-name="T21">(Sikke-i Tasdik-i Gaybi, s. 9) (Mektubat, s. 473)</text:span><text:span text:style-name="T25">.</text:span></text:p>
      <text:p text:style-name="P32"><text:span text:style-name="T24">17.<text:tab/>“Hz. Mehdi, Hz. İsa ile birlikte Süfyaniyet ve Deccaliyet’in fikir sistemini etkisiz hale getirecektir”. </text:span><text:span text:style-name="T21">(Mektubat, s. 6)</text:span></text:p>
      <text:p text:style-name="P27"/>
      <text:p text:style-name="P37"><text:span text:style-name="T44">EK BÖLÜM:</text:span></text:p>
      <text:p text:style-name="P43"/>
      <text:p text:style-name="P45"><text:span text:style-name="T33">“AKILLI TASARIM”</text:span></text:p>
      <text:p text:style-name="P45"><text:span text:style-name="T33">SAPTIRMACASI</text:span></text:p>
      <text:p text:style-name="P44"/>
      <text:p text:style-name="P44"/>
      <text:p text:style-name="P46"><text:span text:style-name="T25">1980’lerin ikinci yarısında ABD'de evrim teorisine karşı 'akıllı tasarım' adı verilen bir teori ortaya atılmıştır. Bu teori tüm canlıların, Darwinizm’in iddia ettiği şekilde tesadüflerle değil, 'akıllı bir tasarım' sonucunda meydana geldiklerini savunmaktadır. </text:span></text:p>
      <text:p text:style-name="P46"><text:span text:style-name="T25">Ancak söz konusu hareketin savunucuları, tüm canlıların Yaratıcısının alemlerin Rabbi olan Allah olduğunu açıkça dile getirmemektedirler. </text:span></text:p>
      <text:p text:style-name="P46"><text:span text:style-name="T25">Bu hareketin önde gelen isimlerinden Michael Behe 'akıllı tasarım’ın ne olduğunu açıklarken, “akıllı tasarım, dine dayanan bir düşünce değil, ama dindar insanlar bu teoriden kendi tartışmalarında yararlanabilirler” demektedir. </text:span></text:p>
      <text:p text:style-name="P47"/>
      <text:p text:style-name="P49"><text:span text:style-name="T43">"Allah yaratmıştır" demeyip sadece</text:span></text:p>
      <text:p text:style-name="P49"><text:span text:style-name="T43">"akıllı tasarım vardır" demek bir </text:span></text:p>
      <text:p text:style-name="P49"><text:span text:style-name="T43">Müslüman'ın kullanacağı üslup değildir!</text:span></text:p>
      <text:p text:style-name="P44"/>
      <text:p text:style-name="P46"><text:span text:style-name="T25">Ülkemizde de 'akıllı tasarım teorisi'ni savunan kimseler bulunmaktadır. Ancak bu kimselerin dikkat çeken bir özellikleri vardır. Bunlar, söz konusu teoriyi savunurlarken bu hareketin Batılı destekçilerinin üslubunu taklit etmeye çalışmakta ve Allah'ın ismini anmaktan özellikle kaçınmaktadırlar.</text:span></text:p>
      <text:p text:style-name="P46"><text:span text:style-name="T25">"Tüm evreni, canlı ve cansız varlıkları Allah yaratmıştır" demek yerine açıklamalarında, “evrende akıllı bir tasarım vardır” şeklinde muğlak ifadelere başvurmaktadırlar. Bu tutumları, Allah’ın ismini anmaktan maksatlı olarak kaçındıkları kanaatini oluşturmaktadır. </text:span></text:p>
      <text:p text:style-name="P46"><text:span text:style-name="T25">Elbette ki Müslüman olmayanların, dinsizlerin ya da birtakım felsefecilerin bu tür bir üslup kullanmalarında yadırganacak bir yön yoktur. </text:span></text:p>
      <text:p text:style-name="P46"><text:span text:style-name="T25">Ancak, "ben Müslümanım" diyen bir kimsenin aynı üslubu kullanması kabul edilebilecek bir durum değildir. "Allah yarattı" demekten sürekli kaçınarak, "bir güç yarattı", "akıllı tasarımın eseri" şeklinde izahlar kullanmak Müslüman bir kimsenin tavrı ve üslubu olamaz. </text:span></text:p>
      <text:p text:style-name="P46"><text:span text:style-name="T25">Çünkü bu tür bir üslup, “Ben 'Allah' demek istemiyorum, 'bir güç var, akıllı tasarım var' demek istiyorum” anlamına gelir ki, bunun da Kuran'la, İslam'la bağdaşan hiçbir yönü yoktur. </text:span></text:p>
      <text:p text:style-name="P46"><text:span text:style-name="T25">"Her şeyi Allah yarattı", "her şey alemlerin Rabbi olan Allah'ın 'OL' demesiyle oldu" demekten kaçınarak yalnızca "kainatta akıllı bir tasarım vardır" demek ancak, Allah'ın varlığına gerçekten iman etmemiş bir zihniyetin ürünü olabilir.</text:span></text:p>
      <text:p text:style-name="P46"><text:span text:style-name="T25">Yoksa, ilkokulda okuyan bir çocuk dahi bilir ki, gökyüzünü, ceylanları, balıkları, kuzuları, elmayı, muzu, üzümü, portakalı yaratan Allah’tır, 'akıllı tasarım' değil. </text:span></text:p>
      <text:p text:style-name="P50"/>
      <text:p text:style-name="P52"><text:span text:style-name="T43">'Akıllı tasarım', 'akıllı bir güç' ifadeleriyle </text:span></text:p>
      <text:p text:style-name="P49"><text:span text:style-name="T43">Allah'ın dışında kim kastedilebilir? </text:span></text:p>
      <text:p text:style-name="P44"/>
      <text:p text:style-name="P46"><text:span text:style-name="T25">Allah'ın varlığı gözardı edilerek (Allah'ı tenzih ederiz) öne sürülen bir 'akıllı tasarım' iddiası son derece akılsızca ve mantıksızca bir iddiadır.</text:span></text:p>
      <text:p text:style-name="P46"><text:span text:style-name="T25">Normal zekaya sahip vicdanlı bir insan, biraz düşündüğünde, evrende tasarlanmış gibi bir mükemmellik varsa bunu yaratanın Allah'tan başkası olamayacağını anlar. </text:span></text:p>
      <text:p text:style-name="P46"><text:span text:style-name="T25">Evrendeki canlı-cansız tüm varlıkların Allah'ın sonsuz aklının, ilminin, gücünün, üstün yaratma sanatının tecellileri olduğunu görür. </text:span></text:p>
      <text:p text:style-name="P46"><text:span text:style-name="T25">Bunun sonucunda da, "akıllı tasarım var", "akıllı bir güç var" demez, "Allah vardır, Allah yaratmıştır" der.</text:span></text:p>
      <text:p text:style-name="P46"><text:span text:style-name="T25">Bilindiği gibi, İslamiyet'ten önce Mekke'deki müşrikler taşlardan ve tahtalardan yonttukları heykellere Allah'ın sıfatlarını yakıştırarak kendilerine bir takım putlar edinmişlerdi. "Lât", "Menât", "Uzza", gibi çeşitli isimlerle adlandırdıkları bu putların güç sahibi olduklarını, canlıları yarattıklarını, rızık verdiklerini, koruyup kolladıklarını öne sürmekte, kısaca Allah'ın sıfatlarını bu putlara isnad ederek Allah'a şirk koşmaktaydılar.</text:span></text:p>
      <text:p text:style-name="P46"><text:span text:style-name="T25">Aynı şekilde bugün yapılmak istenen de, Allah'ın üstün sıfatlarını 'akıllı tasarım', 'akıllı güç' gibi isimlerle adlandırılan soyut kavramlara yükleyerek insanları Allah inancından uzaklaştırmaktır. Bunun anlamı ise 'akıllı tasarım' adı verilen bir put edinmekten başka bir şey değildir.</text:span></text:p>
      <text:p text:style-name="P46"><text:span text:style-name="T25">Kuran'da müşriklerin bu tutumu hakkında şöyle buyurulmaktadır:</text:span></text:p>
      <text:p text:style-name="P53"/>
      <text:p text:style-name="P55"><text:span text:style-name="T25">"Bu (putlar ise,) sizin ve atalarınızın isimlendirdiğiniz isimlerden başkası değildir. Allah, onlarla ilgili 'hiçbir delil' indirmemiştir. Onlar, yalnızca zanna ve nefislerinin heva olarak arzu ettiklerine uyuyorlar. Oysa andolsun, onlara Rablerinden yol gösterici gelmiştir."</text:span><text:span text:style-name="T27"> (Necm Suresi, 23)</text:span></text:p>
      <text:p text:style-name="P54"/>
      <text:p text:style-name="P55"><text:span text:style-name="T27">Masonlar da aynı mantıkta, eserlerinde kainatı 'total bir güç'ün, 'bir şuur'un yönettiğini fakat bundan kastettiklerinin kesinlikle Allah olmadığını öne sürerler. (Allah'ı tenzih ederiz)</text:span></text:p>
      <text:p text:style-name="P55"><text:span text:style-name="T27">Görüldüğü gibi 'akıllı tasarım' taraftarları da masonik izahlardaki mantığın birebir aynısını savunmaktadırlar.</text:span></text:p>
      <text:p text:style-name="P53"/>
      <text:p text:style-name="P48"/>
      <text:p text:style-name="P51"><text:span text:style-name="T45">Allah'ın yaratmak için tasarım </text:span></text:p>
      <text:p text:style-name="P51"><text:span text:style-name="T45">yapmaya ihtiyacı yoktur</text:span></text:p>
      <text:p text:style-name="P44"/>
      <text:p text:style-name="P46"><text:span text:style-name="T25">Bilinmelidir ki, yerlerin ve göklerin Rabbi olan Allah’ın yaratmak için herhangi bir 'tasarım' yapmaya ihtiyacı yoktur. Allah tüm bunlardan münezzehtir.</text:span></text:p>
      <text:p text:style-name="P46"><text:span text:style-name="T25">Belki, Allah’ın yaratmasındaki mükemmellik, “tasarlanmış gibi bir mükemmellik var” şeklinde ifade edilebilir, o kadar... </text:span></text:p>
      <text:p text:style-name="P46"><text:span text:style-name="T25">Allah'ın, bir şeyin ya da bir işin olmasını dilediğinde, onun olması için yalnızca "Ol" demesi yeterlidir. Ayetlerde şöyle buyurulmaktadır:</text:span></text:p>
      <text:p text:style-name="P12"><text:soft-page-break/><text:span text:style-name="T24">"Bir şeyi dilediği zaman, O'nun emri yalnızca: "Ol" demesidir; o da hemen oluverir."</text:span><text:span text:style-name="T25"> (Yasin Suresi, 82)</text:span></text:p>
      <text:p text:style-name="P10"/>
      <text:p text:style-name="P12"><text:span text:style-name="T24">"Gökleri ve yeri (bir örnek edinmeksizin) yaratandır. O, bir işin olmasına karar verirse, ona yalnızca "OL" der, o da hemen oluverir."</text:span><text:span text:style-name="T25"> (Bakara Suresi, 117)</text:span></text:p>
      <text:p text:style-name="P11"/>
      <text:p text:style-name="P48"/>
      <text:p text:style-name="P51"><text:span text:style-name="T45">'Akıllı tasarım' izahları samimi olarak </text:span></text:p>
      <text:p text:style-name="P51"><text:span text:style-name="T45">Allah inancına eğilim gösteren kimseleri de </text:span></text:p>
      <text:p text:style-name="P51"><text:span text:style-name="T45">olumsuz yönde etkileyebilir</text:span></text:p>
      <text:p text:style-name="P44"/>
      <text:p text:style-name="P46"><text:span text:style-name="T25">Şurası bir gerçektir ki 21. yüzyılda tüm dünya, hızla materyalist ve ateist görüşleri terk etmektedir.</text:span></text:p>
      <text:p text:style-name="P46"><text:span text:style-name="T25">Evrim teorisinin geçersizliğinin, bu teorinin bilim ve akıl dışı olduğu gerçeğinin günden güne daha çok anlaşılmasıyla insanlarda Allah inancına doğru samimi bir yöneliş yaşanmaktadır.</text:span></text:p>
      <text:p text:style-name="P46"><text:span text:style-name="T25">Bunun en çarpıcı örneklerinden biri, tüm hayatını ateizmi savunmaya adamış olan ünlü bilim adamı Anthony Flew’dur. Flew, geçtiğimiz aylarda kendisiyle yapılan bir röportajda ateizmi terk ettiğini ve artık Allah'a inandığını belirtmiştir.</text:span></text:p>
      <text:p text:style-name="P46"><text:span text:style-name="T25">Yine benzer şekilde birçok bilim adamı, sanatçı ve politikacı beyanatlarında Kuran’a karşı duydukları ilgiyi ve merakı açıkça dile getirmektedirler. </text:span></text:p>
      <text:p text:style-name="P46"><text:span text:style-name="T25">Durum böyleyken, 'akıllı tasarım' gibi samimiyetten ve İslami bilinçten uzak izahların iman etme eğiliminde olan kimseleri de olumsuz yönde etkileyeceği açıktır. Bu tür ortalı ve muğlak izahlar dine eğilim gösteren insanların tereddüt ve çelişkiye düşmesine, kafalarının karışmasına, zihinlerinin bulanmasına neden olabilir.</text:span></text:p>
      <text:p text:style-name="P48"/>
      <text:p text:style-name="P48"/>
      <text:p text:style-name="P51"><text:span text:style-name="T45">'Akıllı tasarım' şeytanın farklı </text:span></text:p>
      <text:p text:style-name="P51"><text:span text:style-name="T45">bir saptırmacasıdır</text:span></text:p>
      <text:p text:style-name="P44"/>
      <text:p text:style-name="P46"><text:span text:style-name="T25">Evrim gibi batıl bir iddiayı reddederken şeytanın yeni bir tuzağına düşmekten şiddetle kaçınmak gerekir. Zira şeytanın en büyük amaçlarından biri her ne şekilde olursa olsun, Allah'ın adının anılmasını engellemek, insanları Allah'ın zikrinden yüzçevirtmektir. </text:span></text:p>
      <text:p text:style-name="P46"><text:span text:style-name="T25">Nitekim şeytan evrimle aldatamadığı insanları bu sefer de "akıllı tasarım" gibi farklı bir yöne saptırarak yine amacına ulaşmış, insanları Allah'ın adını anmaktan uzaklaştırmış olacaktır.</text:span></text:p>
      <text:p text:style-name="P46"><text:span text:style-name="T25">Şeytanın bu şekilde hak adına ortaya çıkıp insanların doğru yollarına oturarak onları saptırmasına Kuran'da şöyle dikkat çekilmektedir:</text:span></text:p>
      <text:p text:style-name="P10"/>
      <text:p text:style-name="P12"><text:span text:style-name="T24">"Dedi ki: "Madem öyle, beni azdırdığından dolayı onlar(ı insanları saptırmak) için mutlaka Senin dosdoğru yolunda oturacağım. Sonra muhakkak önlerinden, arkalarından, sağlarından ve sollarından sokulacağım. Onların çoğunu şükredici bulmayacaksın."</text:span><text:span text:style-name="T25"> (Araf Suresi, 16-17)</text:span></text:p>
      <text:p text:style-name="P46"><text:soft-page-break/><text:span text:style-name="T25">Bilinmelidir ki evrim teorisinin çürütülmesi ve tesadüf mantığının geçersizliğinin ortaya konması akıllı tasarımı değil Allah'ın varlığını, her şeyi Allah'ın yarattığını gözler önüne serer.</text:span></text:p>
      <text:p text:style-name="P55"><text:span text:style-name="T23">"Evrim yoksa akıllı tasarım vardır" demek evrimden sonra yeni bir sahte ilah edinmekten başka bir şey değildir.</text:span></text:p>
      <text:p text:style-name="P53"/>
      <text:p text:style-name="P53"/>
      <text:p text:style-name="P56"><text:span text:style-name="T34">Müslümana yakışan Kuran'da örnek </text:span></text:p>
      <text:p text:style-name="P51"><text:span text:style-name="T45">verilen peygamberlerin ve elçilerin</text:span></text:p>
      <text:p text:style-name="P51"><text:span text:style-name="T45">yolunu benimsemesidir</text:span></text:p>
      <text:p text:style-name="P44"/>
      <text:p text:style-name="P46"><text:span text:style-name="T25">Müslümanlar şu veya bu bilim adamının ya da bilimsel akımın değil, Kuran'da örnek verilen peygamberlerin ve elçilerin yolunu izlemekle, bu mübarek şahısların üslubunu örnek almakla sorumludurlar.</text:span></text:p>
      <text:p text:style-name="P46"><text:span text:style-name="T25">Resullerin her devirde kavimlerine tebliğ yaparken kullandıkları üslup son derece açık, net, kararlı ve anlaşılırdır. Hepsi kavimlerine Allah'ın varlığını ve birliğini, Allah'tan başka ilah olmadığını, her şeyi Allah'ın yarattığını açıkça tebliğ etmiş, insanları yalnızca Allah'a kulluk etmeye davet etmişlerdir. Hiçbiri de tebliğ yaparken Allah'ın adını açıkça ve cesurca zikretmekten çekinmemiştir.</text:span></text:p>
      <text:p text:style-name="P46"><text:span text:style-name="T25">Nitekim Resullerin bu karakterlerinin tarif edildiği ayetlerden bazıları şöyledir:</text:span></text:p>
      <text:p text:style-name="P10"/>
      <text:p text:style-name="P12"><text:span text:style-name="T24">"Andolsun, Biz Nuh'u kendi kavmine (elçi olarak) gönderdik. Böylece kavmine dedi ki: "Ey kavmim, </text:span><text:span text:style-name="T26">Allah'a kulluk edin. O'nun dışında sizin başka ilahınız yoktur, </text:span><text:span text:style-name="T24">yine de sakınmayacak mısınız?" </text:span><text:span text:style-name="T25">(Müminun Suresi, 23)</text:span></text:p>
      <text:p text:style-name="P10"/>
      <text:p text:style-name="P12"><text:span text:style-name="T24">"İbrahim de; hani kavmine demişti ki: "</text:span><text:span text:style-name="T26">Allah'a kulluk edin ve O'ndan sakının</text:span><text:span text:style-name="T24">, eğer bilirseniz bu sizin için daha hayırlıdır</text:span><text:span text:style-name="T25">. (Ankebut Suresi, 16)</text:span></text:p>
      <text:p text:style-name="P10"/>
      <text:p text:style-name="P12"><text:span text:style-name="T24">"Ey zindan arkadaşlarım, </text:span><text:span text:style-name="T26">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text:span><text:span text:style-name="T24"> Dosdoğru olan din işte budur, ancak insanların çoğu bilmezler."</text:span><text:span text:style-name="T25"> (Yusuf Suresi, 39-40)</text:span></text:p>
      <text:p text:style-name="P10"/>
      <text:p text:style-name="P12"><text:span text:style-name="T24">"Hani onlara kardeşleri Lut: "Sakınmaz mısınız?" demişti. "Gerçek şu ki, ben size gönderilmiş güvenilir bir elçiyim. </text:span><text:span text:style-name="T26">Artık Allah'tan korkup-sakının</text:span><text:span text:style-name="T24"> ve bana itaat edin.”</text:span><text:span text:style-name="T25"> (Şuara Suresi, 161-164)</text:span></text:p>
      <text:p text:style-name="P10"/>
      <text:p text:style-name="P12"><text:span text:style-name="T24">"... (Şuayb) "Ey kavmim, </text:span><text:span text:style-name="T26">Allah'a kulluk edin, sizin O'ndan başka İlahınız yoktur</text:span><text:span text:style-name="T24">..."</text:span><text:span text:style-name="T25"> (Araf Suresi, 85)</text:span></text:p>
      <text:p text:style-name="P10"/>
      <text:p text:style-name="P12"><text:span text:style-name="T24">"(İsa) "</text:span><text:span text:style-name="T26">Şüphesiz Allah, O, benim de Rabbim, sizin de Rabbinizdir; şu halde O'na kulluk edin</text:span><text:span text:style-name="T24">. Dosdoğru yol budur."</text:span><text:span text:style-name="T25"> (Zuhruf Suresi, 64)</text:span></text:p>
      <text:p text:style-name="P46"><text:soft-page-break/><text:span text:style-name="T25">Görüldüğü üzere Kuran’da anlatılan peygamberlerin hiçbirisi “tasarımcı”, “akıllı tasarımcı” veya benzeri kavramları değil kullanmak, ima dahi etmemektedir. Resullerin her biri açıkça Allah’ın Yüce ismini zikrederek cesurca Allah’ın hükmünü beyan etmektedir. </text:span></text:p>
      <text:p text:style-name="P46"><text:span text:style-name="T25">Kuran’ın ve sevgili Peygamberimiz Hz. Muhammed (sav)'in yolunu benimseyen her Müslüman da, Resullerin bu üstün ahlakını, örnek tavır ve üslubunu kendisine rehber edinmekle yükümlüdür.</text:span></text:p>
      <text:p text:style-name="P4"/>
      <text:p text:style-name="P8"><text:span text:style-name="T33">EK BÖLÜM:</text:span></text:p>
      <text:p text:style-name="P5"><text:span text:style-name="T33">EVRİM TEORİSİNİN SONU</text:span></text:p>
      <text:p text:style-name="P9"/>
      <text:p text:style-name="P9"/>
      <text:p text:style-name="P6"><text:span text:style-name="T25">Darwinizm; ara fosil olmadığı halde varmış telkini yapar… Geçersiz deliller sunar… Bulunan bütün fosiller yaratılışı ispat ettiği halde bunun tam aksini savunur… Tesadüfler sonucu oluşma ihtimali ancak 10 </text:span><text:span text:style-name="T31">950</text:span><text:span text:style-name="T25">'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6"><text:span text:style-name="T25">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span></text:p>
      <text:p text:style-name="P1"/>
      <text:p text:style-name="P7"><text:span text:style-name="T24">1.<text:tab/>Darwinizm artık proteinlerin evrimle oluşabileceğini iddia edemiyor. </text:span><text:span text:style-name="T25">Çünkü tek bir proteinin bile tesadüfen doğru dizilimle oluşma ihtimali teorik olarak 10</text:span><text:span text:style-name="T31">950</text:span><text:span text:style-name="T25">'de 1 dir. Bu ise gerçekleşmesi matematiksel olarak imkansız bir ihtimaldir.</text:span></text:p>
      <text:p text:style-name="P3"/>
      <text:p text:style-name="P7"><text:span text:style-name="T24">2.<text:tab/>Darwinizm artık fosilleri evrime delil olarak gösteremiyor.</text:span><text:span text:style-name="T25">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text:span></text:p>
      <text:p text:style-name="P7"><text:span text:style-name="T25"><text:s/></text:span></text:p>
      <text:p text:style-name="P7"><text:span text:style-name="T24">3.<text:tab/>Evrimciler bugüne kadar bulunmuş olan sayısız fosil karşısında çaresiz kalmışlardır.</text:span><text:span text:style-name="T25"> Çünkü bulunan tüm fosiller yaratılışı destekler, ispat eder mahiyettedir.</text:span></text:p>
      <text:p text:style-name="P2"/>
      <text:p text:style-name="P7"><text:span text:style-name="T24">4.<text:tab/>Evrimciler artık Archaopteryx'in kuşların atası olduğunu iddia edemiyor.</text:span><text:span text:style-name="T25"> 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2"/>
      <text:p text:style-name="P7"><text:span text:style-name="T24">5.<text:tab/>Darwinizm artık "At Serisi" diye ortaya konulan sahte dizilimi kullanamıyor.</text:span><text:span text:style-name="T25"> Çünkü bu sahte serinin dizilimi kullanamıyor. Çünkü bu sahte serinin geçmişte farklı devirlerde ve farklı coğrafyalarda yaşamış bağımsız canlı türlerinden ibaret olduğu anlaşıldı.</text:span></text:p>
      <text:p text:style-name="P3"/>
      <text:p text:style-name="P7"><text:span text:style-name="T24">6.<text:tab/>Darwinizm artık sudan karaya çıkış hikayesi için Coelecanth isimli fosili kullanamıyor.</text:span><text:span text:style-name="T25"> Çünkü soyu tükenmiş bir ara-form olduğu iddia edilen bu canlının halen yaşamakta olan bir dip balığı olduğu ortaya çıkmıştır ve bu canlı bugüne kadar 200'den fazla sayıda -canlı olarak- yakalanmıştır.</text:span></text:p>
      <text:p text:style-name="P2"/>
      <text:p text:style-name="P7"><text:soft-page-break/><text:span text:style-name="T24">7.<text:tab/>Darwinizm, Ramapithecus, Australopithecus Serisi (</text:span><text:span text:style-name="T22">A. Bosei, A Robustus, A. Aferensis, Africanus vb.</text:span><text:span text:style-name="T24">) gibi canlıların insanların ataları oldukları iddiasını artık savunamıyor.</text:span><text:span text:style-name="T25"> Çünkü bu fosiller üzerinde yapılan araştırmalar, bunların insan ile hiçbir ilgisi olmadığını ve tamamının geçmişte yaşamış maymun türlerinden ibaret olduğunu ortaya koymuştur.</text:span></text:p>
      <text:p text:style-name="P2"/>
      <text:p text:style-name="P7"><text:span text:style-name="T24">8.<text:tab/>Darwinizm rekonstrüksiyon (canlandırma) çizimlerle artık insanları kandıramayacak.</text:span><text:span text:style-name="T25"> Çünkü eskiden yaşamış hayvanların kalıntılarına dayanılarak yapılan bu canlandırmaların (rekonstrüksiyon) hiçbir bilimsel değere sahip olmadığı ve tamamen güvenilmez oldukları bilim adamlarınca açıkça ortaya konmuştur.</text:span></text:p>
      <text:p text:style-name="P2"/>
      <text:p text:style-name="P7"><text:span text:style-name="T24">9.<text:tab/>Darwinizm artık "Piltdown Adamı"nı evrime delil olarak gösteremiyor.</text:span><text:span text:style-name="T25"> Çünkü, yapılan araştırmalar "Piltdown Adamı" diye bir fosilin hiçbir zaman var olmadığını, insana ait bir kafatasına orangutan çenesi eklenerek insanların 40 yıl boyunca kandırıldığını ortaya çıkardı.</text:span></text:p>
      <text:p text:style-name="P3"/>
      <text:p text:style-name="P7"><text:span text:style-name="T24">10. Darwinizm "Nebraska Adamı"nın ve sözde ailesinin evrimi ispatladığını artık savunamıyor.</text:span><text:span text:style-name="T25"> Çünkü "Nebraska Adamı" hikayesinin dayandırıldığı azı diş kalıntısının aslında soyu tükenmiş yabani bir domuza ait olduğu tespit edildi.</text:span></text:p>
      <text:p text:style-name="P2"/>
      <text:p text:style-name="P7"><text:span text:style-name="T24">11. Darwinizm artık "Doğal Seleksiyonun evrime sebep olduğu iddiasını savunamıyor.</text:span><text:span text:style-name="T25"> Çünkü, söz konusu mekanizmanın canlıları evrimleştiremeyeceği, onlara yeni özellikler kazandırmayacağı bilimsel olarak ispatlanmıştır.</text:span></text:p>
      <text:p text:style-name="P2"/>
      <text:p text:style-name="P7"><text:span text:style-name="T25">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span></text:p>
      <text:p text:style-name="P2"/>
      <text:p text:style-name="P25"/>
      <text:p text:style-name="P34"/>
      <text:p text:style-name="P17"/>
      <text:p text:style-name="P17"/>
      <text:p text:style-name="P28"><text:span text:style-name="T25">Geçtiğimiz asrın en büyük İslam alimlerinden biri olan Bediüzzaman Said Nursi, pek çok konuda olduğu gibi, Ahir Zaman konusunda da en doğru ve en güvenilir bilgileri vererek Müslümanlara yol göstermiştir.</text:span></text:p>
      <text:p text:style-name="P28"><text:span text:style-name="T25">Güçlü bir iman, örnek bir samimiyet ile yazılmış olduğu her satırında hissedilen Risale-i Nur Külliyatı’nda Bediüzzaman, başka hiçbir kaynakta bulunmayan, son derece değerli tesbit ve yorumlarıyla Müslümanları aydınlatmıştır.</text:span></text:p>
      <text:p text:style-name="P28"><text:span text:style-name="T25">Elinizdeki bu kitapta, Bediüzzaman’ın Ahir Zaman hakkındaki “Hz. Mehdi Ne Zaman ve Nerede Çıkacaktır?”, “Hz. Mehdi'nin Görevleri Neler Olacaktır?” ve “Bediüzzaman’ı Mehdi Zannedenlere Bediüzzaman’ın Cevabı Ne Olmuştur?” gibi pek çok soruya verdiği cevapları bulacaksınız.</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tr" style:country-asian="TR"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color="#000000" fo:font-size="22pt" fo:letter-spacing="0.018cm" style:text-underline-style="solid" style:text-underline-width="auto" style:text-underline-color="font-color" fo:font-weight="bold" style:font-size-asian="22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color="#000000" fo:font-size="14pt" fo:font-weight="bold" style:font-size-asian="14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 CE" style:font-family-complex="'Times New Roman CE'" style:font-family-generic-complex="system" style:font-pitch-complex="variable" style:font-size-complex="12pt"/>
    </style:style>
    <style:style style:name="anayazi" style:family="paragraph" style:parent-style-name="Standard" style:default-outline-level="">
      <style:paragraph-properties fo:margin-left="0cm" fo:margin-right="0cm" fo:margin-top="0.049cm" fo:margin-bottom="0cm" loext:contextual-spacing="false" fo:line-height="0.476cm" fo:text-align="justify" style:justify-single-word="false" fo:text-indent="0.499cm" style:auto-text-indent="false"/>
      <style:text-properties fo:font-size="9pt" style:font-size-asian="9pt"/>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style>
    <style:style style:name="arabaslik" style:family="paragraph" style:parent-style-name="Standard" style:default-outline-level="">
      <style:paragraph-properties fo:margin-left="0.499cm" fo:margin-right="0cm" fo:margin-top="0.3cm" fo:margin-bottom="0cm" loext:contextual-spacing="false" fo:line-height="0.564cm" fo:text-indent="0cm" style:auto-text-indent="false"/>
      <style:text-properties fo:color="#000000" fo:font-size="13pt" style:font-size-asian="13pt"/>
    </style:style>
    <style:style style:name="ayet-hadis" style:family="paragraph" style:parent-style-name="Standard" style:default-outline-level="">
      <style:text-properties fo:font-size="10pt" fo:font-weight="bold" style:font-size-asian="10pt" style:font-weight-asian="bold"/>
    </style:style>
    <style:style style:name="Ayet" style:family="paragraph" style:parent-style-name="Standard" style:default-outline-level="">
      <style:paragraph-properties fo:margin-left="0cm" fo:margin-right="0cm" fo:margin-top="0.049cm" fo:margin-bottom="0.049cm" loext:contextual-spacing="false" fo:line-height="0.476cm" fo:text-align="justify" style:justify-single-word="false" fo:text-indent="0.499cm" style:auto-text-indent="false"/>
      <style:text-properties fo:font-size="9pt" style:font-size-asian="9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HİR ZAMAN SORULARINA BEDİÜZZAMAN CEVAP VERİYOR .2.</dc:title>
    <meta:creation-date>2005-08-02T16:53:00</meta:creation-date>
    <dc:date>2019-09-19T12:39:35.165810787</dc:date>
    <meta:editing-cycles>14</meta:editing-cycles>
    <meta:editing-duration>PT3M5S</meta:editing-duration>
    <meta:document-statistic meta:table-count="0" meta:image-count="0" meta:object-count="0" meta:page-count="40" meta:paragraph-count="382" meta:word-count="11739" meta:character-count="92688" meta:non-whitespace-character-count="81238"/>
    <meta:generator>LibreOffice/6.3.1.2$Linux_X86_64 LibreOffice_project/9367dd13cf9a23966dd3ea178ca05251ad035b8c</meta:generator>
    <meta:user-defined meta:name="Operator">s</meta:user-defined>
  </office:meta>
</office:document-meta>
</file>